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5.125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ull_5f_22_5f_vanilla_5f_tfidf">
      <style:table-properties table:display="true" style:writing-mode="lr-tb"/>
    </style:style>
    <style:style style:name="ta2" style:family="table" style:master-page-name="PageStyle_5f_pivot_5f_full_5f_22_5f_vanilla_5f_tfid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4.7244in" fo:min-height="0.291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4.7244in" fo:min-height="0.2913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/>
      <style:text-properties fo:font-size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_22_vanilla_tfidf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4.7953in" svg:height="0.3902in" svg:x="1.3114in" svg:y="0.3114in" draw:caption-point-x="-0.2024in" draw:caption-point-y="-0.3075in">
              <dc:date>2015-05-14T00:00:00</dc:date>
              <text:p text:style-name="P1">Add ID to this column will cause the ID to be highlighted in red. This is useful if you think a case should be removed.</text:p>
            </office:annotation>
            <text:p>Removed case</text:p>
          </table:table-cell>
          <table:table-cell table:style-name="ce1" office:value-type="string" calcext:value-type="string">
            <text:p>Are dup?</text:p>
          </table:table-cell>
          <table:table-cell table:style-name="ce1" office:value-type="string" calcext:value-type="string">
            <text:p>Comment</text:p>
          </table:table-cell>
          <table:table-cell table:style-name="ce2" office:value-type="string" calcext:value-type="string">
            <text:p>Case 1</text:p>
          </table:table-cell>
          <table:table-cell table:style-name="ce1"/>
          <table:table-cell table:style-name="ce1" office:value-type="string" calcext:value-type="string">
            <text:p>Case 2</text:p>
          </table:table-cell>
          <table:table-cell table:style-name="ce1"/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iff</text:p>
          </table:table-cell>
          <table:table-cell table:number-columns-repeated="1015"/>
        </table:table-row>
        <table:table-row table:style-name="ro1"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924503185066" calcext:value-type="float">
            <text:p>0.9245031851</text:p>
          </table:table-cell>
          <table:table-cell table:style-name="ce3" office:value-type="string" calcext:value-type="string">
            <text:p><text:a xlink:href="http://shinglyu.github.io/moztrap-new-ui/diff.html?lhs=140829&amp;rhs=140830" xlink:type="simple">http://shinglyu.github.io/moztrap-new-ui/diff.html?lhs=140829&amp;rhs=140830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90738348177" calcext:value-type="float">
            <text:p>0.9073834818</text:p>
          </table:table-cell>
          <table:table-cell table:style-name="ce3" office:value-type="string" calcext:value-type="string">
            <text:p><text:a xlink:href="http://shinglyu.github.io/moztrap-new-ui/diff.html?lhs=140802&amp;rhs=140803" xlink:type="simple">http://shinglyu.github.io/moztrap-new-ui/diff.html?lhs=140802&amp;rhs=140803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90278156652" calcext:value-type="float">
            <text:p>0.9027815665</text:p>
          </table:table-cell>
          <table:table-cell table:style-name="ce3" office:value-type="string" calcext:value-type="string">
            <text:p><text:a xlink:href="http://shinglyu.github.io/moztrap-new-ui/diff.html?lhs=140801&amp;rhs=140802" xlink:type="simple">http://shinglyu.github.io/moztrap-new-ui/diff.html?lhs=140801&amp;rhs=14080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95733814785" calcext:value-type="float">
            <text:p>0.8957338148</text:p>
          </table:table-cell>
          <table:table-cell table:style-name="ce3" office:value-type="string" calcext:value-type="string">
            <text:p><text:a xlink:href="http://shinglyu.github.io/moztrap-new-ui/diff.html?lhs=140801&amp;rhs=140803" xlink:type="simple">http://shinglyu.github.io/moztrap-new-ui/diff.html?lhs=140801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92814888383" calcext:value-type="float">
            <text:p>0.8928148884</text:p>
          </table:table-cell>
          <table:table-cell table:style-name="ce3" office:value-type="string" calcext:value-type="string">
            <text:p><text:a xlink:href="http://shinglyu.github.io/moztrap-new-ui/diff.html?lhs=140790&amp;rhs=140792" xlink:type="simple">http://shinglyu.github.io/moztrap-new-ui/diff.html?lhs=140790&amp;rhs=14079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n be merged as matrices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92464322094" calcext:value-type="float">
            <text:p>0.8924643221</text:p>
          </table:table-cell>
          <table:table-cell table:style-name="ce3" office:value-type="string" calcext:value-type="string">
            <text:p><text:a xlink:href="http://shinglyu.github.io/moztrap-new-ui/diff.html?lhs=140738&amp;rhs=140739" xlink:type="simple">http://shinglyu.github.io/moztrap-new-ui/diff.html?lhs=140738&amp;rhs=14073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8458087708" calcext:value-type="float">
            <text:p>0.8845808771</text:p>
          </table:table-cell>
          <table:table-cell table:style-name="ce3" office:value-type="string" calcext:value-type="string">
            <text:p><text:a xlink:href="http://shinglyu.github.io/moztrap-new-ui/diff.html?lhs=140799&amp;rhs=140800" xlink:type="simple">http://shinglyu.github.io/moztrap-new-ui/diff.html?lhs=140799&amp;rhs=14080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833522317" calcext:value-type="float">
            <text:p>0.8833522317</text:p>
          </table:table-cell>
          <table:table-cell table:style-name="ce3" office:value-type="string" calcext:value-type="string">
            <text:p><text:a xlink:href="http://shinglyu.github.io/moztrap-new-ui/diff.html?lhs=140823&amp;rhs=140831" xlink:type="simple">http://shinglyu.github.io/moztrap-new-ui/diff.html?lhs=140823&amp;rhs=140831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81468985394" calcext:value-type="float">
            <text:p>0.8814689854</text:p>
          </table:table-cell>
          <table:table-cell table:style-name="ce3" office:value-type="string" calcext:value-type="string">
            <text:p><text:a xlink:href="http://shinglyu.github.io/moztrap-new-ui/diff.html?lhs=140806&amp;rhs=140807" xlink:type="simple">http://shinglyu.github.io/moztrap-new-ui/diff.html?lhs=140806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77149397496" calcext:value-type="float">
            <text:p>0.8771493975</text:p>
          </table:table-cell>
          <table:table-cell table:style-name="ce3" office:value-type="string" calcext:value-type="string">
            <text:p><text:a xlink:href="http://shinglyu.github.io/moztrap-new-ui/diff.html?lhs=140802&amp;rhs=140807" xlink:type="simple">http://shinglyu.github.io/moztrap-new-ui/diff.html?lhs=140802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74929817742" calcext:value-type="float">
            <text:p>0.8749298177</text:p>
          </table:table-cell>
          <table:table-cell table:style-name="ce3" office:value-type="string" calcext:value-type="string">
            <text:p><text:a xlink:href="http://shinglyu.github.io/moztrap-new-ui/diff.html?lhs=140804&amp;rhs=140806" xlink:type="simple">http://shinglyu.github.io/moztrap-new-ui/diff.html?lhs=140804&amp;rhs=14080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74604580601" calcext:value-type="float">
            <text:p>0.8746045806</text:p>
          </table:table-cell>
          <table:table-cell table:style-name="ce3" office:value-type="string" calcext:value-type="string">
            <text:p><text:a xlink:href="http://shinglyu.github.io/moztrap-new-ui/diff.html?lhs=140805&amp;rhs=140806" xlink:type="simple">http://shinglyu.github.io/moztrap-new-ui/diff.html?lhs=140805&amp;rhs=14080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73640419284" calcext:value-type="float">
            <text:p>0.8736404193</text:p>
          </table:table-cell>
          <table:table-cell table:style-name="ce3" office:value-type="string" calcext:value-type="string">
            <text:p><text:a xlink:href="http://shinglyu.github.io/moztrap-new-ui/diff.html?lhs=140804&amp;rhs=140807" xlink:type="simple">http://shinglyu.github.io/moztrap-new-ui/diff.html?lhs=140804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9244646661" calcext:value-type="float">
            <text:p>0.8692446467</text:p>
          </table:table-cell>
          <table:table-cell table:style-name="ce3" office:value-type="string" calcext:value-type="string">
            <text:p><text:a xlink:href="http://shinglyu.github.io/moztrap-new-ui/diff.html?lhs=140787&amp;rhs=140788" xlink:type="simple">http://shinglyu.github.io/moztrap-new-ui/diff.html?lhs=140787&amp;rhs=14078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6336096151" calcext:value-type="float">
            <text:p>0.8663360962</text:p>
          </table:table-cell>
          <table:table-cell table:style-name="ce3" office:value-type="string" calcext:value-type="string">
            <text:p><text:a xlink:href="http://shinglyu.github.io/moztrap-new-ui/diff.html?lhs=140790&amp;rhs=140794" xlink:type="simple">http://shinglyu.github.io/moztrap-new-ui/diff.html?lhs=140790&amp;rhs=14079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5511738227" calcext:value-type="float">
            <text:p>0.8655117382</text:p>
          </table:table-cell>
          <table:table-cell table:style-name="ce3" office:value-type="string" calcext:value-type="string">
            <text:p><text:a xlink:href="http://shinglyu.github.io/moztrap-new-ui/diff.html?lhs=140805&amp;rhs=140807" xlink:type="simple">http://shinglyu.github.io/moztrap-new-ui/diff.html?lhs=140805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540824077" calcext:value-type="float">
            <text:p>0.8654082408</text:p>
          </table:table-cell>
          <table:table-cell table:style-name="ce3" office:value-type="string" calcext:value-type="string">
            <text:p><text:a xlink:href="http://shinglyu.github.io/moztrap-new-ui/diff.html?lhs=140803&amp;rhs=140807" xlink:type="simple">http://shinglyu.github.io/moztrap-new-ui/diff.html?lhs=140803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4489730471" calcext:value-type="float">
            <text:p>0.8644897305</text:p>
          </table:table-cell>
          <table:table-cell table:style-name="ce3" office:value-type="string" calcext:value-type="string">
            <text:p><text:a xlink:href="http://shinglyu.github.io/moztrap-new-ui/diff.html?lhs=140791&amp;rhs=140793" xlink:type="simple">http://shinglyu.github.io/moztrap-new-ui/diff.html?lhs=140791&amp;rhs=14079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4321269184" calcext:value-type="float">
            <text:p>0.8643212692</text:p>
          </table:table-cell>
          <table:table-cell table:style-name="ce3" office:value-type="string" calcext:value-type="string">
            <text:p><text:a xlink:href="http://shinglyu.github.io/moztrap-new-ui/diff.html?lhs=140801&amp;rhs=140807" xlink:type="simple">http://shinglyu.github.io/moztrap-new-ui/diff.html?lhs=140801&amp;rhs=140807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60533787522" calcext:value-type="float">
            <text:p>0.8605337875</text:p>
          </table:table-cell>
          <table:table-cell table:style-name="ce3" office:value-type="string" calcext:value-type="string">
            <text:p><text:a xlink:href="http://shinglyu.github.io/moztrap-new-ui/diff.html?lhs=140792&amp;rhs=140794" xlink:type="simple">http://shinglyu.github.io/moztrap-new-ui/diff.html?lhs=140792&amp;rhs=140794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7281691255" calcext:value-type="float">
            <text:p>0.8572816913</text:p>
          </table:table-cell>
          <table:table-cell table:style-name="ce3" office:value-type="string" calcext:value-type="string">
            <text:p><text:a xlink:href="http://shinglyu.github.io/moztrap-new-ui/diff.html?lhs=140786&amp;rhs=140788" xlink:type="simple">http://shinglyu.github.io/moztrap-new-ui/diff.html?lhs=140786&amp;rhs=14078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5481817803" calcext:value-type="float">
            <text:p>0.8554818178</text:p>
          </table:table-cell>
          <table:table-cell table:style-name="ce3" office:value-type="string" calcext:value-type="string">
            <text:p><text:a xlink:href="http://shinglyu.github.io/moztrap-new-ui/diff.html?lhs=140803&amp;rhs=140805" xlink:type="simple">http://shinglyu.github.io/moztrap-new-ui/diff.html?lhs=140803&amp;rhs=140805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5022416776" calcext:value-type="float">
            <text:p>0.8550224168</text:p>
          </table:table-cell>
          <table:table-cell table:style-name="ce3" office:value-type="string" calcext:value-type="string">
            <text:p><text:a xlink:href="http://shinglyu.github.io/moztrap-new-ui/diff.html?lhs=140790&amp;rhs=140793" xlink:type="simple">http://shinglyu.github.io/moztrap-new-ui/diff.html?lhs=140790&amp;rhs=14079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450344397" calcext:value-type="float">
            <text:p>0.854503444</text:p>
          </table:table-cell>
          <table:table-cell table:style-name="ce3" office:value-type="string" calcext:value-type="string">
            <text:p><text:a xlink:href="http://shinglyu.github.io/moztrap-new-ui/diff.html?lhs=140823&amp;rhs=140829" xlink:type="simple">http://shinglyu.github.io/moztrap-new-ui/diff.html?lhs=140823&amp;rhs=140829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2620083558" calcext:value-type="float">
            <text:p>0.8526200836</text:p>
          </table:table-cell>
          <table:table-cell table:style-name="ce3" office:value-type="string" calcext:value-type="string">
            <text:p><text:a xlink:href="http://shinglyu.github.io/moztrap-new-ui/diff.html?lhs=140787&amp;rhs=140796" xlink:type="simple">http://shinglyu.github.io/moztrap-new-ui/diff.html?lhs=140787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2448049291" calcext:value-type="float">
            <text:p>0.8524480493</text:p>
          </table:table-cell>
          <table:table-cell table:style-name="ce3" office:value-type="string" calcext:value-type="string">
            <text:p><text:a xlink:href="http://shinglyu.github.io/moztrap-new-ui/diff.html?lhs=140830&amp;rhs=140831" xlink:type="simple">http://shinglyu.github.io/moztrap-new-ui/diff.html?lhs=140830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2255839496" calcext:value-type="float">
            <text:p>0.8522558395</text:p>
          </table:table-cell>
          <table:table-cell table:style-name="ce3" office:value-type="string" calcext:value-type="string">
            <text:p><text:a xlink:href="http://shinglyu.github.io/moztrap-new-ui/diff.html?lhs=140793&amp;rhs=140794" xlink:type="simple">http://shinglyu.github.io/moztrap-new-ui/diff.html?lhs=140793&amp;rhs=140794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194919502" calcext:value-type="float">
            <text:p>0.851949195</text:p>
          </table:table-cell>
          <table:table-cell table:style-name="ce3" office:value-type="string" calcext:value-type="string">
            <text:p><text:a xlink:href="http://shinglyu.github.io/moztrap-new-ui/diff.html?lhs=140822&amp;rhs=140823" xlink:type="simple">http://shinglyu.github.io/moztrap-new-ui/diff.html?lhs=140822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165711553" calcext:value-type="float">
            <text:p>0.8516571155</text:p>
          </table:table-cell>
          <table:table-cell table:style-name="ce3" office:value-type="string" calcext:value-type="string">
            <text:p><text:a xlink:href="http://shinglyu.github.io/moztrap-new-ui/diff.html?lhs=140829&amp;rhs=140831" xlink:type="simple">http://shinglyu.github.io/moztrap-new-ui/diff.html?lhs=140829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office:annotation draw:style-name="gr2" draw:text-style-name="P1" svg:width="4.4528in" svg:height="0.5457in" svg:x="3.8803in" svg:y="6.7961in" draw:caption-point-x="-0.2024in" draw:caption-point-y="-0.2299in">
              <dc:date>2015-05-14T00:00:00</dc:date>
              <text:p text:style-name="P1">on/off means the pair is a "test it works when on" and "test it not works when off" pair</text:p>
              <text:p text:style-name="P1"/>
            </office:annotation>
            <text:p>on/off</text:p>
          </table:table-cell>
          <table:table-cell table:style-name="ce2" office:value-type="float" office:value="140784" calcext:value-type="float">
            <text:p>14078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5" calcext:value-type="float">
            <text:p>14078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1445441815" calcext:value-type="float">
            <text:p>0.8514454418</text:p>
          </table:table-cell>
          <table:table-cell table:style-name="ce3" office:value-type="string" calcext:value-type="string">
            <text:p><text:a xlink:href="http://shinglyu.github.io/moztrap-new-ui/diff.html?lhs=140784&amp;rhs=140785" xlink:type="simple">http://shinglyu.github.io/moztrap-new-ui/diff.html?lhs=140784&amp;rhs=140785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office:annotation draw:style-name="gr1" draw:text-style-name="P1" svg:width="4.4528in" svg:height="0.5457in" svg:x="3.8803in" svg:y="7.015in" draw:caption-point-x="-0.2024in" draw:caption-point-y="-0.2299in">
              <dc:date>2015-05-14T00:00:00</dc:date>
              <text:p text:style-name="P1">middle step means one of the case only verifies very basic behavior, and should be merged into the other one as a middle step</text:p>
              <text:p text:style-name="P1"/>
            </office:annotation>
            <text:p>middle step</text:p>
          </table:table-cell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51377465951" calcext:value-type="float">
            <text:p>0.851377466</text:p>
          </table:table-cell>
          <table:table-cell table:style-name="ce3" office:value-type="string" calcext:value-type="string">
            <text:p><text:a xlink:href="http://shinglyu.github.io/moztrap-new-ui/diff.html?lhs=140778&amp;rhs=140779" xlink:type="simple">http://shinglyu.github.io/moztrap-new-ui/diff.html?lhs=140778&amp;rhs=14077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51" calcext:value-type="float">
            <text:p>14075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52" calcext:value-type="float">
            <text:p>14075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9704742407" calcext:value-type="float">
            <text:p>0.8497047424</text:p>
          </table:table-cell>
          <table:table-cell table:style-name="ce3" office:value-type="string" calcext:value-type="string">
            <text:p><text:a xlink:href="http://shinglyu.github.io/moztrap-new-ui/diff.html?lhs=140751&amp;rhs=140752" xlink:type="simple">http://shinglyu.github.io/moztrap-new-ui/diff.html?lhs=140751&amp;rhs=14075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7991032085" calcext:value-type="float">
            <text:p>0.8479910321</text:p>
          </table:table-cell>
          <table:table-cell table:style-name="ce3" office:value-type="string" calcext:value-type="string">
            <text:p><text:a xlink:href="http://shinglyu.github.io/moztrap-new-ui/diff.html?lhs=140738&amp;rhs=140778" xlink:type="simple">http://shinglyu.github.io/moztrap-new-ui/diff.html?lhs=140738&amp;rhs=14077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6836568355" calcext:value-type="float">
            <text:p>0.8468365684</text:p>
          </table:table-cell>
          <table:table-cell table:style-name="ce3" office:value-type="string" calcext:value-type="string">
            <text:p><text:a xlink:href="http://shinglyu.github.io/moztrap-new-ui/diff.html?lhs=140792&amp;rhs=140793" xlink:type="simple">http://shinglyu.github.io/moztrap-new-ui/diff.html?lhs=140792&amp;rhs=14079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655540815" calcext:value-type="float">
            <text:p>0.8465554082</text:p>
          </table:table-cell>
          <table:table-cell table:style-name="ce3" office:value-type="string" calcext:value-type="string">
            <text:p><text:a xlink:href="http://shinglyu.github.io/moztrap-new-ui/diff.html?lhs=140823&amp;rhs=140830" xlink:type="simple">http://shinglyu.github.io/moztrap-new-ui/diff.html?lhs=140823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6070975474" calcext:value-type="float">
            <text:p>0.8460709755</text:p>
          </table:table-cell>
          <table:table-cell table:style-name="ce3" office:value-type="string" calcext:value-type="string">
            <text:p><text:a xlink:href="http://shinglyu.github.io/moztrap-new-ui/diff.html?lhs=140739&amp;rhs=140778" xlink:type="simple">http://shinglyu.github.io/moztrap-new-ui/diff.html?lhs=140739&amp;rhs=140778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5839779543" calcext:value-type="float">
            <text:p>0.8458397795</text:p>
          </table:table-cell>
          <table:table-cell table:style-name="ce3" office:value-type="string" calcext:value-type="string">
            <text:p><text:a xlink:href="http://shinglyu.github.io/moztrap-new-ui/diff.html?lhs=140804&amp;rhs=140805" xlink:type="simple">http://shinglyu.github.io/moztrap-new-ui/diff.html?lhs=140804&amp;rhs=140805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5334694833" calcext:value-type="float">
            <text:p>0.8453346948</text:p>
          </table:table-cell>
          <table:table-cell table:style-name="ce3" office:value-type="string" calcext:value-type="string">
            <text:p><text:a xlink:href="http://shinglyu.github.io/moztrap-new-ui/diff.html?lhs=140802&amp;rhs=140806" xlink:type="simple">http://shinglyu.github.io/moztrap-new-ui/diff.html?lhs=140802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3700988952" calcext:value-type="float">
            <text:p>0.843700989</text:p>
          </table:table-cell>
          <table:table-cell table:style-name="ce3" office:value-type="string" calcext:value-type="string">
            <text:p><text:a xlink:href="http://shinglyu.github.io/moztrap-new-ui/diff.html?lhs=140802&amp;rhs=140804" xlink:type="simple">http://shinglyu.github.io/moztrap-new-ui/diff.html?lhs=140802&amp;rhs=14080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trong dup</text:p>
          </table:table-cell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361158119" calcext:value-type="float">
            <text:p>0.8436115812</text:p>
          </table:table-cell>
          <table:table-cell table:style-name="ce3" office:value-type="string" calcext:value-type="string">
            <text:p><text:a xlink:href="http://shinglyu.github.io/moztrap-new-ui/diff.html?lhs=140742&amp;rhs=140780" xlink:type="simple">http://shinglyu.github.io/moztrap-new-ui/diff.html?lhs=140742&amp;rhs=14078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2021720674" calcext:value-type="float">
            <text:p>0.8420217207</text:p>
          </table:table-cell>
          <table:table-cell table:style-name="ce3" office:value-type="string" calcext:value-type="string">
            <text:p><text:a xlink:href="http://shinglyu.github.io/moztrap-new-ui/diff.html?lhs=140802&amp;rhs=140805" xlink:type="simple">http://shinglyu.github.io/moztrap-new-ui/diff.html?lhs=140802&amp;rhs=14080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1385167863" calcext:value-type="float">
            <text:p>0.8413851679</text:p>
          </table:table-cell>
          <table:table-cell table:style-name="ce3" office:value-type="string" calcext:value-type="string">
            <text:p><text:a xlink:href="http://shinglyu.github.io/moztrap-new-ui/diff.html?lhs=140796&amp;rhs=140799" xlink:type="simple">http://shinglyu.github.io/moztrap-new-ui/diff.html?lhs=140796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1303173101" calcext:value-type="float">
            <text:p>0.8413031731</text:p>
          </table:table-cell>
          <table:table-cell table:style-name="ce3" office:value-type="string" calcext:value-type="string">
            <text:p><text:a xlink:href="http://shinglyu.github.io/moztrap-new-ui/diff.html?lhs=140798&amp;rhs=140801" xlink:type="simple">http://shinglyu.github.io/moztrap-new-ui/diff.html?lhs=140798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0833449672" calcext:value-type="float">
            <text:p>0.8408334497</text:p>
          </table:table-cell>
          <table:table-cell table:style-name="ce3" office:value-type="string" calcext:value-type="string">
            <text:p><text:a xlink:href="http://shinglyu.github.io/moztrap-new-ui/diff.html?lhs=140796&amp;rhs=140800" xlink:type="simple">http://shinglyu.github.io/moztrap-new-ui/diff.html?lhs=140796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0228885494" calcext:value-type="float">
            <text:p>0.8402288855</text:p>
          </table:table-cell>
          <table:table-cell table:style-name="ce3" office:value-type="string" calcext:value-type="string">
            <text:p><text:a xlink:href="http://shinglyu.github.io/moztrap-new-ui/diff.html?lhs=140798&amp;rhs=140802" xlink:type="simple">http://shinglyu.github.io/moztrap-new-ui/diff.html?lhs=140798&amp;rhs=14080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40027098888" calcext:value-type="float">
            <text:p>0.8400270989</text:p>
          </table:table-cell>
          <table:table-cell table:style-name="ce3" office:value-type="string" calcext:value-type="string">
            <text:p><text:a xlink:href="http://shinglyu.github.io/moztrap-new-ui/diff.html?lhs=140798&amp;rhs=140803" xlink:type="simple">http://shinglyu.github.io/moztrap-new-ui/diff.html?lhs=140798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8602492535" calcext:value-type="float">
            <text:p>0.8386024925</text:p>
          </table:table-cell>
          <table:table-cell table:style-name="ce3" office:value-type="string" calcext:value-type="string">
            <text:p><text:a xlink:href="http://shinglyu.github.io/moztrap-new-ui/diff.html?lhs=140778&amp;rhs=140780" xlink:type="simple">http://shinglyu.github.io/moztrap-new-ui/diff.html?lhs=140778&amp;rhs=14078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7201363805" calcext:value-type="float">
            <text:p>0.8372013638</text:p>
          </table:table-cell>
          <table:table-cell table:style-name="ce3" office:value-type="string" calcext:value-type="string">
            <text:p><text:a xlink:href="http://shinglyu.github.io/moztrap-new-ui/diff.html?lhs=140786&amp;rhs=140787" xlink:type="simple">http://shinglyu.github.io/moztrap-new-ui/diff.html?lhs=140786&amp;rhs=140787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6475020488" calcext:value-type="float">
            <text:p>0.8364750205</text:p>
          </table:table-cell>
          <table:table-cell table:style-name="ce3" office:value-type="string" calcext:value-type="string">
            <text:p><text:a xlink:href="http://shinglyu.github.io/moztrap-new-ui/diff.html?lhs=140835&amp;rhs=140838" xlink:type="simple">http://shinglyu.github.io/moztrap-new-ui/diff.html?lhs=140835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5307577557" calcext:value-type="float">
            <text:p>0.8353075776</text:p>
          </table:table-cell>
          <table:table-cell table:style-name="ce3" office:value-type="string" calcext:value-type="string">
            <text:p><text:a xlink:href="http://shinglyu.github.io/moztrap-new-ui/diff.html?lhs=140779&amp;rhs=140780" xlink:type="simple">http://shinglyu.github.io/moztrap-new-ui/diff.html?lhs=140779&amp;rhs=14078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4676656448" calcext:value-type="float">
            <text:p>0.8346766564</text:p>
          </table:table-cell>
          <table:table-cell table:style-name="ce3" office:value-type="string" calcext:value-type="string">
            <text:p><text:a xlink:href="http://shinglyu.github.io/moztrap-new-ui/diff.html?lhs=140796&amp;rhs=140801" xlink:type="simple">http://shinglyu.github.io/moztrap-new-ui/diff.html?lhs=140796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4632648452" calcext:value-type="float">
            <text:p>0.8346326485</text:p>
          </table:table-cell>
          <table:table-cell table:style-name="ce3" office:value-type="string" calcext:value-type="string">
            <text:p><text:a xlink:href="http://shinglyu.github.io/moztrap-new-ui/diff.html?lhs=140778&amp;rhs=140786" xlink:type="simple">http://shinglyu.github.io/moztrap-new-ui/diff.html?lhs=140778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4221037103" calcext:value-type="float">
            <text:p>0.8342210371</text:p>
          </table:table-cell>
          <table:table-cell table:style-name="ce3" office:value-type="string" calcext:value-type="string">
            <text:p><text:a xlink:href="http://shinglyu.github.io/moztrap-new-ui/diff.html?lhs=140778&amp;rhs=140788" xlink:type="simple">http://shinglyu.github.io/moztrap-new-ui/diff.html?lhs=140778&amp;rhs=14078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3871401307" calcext:value-type="float">
            <text:p>0.8338714013</text:p>
          </table:table-cell>
          <table:table-cell table:style-name="ce3" office:value-type="string" calcext:value-type="string">
            <text:p><text:a xlink:href="http://shinglyu.github.io/moztrap-new-ui/diff.html?lhs=140821&amp;rhs=140822" xlink:type="simple">http://shinglyu.github.io/moztrap-new-ui/diff.html?lhs=140821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3700214749" calcext:value-type="float">
            <text:p>0.8337002147</text:p>
          </table:table-cell>
          <table:table-cell table:style-name="ce3" office:value-type="string" calcext:value-type="string">
            <text:p><text:a xlink:href="http://shinglyu.github.io/moztrap-new-ui/diff.html?lhs=140801&amp;rhs=140804" xlink:type="simple">http://shinglyu.github.io/moztrap-new-ui/diff.html?lhs=140801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3403558967" calcext:value-type="float">
            <text:p>0.833403559</text:p>
          </table:table-cell>
          <table:table-cell table:style-name="ce3" office:value-type="string" calcext:value-type="string">
            <text:p><text:a xlink:href="http://shinglyu.github.io/moztrap-new-ui/diff.html?lhs=140822&amp;rhs=140829" xlink:type="simple">http://shinglyu.github.io/moztrap-new-ui/diff.html?lhs=140822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3402748866" calcext:value-type="float">
            <text:p>0.8334027489</text:p>
          </table:table-cell>
          <table:table-cell table:style-name="ce3" office:value-type="string" calcext:value-type="string">
            <text:p><text:a xlink:href="http://shinglyu.github.io/moztrap-new-ui/diff.html?lhs=140799&amp;rhs=140801" xlink:type="simple">http://shinglyu.github.io/moztrap-new-ui/diff.html?lhs=140799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3041154043" calcext:value-type="float">
            <text:p>0.833041154</text:p>
          </table:table-cell>
          <table:table-cell table:style-name="ce3" office:value-type="string" calcext:value-type="string">
            <text:p><text:a xlink:href="http://shinglyu.github.io/moztrap-new-ui/diff.html?lhs=140822&amp;rhs=140831" xlink:type="simple">http://shinglyu.github.io/moztrap-new-ui/diff.html?lhs=140822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140828 is a dup to a previous case I can't remember</text:p>
          </table:table-cell>
          <table:table-cell table:style-name="ce2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2794950846" calcext:value-type="float">
            <text:p>0.8327949508</text:p>
          </table:table-cell>
          <table:table-cell table:style-name="ce3" office:value-type="string" calcext:value-type="string">
            <text:p><text:a xlink:href="http://shinglyu.github.io/moztrap-new-ui/diff.html?lhs=140828&amp;rhs=140829" xlink:type="simple">http://shinglyu.github.io/moztrap-new-ui/diff.html?lhs=140828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2701966334" calcext:value-type="float">
            <text:p>0.8327019663</text:p>
          </table:table-cell>
          <table:table-cell table:style-name="ce3" office:value-type="string" calcext:value-type="string">
            <text:p><text:a xlink:href="http://shinglyu.github.io/moztrap-new-ui/diff.html?lhs=140739&amp;rhs=140786" xlink:type="simple">http://shinglyu.github.io/moztrap-new-ui/diff.html?lhs=140739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2175370298" calcext:value-type="float">
            <text:p>0.8321753703</text:p>
          </table:table-cell>
          <table:table-cell table:style-name="ce3" office:value-type="string" calcext:value-type="string">
            <text:p><text:a xlink:href="http://shinglyu.github.io/moztrap-new-ui/diff.html?lhs=140778&amp;rhs=140787" xlink:type="simple">http://shinglyu.github.io/moztrap-new-ui/diff.html?lhs=140778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1915396315" calcext:value-type="float">
            <text:p>0.8319153963</text:p>
          </table:table-cell>
          <table:table-cell table:style-name="ce3" office:value-type="string" calcext:value-type="string">
            <text:p><text:a xlink:href="http://shinglyu.github.io/moztrap-new-ui/diff.html?lhs=140797&amp;rhs=140801" xlink:type="simple">http://shinglyu.github.io/moztrap-new-ui/diff.html?lhs=140797&amp;rhs=14080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174281418" calcext:value-type="float">
            <text:p>0.8317428142</text:p>
          </table:table-cell>
          <table:table-cell table:style-name="ce3" office:value-type="string" calcext:value-type="string">
            <text:p><text:a xlink:href="http://shinglyu.github.io/moztrap-new-ui/diff.html?lhs=140739&amp;rhs=140788" xlink:type="simple">http://shinglyu.github.io/moztrap-new-ui/diff.html?lhs=140739&amp;rhs=140788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1189773748" calcext:value-type="float">
            <text:p>0.8311897737</text:p>
          </table:table-cell>
          <table:table-cell table:style-name="ce3" office:value-type="string" calcext:value-type="string">
            <text:p><text:a xlink:href="http://shinglyu.github.io/moztrap-new-ui/diff.html?lhs=140797&amp;rhs=140798" xlink:type="simple">http://shinglyu.github.io/moztrap-new-ui/diff.html?lhs=140797&amp;rhs=14079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0690066776" calcext:value-type="float">
            <text:p>0.8306900668</text:p>
          </table:table-cell>
          <table:table-cell table:style-name="ce3" office:value-type="string" calcext:value-type="string">
            <text:p><text:a xlink:href="http://shinglyu.github.io/moztrap-new-ui/diff.html?lhs=140738&amp;rhs=140788" xlink:type="simple">http://shinglyu.github.io/moztrap-new-ui/diff.html?lhs=140738&amp;rhs=14078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0677087921" calcext:value-type="float">
            <text:p>0.8306770879</text:p>
          </table:table-cell>
          <table:table-cell table:style-name="ce3" office:value-type="string" calcext:value-type="string">
            <text:p><text:a xlink:href="http://shinglyu.github.io/moztrap-new-ui/diff.html?lhs=140822&amp;rhs=140830" xlink:type="simple">http://shinglyu.github.io/moztrap-new-ui/diff.html?lhs=140822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30112489818" calcext:value-type="float">
            <text:p>0.8301124898</text:p>
          </table:table-cell>
          <table:table-cell table:style-name="ce3" office:value-type="string" calcext:value-type="string">
            <text:p><text:a xlink:href="http://shinglyu.github.io/moztrap-new-ui/diff.html?lhs=140738&amp;rhs=140786" xlink:type="simple">http://shinglyu.github.io/moztrap-new-ui/diff.html?lhs=140738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9485248393" calcext:value-type="float">
            <text:p>0.8294852484</text:p>
          </table:table-cell>
          <table:table-cell table:style-name="ce3" office:value-type="string" calcext:value-type="string">
            <text:p><text:a xlink:href="http://shinglyu.github.io/moztrap-new-ui/diff.html?lhs=140788&amp;rhs=140796" xlink:type="simple">http://shinglyu.github.io/moztrap-new-ui/diff.html?lhs=140788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902972019" calcext:value-type="float">
            <text:p>0.8290297202</text:p>
          </table:table-cell>
          <table:table-cell table:style-name="ce3" office:value-type="string" calcext:value-type="string">
            <text:p><text:a xlink:href="http://shinglyu.github.io/moztrap-new-ui/diff.html?lhs=140786&amp;rhs=140796" xlink:type="simple">http://shinglyu.github.io/moztrap-new-ui/diff.html?lhs=140786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8301677661" calcext:value-type="float">
            <text:p>0.8283016777</text:p>
          </table:table-cell>
          <table:table-cell table:style-name="ce3" office:value-type="string" calcext:value-type="string">
            <text:p><text:a xlink:href="http://shinglyu.github.io/moztrap-new-ui/diff.html?lhs=140828&amp;rhs=140830" xlink:type="simple">http://shinglyu.github.io/moztrap-new-ui/diff.html?lhs=140828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8293341905" calcext:value-type="float">
            <text:p>0.8282933419</text:p>
          </table:table-cell>
          <table:table-cell table:style-name="ce3" office:value-type="string" calcext:value-type="string">
            <text:p><text:a xlink:href="http://shinglyu.github.io/moztrap-new-ui/diff.html?lhs=140739&amp;rhs=140787" xlink:type="simple">http://shinglyu.github.io/moztrap-new-ui/diff.html?lhs=140739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753569496" calcext:value-type="float">
            <text:p>0.827535695</text:p>
          </table:table-cell>
          <table:table-cell table:style-name="ce3" office:value-type="string" calcext:value-type="string">
            <text:p><text:a xlink:href="http://shinglyu.github.io/moztrap-new-ui/diff.html?lhs=140787&amp;rhs=140792" xlink:type="simple">http://shinglyu.github.io/moztrap-new-ui/diff.html?lhs=140787&amp;rhs=140792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79" calcext:value-type="float">
            <text:p>140779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7330203016" calcext:value-type="float">
            <text:p>0.827330203</text:p>
          </table:table-cell>
          <table:table-cell table:style-name="ce3" office:value-type="string" calcext:value-type="string">
            <text:p><text:a xlink:href="http://shinglyu.github.io/moztrap-new-ui/diff.html?lhs=140779&amp;rhs=140788" xlink:type="simple">http://shinglyu.github.io/moztrap-new-ui/diff.html?lhs=140779&amp;rhs=14078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7244960542" calcext:value-type="float">
            <text:p>0.8272449605</text:p>
          </table:table-cell>
          <table:table-cell table:style-name="ce3" office:value-type="string" calcext:value-type="string">
            <text:p><text:a xlink:href="http://shinglyu.github.io/moztrap-new-ui/diff.html?lhs=140738&amp;rhs=140787" xlink:type="simple">http://shinglyu.github.io/moztrap-new-ui/diff.html?lhs=140738&amp;rhs=14078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7172321872" calcext:value-type="float">
            <text:p>0.8271723219</text:p>
          </table:table-cell>
          <table:table-cell table:style-name="ce3" office:value-type="string" calcext:value-type="string">
            <text:p><text:a xlink:href="http://shinglyu.github.io/moztrap-new-ui/diff.html?lhs=140798&amp;rhs=140799" xlink:type="simple">http://shinglyu.github.io/moztrap-new-ui/diff.html?lhs=140798&amp;rhs=140799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case</text:p>
          </table:table-cell>
          <table:table-cell table:style-name="ce2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7147779758" calcext:value-type="float">
            <text:p>0.8271477798</text:p>
          </table:table-cell>
          <table:table-cell table:style-name="ce3" office:value-type="string" calcext:value-type="string">
            <text:p><text:a xlink:href="http://shinglyu.github.io/moztrap-new-ui/diff.html?lhs=140821&amp;rhs=140823" xlink:type="simple">http://shinglyu.github.io/moztrap-new-ui/diff.html?lhs=140821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6909776165" calcext:value-type="float">
            <text:p>0.8269097762</text:p>
          </table:table-cell>
          <table:table-cell table:style-name="ce3" office:value-type="string" calcext:value-type="string">
            <text:p><text:a xlink:href="http://shinglyu.github.io/moztrap-new-ui/diff.html?lhs=140800&amp;rhs=140801" xlink:type="simple">http://shinglyu.github.io/moztrap-new-ui/diff.html?lhs=140800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6757622563" calcext:value-type="float">
            <text:p>0.8267576226</text:p>
          </table:table-cell>
          <table:table-cell table:style-name="ce3" office:value-type="string" calcext:value-type="string">
            <text:p><text:a xlink:href="http://shinglyu.github.io/moztrap-new-ui/diff.html?lhs=140796&amp;rhs=140802" xlink:type="simple">http://shinglyu.github.io/moztrap-new-ui/diff.html?lhs=140796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6506344682" calcext:value-type="float">
            <text:p>0.8265063447</text:p>
          </table:table-cell>
          <table:table-cell table:style-name="ce3" office:value-type="string" calcext:value-type="string">
            <text:p><text:a xlink:href="http://shinglyu.github.io/moztrap-new-ui/diff.html?lhs=140803&amp;rhs=140804" xlink:type="simple">http://shinglyu.github.io/moztrap-new-ui/diff.html?lhs=140803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6399387146" calcext:value-type="float">
            <text:p>0.8263993871</text:p>
          </table:table-cell>
          <table:table-cell table:style-name="ce3" office:value-type="string" calcext:value-type="string">
            <text:p><text:a xlink:href="http://shinglyu.github.io/moztrap-new-ui/diff.html?lhs=140796&amp;rhs=140798" xlink:type="simple">http://shinglyu.github.io/moztrap-new-ui/diff.html?lhs=140796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6354893024" calcext:value-type="float">
            <text:p>0.826354893</text:p>
          </table:table-cell>
          <table:table-cell table:style-name="ce3" office:value-type="string" calcext:value-type="string">
            <text:p><text:a xlink:href="http://shinglyu.github.io/moztrap-new-ui/diff.html?lhs=140797&amp;rhs=140802" xlink:type="simple">http://shinglyu.github.io/moztrap-new-ui/diff.html?lhs=140797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624668604" calcext:value-type="float">
            <text:p>0.826246686</text:p>
          </table:table-cell>
          <table:table-cell table:style-name="ce3" office:value-type="string" calcext:value-type="string">
            <text:p><text:a xlink:href="http://shinglyu.github.io/moztrap-new-ui/diff.html?lhs=140790&amp;rhs=140791" xlink:type="simple">http://shinglyu.github.io/moztrap-new-ui/diff.html?lhs=140790&amp;rhs=14079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5603157583" calcext:value-type="float">
            <text:p>0.8256031576</text:p>
          </table:table-cell>
          <table:table-cell table:style-name="ce3" office:value-type="string" calcext:value-type="string">
            <text:p><text:a xlink:href="http://shinglyu.github.io/moztrap-new-ui/diff.html?lhs=140791&amp;rhs=140794" xlink:type="simple">http://shinglyu.github.io/moztrap-new-ui/diff.html?lhs=140791&amp;rhs=14079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5363759777" calcext:value-type="float">
            <text:p>0.8253637598</text:p>
          </table:table-cell>
          <table:table-cell table:style-name="ce3" office:value-type="string" calcext:value-type="string">
            <text:p><text:a xlink:href="http://shinglyu.github.io/moztrap-new-ui/diff.html?lhs=140796&amp;rhs=140803" xlink:type="simple">http://shinglyu.github.io/moztrap-new-ui/diff.html?lhs=140796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5090219314" calcext:value-type="float">
            <text:p>0.8250902193</text:p>
          </table:table-cell>
          <table:table-cell table:style-name="ce3" office:value-type="string" calcext:value-type="string">
            <text:p><text:a xlink:href="http://shinglyu.github.io/moztrap-new-ui/diff.html?lhs=140778&amp;rhs=140796" xlink:type="simple">http://shinglyu.github.io/moztrap-new-ui/diff.html?lhs=140778&amp;rhs=140796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4546928396" calcext:value-type="float">
            <text:p>0.8245469284</text:p>
          </table:table-cell>
          <table:table-cell table:style-name="ce3" office:value-type="string" calcext:value-type="string">
            <text:p><text:a xlink:href="http://shinglyu.github.io/moztrap-new-ui/diff.html?lhs=140780&amp;rhs=140781" xlink:type="simple">http://shinglyu.github.io/moztrap-new-ui/diff.html?lhs=140780&amp;rhs=14078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4436347319" calcext:value-type="float">
            <text:p>0.8244363473</text:p>
          </table:table-cell>
          <table:table-cell table:style-name="ce3" office:value-type="string" calcext:value-type="string">
            <text:p><text:a xlink:href="http://shinglyu.github.io/moztrap-new-ui/diff.html?lhs=140791&amp;rhs=140792" xlink:type="simple">http://shinglyu.github.io/moztrap-new-ui/diff.html?lhs=140791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3839812205" calcext:value-type="float">
            <text:p>0.8238398122</text:p>
          </table:table-cell>
          <table:table-cell table:style-name="ce3" office:value-type="string" calcext:value-type="string">
            <text:p><text:a xlink:href="http://shinglyu.github.io/moztrap-new-ui/diff.html?lhs=140799&amp;rhs=140802" xlink:type="simple">http://shinglyu.github.io/moztrap-new-ui/diff.html?lhs=140799&amp;rhs=14080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3635482564" calcext:value-type="float">
            <text:p>0.8236354826</text:p>
          </table:table-cell>
          <table:table-cell table:style-name="ce3" office:value-type="string" calcext:value-type="string">
            <text:p><text:a xlink:href="http://shinglyu.github.io/moztrap-new-ui/diff.html?lhs=140799&amp;rhs=140803" xlink:type="simple">http://shinglyu.github.io/moztrap-new-ui/diff.html?lhs=140799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asic/advanced</text:p>
          </table:table-cell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2847879025" calcext:value-type="float">
            <text:p>0.822847879</text:p>
          </table:table-cell>
          <table:table-cell table:style-name="ce3" office:value-type="string" calcext:value-type="string">
            <text:p><text:a xlink:href="http://shinglyu.github.io/moztrap-new-ui/diff.html?lhs=140787&amp;rhs=140799" xlink:type="simple">http://shinglyu.github.io/moztrap-new-ui/diff.html?lhs=140787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2738234558" calcext:value-type="float">
            <text:p>0.8227382346</text:p>
          </table:table-cell>
          <table:table-cell table:style-name="ce3" office:value-type="string" calcext:value-type="string">
            <text:p><text:a xlink:href="http://shinglyu.github.io/moztrap-new-ui/diff.html?lhs=140797&amp;rhs=140803" xlink:type="simple">http://shinglyu.github.io/moztrap-new-ui/diff.html?lhs=140797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2562453333" calcext:value-type="float">
            <text:p>0.8225624533</text:p>
          </table:table-cell>
          <table:table-cell table:style-name="ce3" office:value-type="string" calcext:value-type="string">
            <text:p><text:a xlink:href="http://shinglyu.github.io/moztrap-new-ui/diff.html?lhs=140787&amp;rhs=140801" xlink:type="simple">http://shinglyu.github.io/moztrap-new-ui/diff.html?lhs=140787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1859314224" calcext:value-type="float">
            <text:p>0.8218593142</text:p>
          </table:table-cell>
          <table:table-cell table:style-name="ce3" office:value-type="string" calcext:value-type="string">
            <text:p><text:a xlink:href="http://shinglyu.github.io/moztrap-new-ui/diff.html?lhs=140801&amp;rhs=140805" xlink:type="simple">http://shinglyu.github.io/moztrap-new-ui/diff.html?lhs=140801&amp;rhs=14080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1843129592" calcext:value-type="float">
            <text:p>0.8218431296</text:p>
          </table:table-cell>
          <table:table-cell table:style-name="ce3" office:value-type="string" calcext:value-type="string">
            <text:p><text:a xlink:href="http://shinglyu.github.io/moztrap-new-ui/diff.html?lhs=140738&amp;rhs=140796" xlink:type="simple">http://shinglyu.github.io/moztrap-new-ui/diff.html?lhs=140738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rom/to</text:p>
          </table:table-cell>
          <table:table-cell table:style-name="ce2" office:value-type="float" office:value="140826" calcext:value-type="float">
            <text:p>14082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1497845729" calcext:value-type="float">
            <text:p>0.8214978457</text:p>
          </table:table-cell>
          <table:table-cell table:style-name="ce3" office:value-type="string" calcext:value-type="string">
            <text:p><text:a xlink:href="http://shinglyu.github.io/moztrap-new-ui/diff.html?lhs=140826&amp;rhs=140829" xlink:type="simple">http://shinglyu.github.io/moztrap-new-ui/diff.html?lhs=140826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1476322107" calcext:value-type="float">
            <text:p>0.8214763221</text:p>
          </table:table-cell>
          <table:table-cell table:style-name="ce3" office:value-type="string" calcext:value-type="string">
            <text:p><text:a xlink:href="http://shinglyu.github.io/moztrap-new-ui/diff.html?lhs=140800&amp;rhs=140803" xlink:type="simple">http://shinglyu.github.io/moztrap-new-ui/diff.html?lhs=140800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1229159076" calcext:value-type="float">
            <text:p>0.8212291591</text:p>
          </table:table-cell>
          <table:table-cell table:style-name="ce3" office:value-type="string" calcext:value-type="string">
            <text:p><text:a xlink:href="http://shinglyu.github.io/moztrap-new-ui/diff.html?lhs=140798&amp;rhs=140800" xlink:type="simple">http://shinglyu.github.io/moztrap-new-ui/diff.html?lhs=140798&amp;rhs=14080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140778 only test launch</text:p>
          </table:table-cell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2095626316" calcext:value-type="float">
            <text:p>0.8209562632</text:p>
          </table:table-cell>
          <table:table-cell table:style-name="ce3" office:value-type="string" calcext:value-type="string">
            <text:p><text:a xlink:href="http://shinglyu.github.io/moztrap-new-ui/diff.html?lhs=140778&amp;rhs=140781" xlink:type="simple">http://shinglyu.github.io/moztrap-new-ui/diff.html?lhs=140778&amp;rhs=14078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992066025" calcext:value-type="float">
            <text:p>0.8199206603</text:p>
          </table:table-cell>
          <table:table-cell table:style-name="ce3" office:value-type="string" calcext:value-type="string">
            <text:p><text:a xlink:href="http://shinglyu.github.io/moztrap-new-ui/diff.html?lhs=140739&amp;rhs=140774" xlink:type="simple">http://shinglyu.github.io/moztrap-new-ui/diff.html?lhs=140739&amp;rhs=14077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9810086367" calcext:value-type="float">
            <text:p>0.8198100864</text:p>
          </table:table-cell>
          <table:table-cell table:style-name="ce3" office:value-type="string" calcext:value-type="string">
            <text:p><text:a xlink:href="http://shinglyu.github.io/moztrap-new-ui/diff.html?lhs=140798&amp;rhs=140807" xlink:type="simple">http://shinglyu.github.io/moztrap-new-ui/diff.html?lhs=140798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9778432365" calcext:value-type="float">
            <text:p>0.8197784324</text:p>
          </table:table-cell>
          <table:table-cell table:style-name="ce3" office:value-type="string" calcext:value-type="string">
            <text:p><text:a xlink:href="http://shinglyu.github.io/moztrap-new-ui/diff.html?lhs=140778&amp;rhs=140829" xlink:type="simple">http://shinglyu.github.io/moztrap-new-ui/diff.html?lhs=140778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9663378563" calcext:value-type="float">
            <text:p>0.8196633786</text:p>
          </table:table-cell>
          <table:table-cell table:style-name="ce3" office:value-type="string" calcext:value-type="string">
            <text:p><text:a xlink:href="http://shinglyu.github.io/moztrap-new-ui/diff.html?lhs=140739&amp;rhs=140796" xlink:type="simple">http://shinglyu.github.io/moztrap-new-ui/diff.html?lhs=140739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898949691" calcext:value-type="float">
            <text:p>0.8189894969</text:p>
          </table:table-cell>
          <table:table-cell table:style-name="ce3" office:value-type="string" calcext:value-type="string">
            <text:p><text:a xlink:href="http://shinglyu.github.io/moztrap-new-ui/diff.html?lhs=140781&amp;rhs=140786" xlink:type="simple">http://shinglyu.github.io/moztrap-new-ui/diff.html?lhs=140781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8688559486" calcext:value-type="float">
            <text:p>0.8186885595</text:p>
          </table:table-cell>
          <table:table-cell table:style-name="ce3" office:value-type="string" calcext:value-type="string">
            <text:p><text:a xlink:href="http://shinglyu.github.io/moztrap-new-ui/diff.html?lhs=140792&amp;rhs=140796" xlink:type="simple">http://shinglyu.github.io/moztrap-new-ui/diff.html?lhs=140792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n be merged</text:p>
          </table:table-cell>
          <table:table-cell table:style-name="ce2" office:value-type="float" office:value="140752" calcext:value-type="float">
            <text:p>14075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53" calcext:value-type="float">
            <text:p>14075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955207163" calcext:value-type="float">
            <text:p>0.8179552072</text:p>
          </table:table-cell>
          <table:table-cell table:style-name="ce3" office:value-type="string" calcext:value-type="string">
            <text:p><text:a xlink:href="http://shinglyu.github.io/moztrap-new-ui/diff.html?lhs=140752&amp;rhs=140753" xlink:type="simple">http://shinglyu.github.io/moztrap-new-ui/diff.html?lhs=140752&amp;rhs=14075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806958634" calcext:value-type="float">
            <text:p>0.8178069586</text:p>
          </table:table-cell>
          <table:table-cell table:style-name="ce3" office:value-type="string" calcext:value-type="string">
            <text:p><text:a xlink:href="http://shinglyu.github.io/moztrap-new-ui/diff.html?lhs=140738&amp;rhs=140774" xlink:type="simple">http://shinglyu.github.io/moztrap-new-ui/diff.html?lhs=140738&amp;rhs=14077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659138866" calcext:value-type="float">
            <text:p>0.8176591389</text:p>
          </table:table-cell>
          <table:table-cell table:style-name="ce3" office:value-type="string" calcext:value-type="string">
            <text:p><text:a xlink:href="http://shinglyu.github.io/moztrap-new-ui/diff.html?lhs=140800&amp;rhs=140802" xlink:type="simple">http://shinglyu.github.io/moztrap-new-ui/diff.html?lhs=140800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591102709" calcext:value-type="float">
            <text:p>0.8175911027</text:p>
          </table:table-cell>
          <table:table-cell table:style-name="ce3" office:value-type="string" calcext:value-type="string">
            <text:p><text:a xlink:href="http://shinglyu.github.io/moztrap-new-ui/diff.html?lhs=140778&amp;rhs=140830" xlink:type="simple">http://shinglyu.github.io/moztrap-new-ui/diff.html?lhs=140778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40660054" calcext:value-type="float">
            <text:p>0.8174066005</text:p>
          </table:table-cell>
          <table:table-cell table:style-name="ce3" office:value-type="string" calcext:value-type="string">
            <text:p><text:a xlink:href="http://shinglyu.github.io/moztrap-new-ui/diff.html?lhs=140821&amp;rhs=140830" xlink:type="simple">http://shinglyu.github.io/moztrap-new-ui/diff.html?lhs=140821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302277828" calcext:value-type="float">
            <text:p>0.8173022778</text:p>
          </table:table-cell>
          <table:table-cell table:style-name="ce3" office:value-type="string" calcext:value-type="string">
            <text:p><text:a xlink:href="http://shinglyu.github.io/moztrap-new-ui/diff.html?lhs=140738&amp;rhs=140830" xlink:type="simple">http://shinglyu.github.io/moztrap-new-ui/diff.html?lhs=140738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7178851818" calcext:value-type="float">
            <text:p>0.8171788518</text:p>
          </table:table-cell>
          <table:table-cell table:style-name="ce3" office:value-type="string" calcext:value-type="string">
            <text:p><text:a xlink:href="http://shinglyu.github.io/moztrap-new-ui/diff.html?lhs=140788&amp;rhs=140792" xlink:type="simple">http://shinglyu.github.io/moztrap-new-ui/diff.html?lhs=140788&amp;rhs=14079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917128473" calcext:value-type="float">
            <text:p>0.8169171285</text:p>
          </table:table-cell>
          <table:table-cell table:style-name="ce3" office:value-type="string" calcext:value-type="string">
            <text:p><text:a xlink:href="http://shinglyu.github.io/moztrap-new-ui/diff.html?lhs=140803&amp;rhs=140806" xlink:type="simple">http://shinglyu.github.io/moztrap-new-ui/diff.html?lhs=140803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604172979" calcext:value-type="float">
            <text:p>0.816604173</text:p>
          </table:table-cell>
          <table:table-cell table:style-name="ce3" office:value-type="string" calcext:value-type="string">
            <text:p><text:a xlink:href="http://shinglyu.github.io/moztrap-new-ui/diff.html?lhs=140742&amp;rhs=140778" xlink:type="simple">http://shinglyu.github.io/moztrap-new-ui/diff.html?lhs=140742&amp;rhs=14077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532710602" calcext:value-type="float">
            <text:p>0.8165327106</text:p>
          </table:table-cell>
          <table:table-cell table:style-name="ce3" office:value-type="string" calcext:value-type="string">
            <text:p><text:a xlink:href="http://shinglyu.github.io/moztrap-new-ui/diff.html?lhs=140778&amp;rhs=140823" xlink:type="simple">http://shinglyu.github.io/moztrap-new-ui/diff.html?lhs=140778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501120643" calcext:value-type="float">
            <text:p>0.8165011206</text:p>
          </table:table-cell>
          <table:table-cell table:style-name="ce3" office:value-type="string" calcext:value-type="string">
            <text:p><text:a xlink:href="http://shinglyu.github.io/moztrap-new-ui/diff.html?lhs=140779&amp;rhs=140786" xlink:type="simple">http://shinglyu.github.io/moztrap-new-ui/diff.html?lhs=140779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38307657" calcext:value-type="float">
            <text:p>0.8163830766</text:p>
          </table:table-cell>
          <table:table-cell table:style-name="ce3" office:value-type="string" calcext:value-type="string">
            <text:p><text:a xlink:href="http://shinglyu.github.io/moztrap-new-ui/diff.html?lhs=140821&amp;rhs=140829" xlink:type="simple">http://shinglyu.github.io/moztrap-new-ui/diff.html?lhs=140821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302472281" calcext:value-type="float">
            <text:p>0.8163024723</text:p>
          </table:table-cell>
          <table:table-cell table:style-name="ce3" office:value-type="string" calcext:value-type="string">
            <text:p><text:a xlink:href="http://shinglyu.github.io/moztrap-new-ui/diff.html?lhs=140786&amp;rhs=140801" xlink:type="simple">http://shinglyu.github.io/moztrap-new-ui/diff.html?lhs=140786&amp;rhs=14080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6239989568" calcext:value-type="float">
            <text:p>0.8162399896</text:p>
          </table:table-cell>
          <table:table-cell table:style-name="ce3" office:value-type="string" calcext:value-type="string">
            <text:p><text:a xlink:href="http://shinglyu.github.io/moztrap-new-ui/diff.html?lhs=140738&amp;rhs=140829" xlink:type="simple">http://shinglyu.github.io/moztrap-new-ui/diff.html?lhs=140738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5934594786" calcext:value-type="float">
            <text:p>0.8159345948</text:p>
          </table:table-cell>
          <table:table-cell table:style-name="ce3" office:value-type="string" calcext:value-type="string">
            <text:p><text:a xlink:href="http://shinglyu.github.io/moztrap-new-ui/diff.html?lhs=140742&amp;rhs=140779" xlink:type="simple">http://shinglyu.github.io/moztrap-new-ui/diff.html?lhs=140742&amp;rhs=14077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5815657729" calcext:value-type="float">
            <text:p>0.8158156577</text:p>
          </table:table-cell>
          <table:table-cell table:style-name="ce3" office:value-type="string" calcext:value-type="string">
            <text:p><text:a xlink:href="http://shinglyu.github.io/moztrap-new-ui/diff.html?lhs=140738&amp;rhs=140779" xlink:type="simple">http://shinglyu.github.io/moztrap-new-ui/diff.html?lhs=140738&amp;rhs=14077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5621249872" calcext:value-type="float">
            <text:p>0.8156212499</text:p>
          </table:table-cell>
          <table:table-cell table:style-name="ce3" office:value-type="string" calcext:value-type="string">
            <text:p><text:a xlink:href="http://shinglyu.github.io/moztrap-new-ui/diff.html?lhs=140788&amp;rhs=140799" xlink:type="simple">http://shinglyu.github.io/moztrap-new-ui/diff.html?lhs=140788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5535794863" calcext:value-type="float">
            <text:p>0.8155357949</text:p>
          </table:table-cell>
          <table:table-cell table:style-name="ce3" office:value-type="string" calcext:value-type="string">
            <text:p><text:a xlink:href="http://shinglyu.github.io/moztrap-new-ui/diff.html?lhs=140739&amp;rhs=140779" xlink:type="simple">http://shinglyu.github.io/moztrap-new-ui/diff.html?lhs=140739&amp;rhs=14077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5364445918" calcext:value-type="float">
            <text:p>0.8153644459</text:p>
          </table:table-cell>
          <table:table-cell table:style-name="ce3" office:value-type="string" calcext:value-type="string">
            <text:p><text:a xlink:href="http://shinglyu.github.io/moztrap-new-ui/diff.html?lhs=140739&amp;rhs=140830" xlink:type="simple">http://shinglyu.github.io/moztrap-new-ui/diff.html?lhs=140739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743166831" calcext:value-type="float">
            <text:p>0.8147431668</text:p>
          </table:table-cell>
          <table:table-cell table:style-name="ce3" office:value-type="string" calcext:value-type="string">
            <text:p><text:a xlink:href="http://shinglyu.github.io/moztrap-new-ui/diff.html?lhs=140791&amp;rhs=140796" xlink:type="simple">http://shinglyu.github.io/moztrap-new-ui/diff.html?lhs=140791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308954481" calcext:value-type="float">
            <text:p>0.8143089545</text:p>
          </table:table-cell>
          <table:table-cell table:style-name="ce3" office:value-type="string" calcext:value-type="string">
            <text:p><text:a xlink:href="http://shinglyu.github.io/moztrap-new-ui/diff.html?lhs=140788&amp;rhs=140800" xlink:type="simple">http://shinglyu.github.io/moztrap-new-ui/diff.html?lhs=140788&amp;rhs=14080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305399368" calcext:value-type="float">
            <text:p>0.8143053994</text:p>
          </table:table-cell>
          <table:table-cell table:style-name="ce3" office:value-type="string" calcext:value-type="string">
            <text:p><text:a xlink:href="http://shinglyu.github.io/moztrap-new-ui/diff.html?lhs=140739&amp;rhs=140829" xlink:type="simple">http://shinglyu.github.io/moztrap-new-ui/diff.html?lhs=140739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245466096" calcext:value-type="float">
            <text:p>0.8142454661</text:p>
          </table:table-cell>
          <table:table-cell table:style-name="ce3" office:value-type="string" calcext:value-type="string">
            <text:p><text:a xlink:href="http://shinglyu.github.io/moztrap-new-ui/diff.html?lhs=140787&amp;rhs=140800" xlink:type="simple">http://shinglyu.github.io/moztrap-new-ui/diff.html?lhs=140787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239675044" calcext:value-type="float">
            <text:p>0.814239675</text:p>
          </table:table-cell>
          <table:table-cell table:style-name="ce3" office:value-type="string" calcext:value-type="string">
            <text:p><text:a xlink:href="http://shinglyu.github.io/moztrap-new-ui/diff.html?lhs=140786&amp;rhs=140792" xlink:type="simple">http://shinglyu.github.io/moztrap-new-ui/diff.html?lhs=140786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219827786" calcext:value-type="float">
            <text:p>0.8142198278</text:p>
          </table:table-cell>
          <table:table-cell table:style-name="ce3" office:value-type="string" calcext:value-type="string">
            <text:p><text:a xlink:href="http://shinglyu.github.io/moztrap-new-ui/diff.html?lhs=140739&amp;rhs=140781" xlink:type="simple">http://shinglyu.github.io/moztrap-new-ui/diff.html?lhs=140739&amp;rhs=14078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4112608067" calcext:value-type="float">
            <text:p>0.8141126081</text:p>
          </table:table-cell>
          <table:table-cell table:style-name="ce3" office:value-type="string" calcext:value-type="string">
            <text:p><text:a xlink:href="http://shinglyu.github.io/moztrap-new-ui/diff.html?lhs=140796&amp;rhs=140830" xlink:type="simple">http://shinglyu.github.io/moztrap-new-ui/diff.html?lhs=140796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3785516585" calcext:value-type="float">
            <text:p>0.8137855166</text:p>
          </table:table-cell>
          <table:table-cell table:style-name="ce3" office:value-type="string" calcext:value-type="string">
            <text:p><text:a xlink:href="http://shinglyu.github.io/moztrap-new-ui/diff.html?lhs=140801&amp;rhs=140806" xlink:type="simple">http://shinglyu.github.io/moztrap-new-ui/diff.html?lhs=140801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37532923" calcext:value-type="float">
            <text:p>0.8137532923</text:p>
          </table:table-cell>
          <table:table-cell table:style-name="ce3" office:value-type="string" calcext:value-type="string">
            <text:p><text:a xlink:href="http://shinglyu.github.io/moztrap-new-ui/diff.html?lhs=140779&amp;rhs=140787" xlink:type="simple">http://shinglyu.github.io/moztrap-new-ui/diff.html?lhs=140779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3580585858" calcext:value-type="float">
            <text:p>0.8135805859</text:p>
          </table:table-cell>
          <table:table-cell table:style-name="ce3" office:value-type="string" calcext:value-type="string">
            <text:p><text:a xlink:href="http://shinglyu.github.io/moztrap-new-ui/diff.html?lhs=140797&amp;rhs=140799" xlink:type="simple">http://shinglyu.github.io/moztrap-new-ui/diff.html?lhs=140797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3255925057" calcext:value-type="float">
            <text:p>0.8132559251</text:p>
          </table:table-cell>
          <table:table-cell table:style-name="ce3" office:value-type="string" calcext:value-type="string">
            <text:p><text:a xlink:href="http://shinglyu.github.io/moztrap-new-ui/diff.html?lhs=140778&amp;rhs=140792" xlink:type="simple">http://shinglyu.github.io/moztrap-new-ui/diff.html?lhs=140778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3188820971" calcext:value-type="float">
            <text:p>0.813188821</text:p>
          </table:table-cell>
          <table:table-cell table:style-name="ce3" office:value-type="string" calcext:value-type="string">
            <text:p><text:a xlink:href="http://shinglyu.github.io/moztrap-new-ui/diff.html?lhs=140738&amp;rhs=140781" xlink:type="simple">http://shinglyu.github.io/moztrap-new-ui/diff.html?lhs=140738&amp;rhs=14078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238961582" calcext:value-type="float">
            <text:p>0.8123896158</text:p>
          </table:table-cell>
          <table:table-cell table:style-name="ce3" office:value-type="string" calcext:value-type="string">
            <text:p><text:a xlink:href="http://shinglyu.github.io/moztrap-new-ui/diff.html?lhs=140821&amp;rhs=140831" xlink:type="simple">http://shinglyu.github.io/moztrap-new-ui/diff.html?lhs=140821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2263952145" calcext:value-type="float">
            <text:p>0.8122639521</text:p>
          </table:table-cell>
          <table:table-cell table:style-name="ce3" office:value-type="string" calcext:value-type="string">
            <text:p><text:a xlink:href="http://shinglyu.github.io/moztrap-new-ui/diff.html?lhs=140796&amp;rhs=140829" xlink:type="simple">http://shinglyu.github.io/moztrap-new-ui/diff.html?lhs=140796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1588868411" calcext:value-type="float">
            <text:p>0.8115888684</text:p>
          </table:table-cell>
          <table:table-cell table:style-name="ce3" office:value-type="string" calcext:value-type="string">
            <text:p><text:a xlink:href="http://shinglyu.github.io/moztrap-new-ui/diff.html?lhs=140779&amp;rhs=140781" xlink:type="simple">http://shinglyu.github.io/moztrap-new-ui/diff.html?lhs=140779&amp;rhs=14078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1576569262" calcext:value-type="float">
            <text:p>0.8115765693</text:p>
          </table:table-cell>
          <table:table-cell table:style-name="ce3" office:value-type="string" calcext:value-type="string">
            <text:p><text:a xlink:href="http://shinglyu.github.io/moztrap-new-ui/diff.html?lhs=140796&amp;rhs=140807" xlink:type="simple">http://shinglyu.github.io/moztrap-new-ui/diff.html?lhs=140796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1235859756" calcext:value-type="float">
            <text:p>0.8112358598</text:p>
          </table:table-cell>
          <table:table-cell table:style-name="ce3" office:value-type="string" calcext:value-type="string">
            <text:p><text:a xlink:href="http://shinglyu.github.io/moztrap-new-ui/diff.html?lhs=140774&amp;rhs=140778" xlink:type="simple">http://shinglyu.github.io/moztrap-new-ui/diff.html?lhs=140774&amp;rhs=14077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7" calcext:value-type="float">
            <text:p>14082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1189782241" calcext:value-type="float">
            <text:p>0.8111897822</text:p>
          </table:table-cell>
          <table:table-cell table:style-name="ce3" office:value-type="string" calcext:value-type="string">
            <text:p><text:a xlink:href="http://shinglyu.github.io/moztrap-new-ui/diff.html?lhs=140827&amp;rhs=140830" xlink:type="simple">http://shinglyu.github.io/moztrap-new-ui/diff.html?lhs=140827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1142340686" calcext:value-type="float">
            <text:p>0.8111423407</text:p>
          </table:table-cell>
          <table:table-cell table:style-name="ce3" office:value-type="string" calcext:value-type="string">
            <text:p><text:a xlink:href="http://shinglyu.github.io/moztrap-new-ui/diff.html?lhs=140738&amp;rhs=140823" xlink:type="simple">http://shinglyu.github.io/moztrap-new-ui/diff.html?lhs=140738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985260546" calcext:value-type="float">
            <text:p>0.8109852605</text:p>
          </table:table-cell>
          <table:table-cell table:style-name="ce3" office:value-type="string" calcext:value-type="string">
            <text:p><text:a xlink:href="http://shinglyu.github.io/moztrap-new-ui/diff.html?lhs=140787&amp;rhs=140802" xlink:type="simple">http://shinglyu.github.io/moztrap-new-ui/diff.html?lhs=140787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938840413" calcext:value-type="float">
            <text:p>0.8109388404</text:p>
          </table:table-cell>
          <table:table-cell table:style-name="ce3" office:value-type="string" calcext:value-type="string">
            <text:p><text:a xlink:href="http://shinglyu.github.io/moztrap-new-ui/diff.html?lhs=140797&amp;rhs=140800" xlink:type="simple">http://shinglyu.github.io/moztrap-new-ui/diff.html?lhs=140797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669023074" calcext:value-type="float">
            <text:p>0.8106690231</text:p>
          </table:table-cell>
          <table:table-cell table:style-name="ce3" office:value-type="string" calcext:value-type="string">
            <text:p><text:a xlink:href="http://shinglyu.github.io/moztrap-new-ui/diff.html?lhs=140788&amp;rhs=140801" xlink:type="simple">http://shinglyu.github.io/moztrap-new-ui/diff.html?lhs=140788&amp;rhs=14080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632693559" calcext:value-type="float">
            <text:p>0.8106326936</text:p>
          </table:table-cell>
          <table:table-cell table:style-name="ce3" office:value-type="string" calcext:value-type="string">
            <text:p><text:a xlink:href="http://shinglyu.github.io/moztrap-new-ui/diff.html?lhs=140787&amp;rhs=140794" xlink:type="simple">http://shinglyu.github.io/moztrap-new-ui/diff.html?lhs=140787&amp;rhs=14079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609879055" calcext:value-type="float">
            <text:p>0.8106098791</text:p>
          </table:table-cell>
          <table:table-cell table:style-name="ce3" office:value-type="string" calcext:value-type="string">
            <text:p><text:a xlink:href="http://shinglyu.github.io/moztrap-new-ui/diff.html?lhs=140739&amp;rhs=140823" xlink:type="simple">http://shinglyu.github.io/moztrap-new-ui/diff.html?lhs=140739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438686793" calcext:value-type="float">
            <text:p>0.8104386868</text:p>
          </table:table-cell>
          <table:table-cell table:style-name="ce3" office:value-type="string" calcext:value-type="string">
            <text:p><text:a xlink:href="http://shinglyu.github.io/moztrap-new-ui/diff.html?lhs=140738&amp;rhs=140792" xlink:type="simple">http://shinglyu.github.io/moztrap-new-ui/diff.html?lhs=140738&amp;rhs=14079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263261416" calcext:value-type="float">
            <text:p>0.8102632614</text:p>
          </table:table-cell>
          <table:table-cell table:style-name="ce3" office:value-type="string" calcext:value-type="string">
            <text:p><text:a xlink:href="http://shinglyu.github.io/moztrap-new-ui/diff.html?lhs=140787&amp;rhs=140798" xlink:type="simple">http://shinglyu.github.io/moztrap-new-ui/diff.html?lhs=140787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119136982" calcext:value-type="float">
            <text:p>0.810119137</text:p>
          </table:table-cell>
          <table:table-cell table:style-name="ce3" office:value-type="string" calcext:value-type="string">
            <text:p><text:a xlink:href="http://shinglyu.github.io/moztrap-new-ui/diff.html?lhs=140799&amp;rhs=140807" xlink:type="simple">http://shinglyu.github.io/moztrap-new-ui/diff.html?lhs=140799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17" calcext:value-type="float">
            <text:p>14081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18" calcext:value-type="float">
            <text:p>14081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10100021707" calcext:value-type="float">
            <text:p>0.8101000217</text:p>
          </table:table-cell>
          <table:table-cell table:style-name="ce3" office:value-type="string" calcext:value-type="string">
            <text:p><text:a xlink:href="http://shinglyu.github.io/moztrap-new-ui/diff.html?lhs=140817&amp;rhs=140818" xlink:type="simple">http://shinglyu.github.io/moztrap-new-ui/diff.html?lhs=140817&amp;rhs=14081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rom/to</text:p>
          </table:table-cell>
          <table:table-cell table:style-name="ce2" office:value-type="float" office:value="140826" calcext:value-type="float">
            <text:p>14082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9935620025" calcext:value-type="float">
            <text:p>0.80993562</text:p>
          </table:table-cell>
          <table:table-cell table:style-name="ce3" office:value-type="string" calcext:value-type="string">
            <text:p><text:a xlink:href="http://shinglyu.github.io/moztrap-new-ui/diff.html?lhs=140826&amp;rhs=140830" xlink:type="simple">http://shinglyu.github.io/moztrap-new-ui/diff.html?lhs=140826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9906687064" calcext:value-type="float">
            <text:p>0.8099066871</text:p>
          </table:table-cell>
          <table:table-cell table:style-name="ce3" office:value-type="string" calcext:value-type="string">
            <text:p><text:a xlink:href="http://shinglyu.github.io/moztrap-new-ui/diff.html?lhs=140739&amp;rhs=140792" xlink:type="simple">http://shinglyu.github.io/moztrap-new-ui/diff.html?lhs=140739&amp;rhs=14079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9789378116" calcext:value-type="float">
            <text:p>0.8097893781</text:p>
          </table:table-cell>
          <table:table-cell table:style-name="ce3" office:value-type="string" calcext:value-type="string">
            <text:p><text:a xlink:href="http://shinglyu.github.io/moztrap-new-ui/diff.html?lhs=140787&amp;rhs=140791" xlink:type="simple">http://shinglyu.github.io/moztrap-new-ui/diff.html?lhs=140787&amp;rhs=14079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9478441653" calcext:value-type="float">
            <text:p>0.8094784417</text:p>
          </table:table-cell>
          <table:table-cell table:style-name="ce3" office:value-type="string" calcext:value-type="string">
            <text:p><text:a xlink:href="http://shinglyu.github.io/moztrap-new-ui/diff.html?lhs=140793&amp;rhs=140796" xlink:type="simple">http://shinglyu.github.io/moztrap-new-ui/diff.html?lhs=140793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9412209559" calcext:value-type="float">
            <text:p>0.8094122096</text:p>
          </table:table-cell>
          <table:table-cell table:style-name="ce3" office:value-type="string" calcext:value-type="string">
            <text:p><text:a xlink:href="http://shinglyu.github.io/moztrap-new-ui/diff.html?lhs=140792&amp;rhs=140801" xlink:type="simple">http://shinglyu.github.io/moztrap-new-ui/diff.html?lhs=140792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9015937856" calcext:value-type="float">
            <text:p>0.8090159379</text:p>
          </table:table-cell>
          <table:table-cell table:style-name="ce3" office:value-type="string" calcext:value-type="string">
            <text:p><text:a xlink:href="http://shinglyu.github.io/moztrap-new-ui/diff.html?lhs=140778&amp;rhs=140822" xlink:type="simple">http://shinglyu.github.io/moztrap-new-ui/diff.html?lhs=140778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8762800293" calcext:value-type="float">
            <text:p>0.8087628003</text:p>
          </table:table-cell>
          <table:table-cell table:style-name="ce3" office:value-type="string" calcext:value-type="string">
            <text:p><text:a xlink:href="http://shinglyu.github.io/moztrap-new-ui/diff.html?lhs=140781&amp;rhs=140788" xlink:type="simple">http://shinglyu.github.io/moztrap-new-ui/diff.html?lhs=140781&amp;rhs=14078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8736442378" calcext:value-type="float">
            <text:p>0.8087364424</text:p>
          </table:table-cell>
          <table:table-cell table:style-name="ce3" office:value-type="string" calcext:value-type="string">
            <text:p><text:a xlink:href="http://shinglyu.github.io/moztrap-new-ui/diff.html?lhs=140787&amp;rhs=140803" xlink:type="simple">http://shinglyu.github.io/moztrap-new-ui/diff.html?lhs=140787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8684475665" calcext:value-type="float">
            <text:p>0.8086844757</text:p>
          </table:table-cell>
          <table:table-cell table:style-name="ce3" office:value-type="string" calcext:value-type="string">
            <text:p><text:a xlink:href="http://shinglyu.github.io/moztrap-new-ui/diff.html?lhs=140790&amp;rhs=140796" xlink:type="simple">http://shinglyu.github.io/moztrap-new-ui/diff.html?lhs=140790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861839284" calcext:value-type="float">
            <text:p>0.8086183928</text:p>
          </table:table-cell>
          <table:table-cell table:style-name="ce3" office:value-type="string" calcext:value-type="string">
            <text:p><text:a xlink:href="http://shinglyu.github.io/moztrap-new-ui/diff.html?lhs=140786&amp;rhs=140799" xlink:type="simple">http://shinglyu.github.io/moztrap-new-ui/diff.html?lhs=140786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7993934788" calcext:value-type="float">
            <text:p>0.8079939348</text:p>
          </table:table-cell>
          <table:table-cell table:style-name="ce3" office:value-type="string" calcext:value-type="string">
            <text:p><text:a xlink:href="http://shinglyu.github.io/moztrap-new-ui/diff.html?lhs=140778&amp;rhs=140801" xlink:type="simple">http://shinglyu.github.io/moztrap-new-ui/diff.html?lhs=140778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7163021399" calcext:value-type="float">
            <text:p>0.8071630214</text:p>
          </table:table-cell>
          <table:table-cell table:style-name="ce3" office:value-type="string" calcext:value-type="string">
            <text:p><text:a xlink:href="http://shinglyu.github.io/moztrap-new-ui/diff.html?lhs=140779&amp;rhs=140796" xlink:type="simple">http://shinglyu.github.io/moztrap-new-ui/diff.html?lhs=140779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6982485459" calcext:value-type="float">
            <text:p>0.8069824855</text:p>
          </table:table-cell>
          <table:table-cell table:style-name="ce3" office:value-type="string" calcext:value-type="string">
            <text:p><text:a xlink:href="http://shinglyu.github.io/moztrap-new-ui/diff.html?lhs=140787&amp;rhs=140790" xlink:type="simple">http://shinglyu.github.io/moztrap-new-ui/diff.html?lhs=140787&amp;rhs=14079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6393781471" calcext:value-type="float">
            <text:p>0.8063937815</text:p>
          </table:table-cell>
          <table:table-cell table:style-name="ce3" office:value-type="string" calcext:value-type="string">
            <text:p><text:a xlink:href="http://shinglyu.github.io/moztrap-new-ui/diff.html?lhs=140787&amp;rhs=140797" xlink:type="simple">http://shinglyu.github.io/moztrap-new-ui/diff.html?lhs=140787&amp;rhs=140797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63" calcext:value-type="float">
            <text:p>140763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ncel</text:p>
          </table:table-cell>
          <table:table-cell table:style-name="ce2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65" calcext:value-type="float">
            <text:p>14076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6366738603" calcext:value-type="float">
            <text:p>0.8063667386</text:p>
          </table:table-cell>
          <table:table-cell table:style-name="ce3" office:value-type="string" calcext:value-type="string">
            <text:p><text:a xlink:href="http://shinglyu.github.io/moztrap-new-ui/diff.html?lhs=140763&amp;rhs=140765" xlink:type="simple">http://shinglyu.github.io/moztrap-new-ui/diff.html?lhs=140763&amp;rhs=14076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6076647242" calcext:value-type="float">
            <text:p>0.8060766472</text:p>
          </table:table-cell>
          <table:table-cell table:style-name="ce3" office:value-type="string" calcext:value-type="string">
            <text:p><text:a xlink:href="http://shinglyu.github.io/moztrap-new-ui/diff.html?lhs=140786&amp;rhs=140800" xlink:type="simple">http://shinglyu.github.io/moztrap-new-ui/diff.html?lhs=140786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9" calcext:value-type="float">
            <text:p>14078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5554747363" calcext:value-type="float">
            <text:p>0.8055547474</text:p>
          </table:table-cell>
          <table:table-cell table:style-name="ce3" office:value-type="string" calcext:value-type="string">
            <text:p><text:a xlink:href="http://shinglyu.github.io/moztrap-new-ui/diff.html?lhs=140789&amp;rhs=140792" xlink:type="simple">http://shinglyu.github.io/moztrap-new-ui/diff.html?lhs=140789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5461984368" calcext:value-type="float">
            <text:p>0.8054619844</text:p>
          </table:table-cell>
          <table:table-cell table:style-name="ce3" office:value-type="string" calcext:value-type="string">
            <text:p><text:a xlink:href="http://shinglyu.github.io/moztrap-new-ui/diff.html?lhs=140738&amp;rhs=140822" xlink:type="simple">http://shinglyu.github.io/moztrap-new-ui/diff.html?lhs=140738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5297661946" calcext:value-type="float">
            <text:p>0.8052976619</text:p>
          </table:table-cell>
          <table:table-cell table:style-name="ce3" office:value-type="string" calcext:value-type="string">
            <text:p><text:a xlink:href="http://shinglyu.github.io/moztrap-new-ui/diff.html?lhs=140800&amp;rhs=140807" xlink:type="simple">http://shinglyu.github.io/moztrap-new-ui/diff.html?lhs=140800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7" calcext:value-type="float">
            <text:p>14082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5101581805" calcext:value-type="float">
            <text:p>0.8051015818</text:p>
          </table:table-cell>
          <table:table-cell table:style-name="ce3" office:value-type="string" calcext:value-type="string">
            <text:p><text:a xlink:href="http://shinglyu.github.io/moztrap-new-ui/diff.html?lhs=140827&amp;rhs=140829" xlink:type="simple">http://shinglyu.github.io/moztrap-new-ui/diff.html?lhs=140827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4999650002" calcext:value-type="float">
            <text:p>0.80499965</text:p>
          </table:table-cell>
          <table:table-cell table:style-name="ce3" office:value-type="string" calcext:value-type="string">
            <text:p><text:a xlink:href="http://shinglyu.github.io/moztrap-new-ui/diff.html?lhs=140796&amp;rhs=140797" xlink:type="simple">http://shinglyu.github.io/moztrap-new-ui/diff.html?lhs=140796&amp;rhs=14079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4933251517" calcext:value-type="float">
            <text:p>0.8049332515</text:p>
          </table:table-cell>
          <table:table-cell table:style-name="ce3" office:value-type="string" calcext:value-type="string">
            <text:p><text:a xlink:href="http://shinglyu.github.io/moztrap-new-ui/diff.html?lhs=140739&amp;rhs=140822" xlink:type="simple">http://shinglyu.github.io/moztrap-new-ui/diff.html?lhs=140739&amp;rhs=14082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4742101977" calcext:value-type="float">
            <text:p>0.804742102</text:p>
          </table:table-cell>
          <table:table-cell table:style-name="ce3" office:value-type="string" calcext:value-type="string">
            <text:p><text:a xlink:href="http://shinglyu.github.io/moztrap-new-ui/diff.html?lhs=140787&amp;rhs=140793" xlink:type="simple">http://shinglyu.github.io/moztrap-new-ui/diff.html?lhs=140787&amp;rhs=14079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4191947346" calcext:value-type="float">
            <text:p>0.8041919473</text:p>
          </table:table-cell>
          <table:table-cell table:style-name="ce3" office:value-type="string" calcext:value-type="string">
            <text:p><text:a xlink:href="http://shinglyu.github.io/moztrap-new-ui/diff.html?lhs=140739&amp;rhs=140763" xlink:type="simple">http://shinglyu.github.io/moztrap-new-ui/diff.html?lhs=140739&amp;rhs=14076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4117730774" calcext:value-type="float">
            <text:p>0.8041177308</text:p>
          </table:table-cell>
          <table:table-cell table:style-name="ce3" office:value-type="string" calcext:value-type="string">
            <text:p><text:a xlink:href="http://shinglyu.github.io/moztrap-new-ui/diff.html?lhs=140738&amp;rhs=140801" xlink:type="simple">http://shinglyu.github.io/moztrap-new-ui/diff.html?lhs=140738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907489324" calcext:value-type="float">
            <text:p>0.8039074893</text:p>
          </table:table-cell>
          <table:table-cell table:style-name="ce3" office:value-type="string" calcext:value-type="string">
            <text:p><text:a xlink:href="http://shinglyu.github.io/moztrap-new-ui/diff.html?lhs=140778&amp;rhs=140790" xlink:type="simple">http://shinglyu.github.io/moztrap-new-ui/diff.html?lhs=140778&amp;rhs=14079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886324876" calcext:value-type="float">
            <text:p>0.8038863249</text:p>
          </table:table-cell>
          <table:table-cell table:style-name="ce3" office:value-type="string" calcext:value-type="string">
            <text:p><text:a xlink:href="http://shinglyu.github.io/moztrap-new-ui/diff.html?lhs=140790&amp;rhs=140804" xlink:type="simple">http://shinglyu.github.io/moztrap-new-ui/diff.html?lhs=140790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755674626" calcext:value-type="float">
            <text:p>0.8037556746</text:p>
          </table:table-cell>
          <table:table-cell table:style-name="ce3" office:value-type="string" calcext:value-type="string">
            <text:p><text:a xlink:href="http://shinglyu.github.io/moztrap-new-ui/diff.html?lhs=140779&amp;rhs=140830" xlink:type="simple">http://shinglyu.github.io/moztrap-new-ui/diff.html?lhs=140779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7222235" calcext:value-type="float">
            <text:p>0.8037222235</text:p>
          </table:table-cell>
          <table:table-cell table:style-name="ce3" office:value-type="string" calcext:value-type="string">
            <text:p><text:a xlink:href="http://shinglyu.github.io/moztrap-new-ui/diff.html?lhs=140786&amp;rhs=140797" xlink:type="simple">http://shinglyu.github.io/moztrap-new-ui/diff.html?lhs=140786&amp;rhs=14079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655852441" calcext:value-type="float">
            <text:p>0.8036558524</text:p>
          </table:table-cell>
          <table:table-cell table:style-name="ce3" office:value-type="string" calcext:value-type="string">
            <text:p><text:a xlink:href="http://shinglyu.github.io/moztrap-new-ui/diff.html?lhs=140788&amp;rhs=140790" xlink:type="simple">http://shinglyu.github.io/moztrap-new-ui/diff.html?lhs=140788&amp;rhs=14079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589880337" calcext:value-type="float">
            <text:p>0.8035898803</text:p>
          </table:table-cell>
          <table:table-cell table:style-name="ce3" office:value-type="string" calcext:value-type="string">
            <text:p><text:a xlink:href="http://shinglyu.github.io/moztrap-new-ui/diff.html?lhs=140739&amp;rhs=140801" xlink:type="simple">http://shinglyu.github.io/moztrap-new-ui/diff.html?lhs=140739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432882381" calcext:value-type="float">
            <text:p>0.8034328824</text:p>
          </table:table-cell>
          <table:table-cell table:style-name="ce3" office:value-type="string" calcext:value-type="string">
            <text:p><text:a xlink:href="http://shinglyu.github.io/moztrap-new-ui/diff.html?lhs=140786&amp;rhs=140830" xlink:type="simple">http://shinglyu.github.io/moztrap-new-ui/diff.html?lhs=140786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391790129" calcext:value-type="float">
            <text:p>0.8033917901</text:p>
          </table:table-cell>
          <table:table-cell table:style-name="ce3" office:value-type="string" calcext:value-type="string">
            <text:p><text:a xlink:href="http://shinglyu.github.io/moztrap-new-ui/diff.html?lhs=140786&amp;rhs=140829" xlink:type="simple">http://shinglyu.github.io/moztrap-new-ui/diff.html?lhs=140786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296100576" calcext:value-type="float">
            <text:p>0.8032961006</text:p>
          </table:table-cell>
          <table:table-cell table:style-name="ce3" office:value-type="string" calcext:value-type="string">
            <text:p><text:a xlink:href="http://shinglyu.github.io/moztrap-new-ui/diff.html?lhs=140786&amp;rhs=140798" xlink:type="simple">http://shinglyu.github.io/moztrap-new-ui/diff.html?lhs=140786&amp;rhs=14079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3199196825" calcext:value-type="float">
            <text:p>0.8031991968</text:p>
          </table:table-cell>
          <table:table-cell table:style-name="ce3" office:value-type="string" calcext:value-type="string">
            <text:p><text:a xlink:href="http://shinglyu.github.io/moztrap-new-ui/diff.html?lhs=140738&amp;rhs=140780" xlink:type="simple">http://shinglyu.github.io/moztrap-new-ui/diff.html?lhs=140738&amp;rhs=14078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2964449717" calcext:value-type="float">
            <text:p>0.8029644497</text:p>
          </table:table-cell>
          <table:table-cell table:style-name="ce3" office:value-type="string" calcext:value-type="string">
            <text:p><text:a xlink:href="http://shinglyu.github.io/moztrap-new-ui/diff.html?lhs=140779&amp;rhs=140829" xlink:type="simple">http://shinglyu.github.io/moztrap-new-ui/diff.html?lhs=140779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2923661995" calcext:value-type="float">
            <text:p>0.802923662</text:p>
          </table:table-cell>
          <table:table-cell table:style-name="ce3" office:value-type="string" calcext:value-type="string">
            <text:p><text:a xlink:href="http://shinglyu.github.io/moztrap-new-ui/diff.html?lhs=140739&amp;rhs=140780" xlink:type="simple">http://shinglyu.github.io/moztrap-new-ui/diff.html?lhs=140739&amp;rhs=14078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2468873436" calcext:value-type="float">
            <text:p>0.8024688734</text:p>
          </table:table-cell>
          <table:table-cell table:style-name="ce3" office:value-type="string" calcext:value-type="string">
            <text:p><text:a xlink:href="http://shinglyu.github.io/moztrap-new-ui/diff.html?lhs=140797&amp;rhs=140807" xlink:type="simple">http://shinglyu.github.io/moztrap-new-ui/diff.html?lhs=140797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2348436662" calcext:value-type="float">
            <text:p>0.8023484367</text:p>
          </table:table-cell>
          <table:table-cell table:style-name="ce3" office:value-type="string" calcext:value-type="string">
            <text:p><text:a xlink:href="http://shinglyu.github.io/moztrap-new-ui/diff.html?lhs=140794&amp;rhs=140796" xlink:type="simple">http://shinglyu.github.io/moztrap-new-ui/diff.html?lhs=140794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958457046" calcext:value-type="float">
            <text:p>0.801958457</text:p>
          </table:table-cell>
          <table:table-cell table:style-name="ce3" office:value-type="string" calcext:value-type="string">
            <text:p><text:a xlink:href="http://shinglyu.github.io/moztrap-new-ui/diff.html?lhs=140787&amp;rhs=140830" xlink:type="simple">http://shinglyu.github.io/moztrap-new-ui/diff.html?lhs=140787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736600218" calcext:value-type="float">
            <text:p>0.8017366002</text:p>
          </table:table-cell>
          <table:table-cell table:style-name="ce3" office:value-type="string" calcext:value-type="string">
            <text:p><text:a xlink:href="http://shinglyu.github.io/moztrap-new-ui/diff.html?lhs=140738&amp;rhs=140771" xlink:type="simple">http://shinglyu.github.io/moztrap-new-ui/diff.html?lhs=140738&amp;rhs=14077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727661375" calcext:value-type="float">
            <text:p>0.8017276614</text:p>
          </table:table-cell>
          <table:table-cell table:style-name="ce3" office:value-type="string" calcext:value-type="string">
            <text:p><text:a xlink:href="http://shinglyu.github.io/moztrap-new-ui/diff.html?lhs=140779&amp;rhs=140823" xlink:type="simple">http://shinglyu.github.io/moztrap-new-ui/diff.html?lhs=140779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40941529" calcext:value-type="float">
            <text:p>0.8014094153</text:p>
          </table:table-cell>
          <table:table-cell table:style-name="ce3" office:value-type="string" calcext:value-type="string">
            <text:p><text:a xlink:href="http://shinglyu.github.io/moztrap-new-ui/diff.html?lhs=140787&amp;rhs=140823" xlink:type="simple">http://shinglyu.github.io/moztrap-new-ui/diff.html?lhs=140787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3" calcext:value-type="float">
            <text:p>14077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264591268" calcext:value-type="float">
            <text:p>0.8012645913</text:p>
          </table:table-cell>
          <table:table-cell table:style-name="ce3" office:value-type="string" calcext:value-type="string">
            <text:p><text:a xlink:href="http://shinglyu.github.io/moztrap-new-ui/diff.html?lhs=140739&amp;rhs=140773" xlink:type="simple">http://shinglyu.github.io/moztrap-new-ui/diff.html?lhs=140739&amp;rhs=14077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pelete different module</text:p>
          </table:table-cell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197571613" calcext:value-type="float">
            <text:p>0.8011975716</text:p>
          </table:table-cell>
          <table:table-cell table:style-name="ce3" office:value-type="string" calcext:value-type="string">
            <text:p><text:a xlink:href="http://shinglyu.github.io/moztrap-new-ui/diff.html?lhs=140787&amp;rhs=140829" xlink:type="simple">http://shinglyu.github.io/moztrap-new-ui/diff.html?lhs=140787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1038531392" calcext:value-type="float">
            <text:p>0.8010385314</text:p>
          </table:table-cell>
          <table:table-cell table:style-name="ce3" office:value-type="string" calcext:value-type="string">
            <text:p><text:a xlink:href="http://shinglyu.github.io/moztrap-new-ui/diff.html?lhs=140781&amp;rhs=140787" xlink:type="simple">http://shinglyu.github.io/moztrap-new-ui/diff.html?lhs=140781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0934266785" calcext:value-type="float">
            <text:p>0.8009342668</text:p>
          </table:table-cell>
          <table:table-cell table:style-name="ce3" office:value-type="string" calcext:value-type="string">
            <text:p><text:a xlink:href="http://shinglyu.github.io/moztrap-new-ui/diff.html?lhs=140738&amp;rhs=140835" xlink:type="simple">http://shinglyu.github.io/moztrap-new-ui/diff.html?lhs=140738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0509384786" calcext:value-type="float">
            <text:p>0.8005093848</text:p>
          </table:table-cell>
          <table:table-cell table:style-name="ce3" office:value-type="string" calcext:value-type="string">
            <text:p><text:a xlink:href="http://shinglyu.github.io/moztrap-new-ui/diff.html?lhs=140778&amp;rhs=140838" xlink:type="simple">http://shinglyu.github.io/moztrap-new-ui/diff.html?lhs=140778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0468120308" calcext:value-type="float">
            <text:p>0.8004681203</text:p>
          </table:table-cell>
          <table:table-cell table:style-name="ce3" office:value-type="string" calcext:value-type="string">
            <text:p><text:a xlink:href="http://shinglyu.github.io/moztrap-new-ui/diff.html?lhs=140786&amp;rhs=140802" xlink:type="simple">http://shinglyu.github.io/moztrap-new-ui/diff.html?lhs=140786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0408506084" calcext:value-type="float">
            <text:p>0.8004085061</text:p>
          </table:table-cell>
          <table:table-cell table:style-name="ce3" office:value-type="string" calcext:value-type="string">
            <text:p><text:a xlink:href="http://shinglyu.github.io/moztrap-new-ui/diff.html?lhs=140739&amp;rhs=140835" xlink:type="simple">http://shinglyu.github.io/moztrap-new-ui/diff.html?lhs=140739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800307350515" calcext:value-type="float">
            <text:p>0.8003073505</text:p>
          </table:table-cell>
          <table:table-cell table:style-name="ce3" office:value-type="string" calcext:value-type="string">
            <text:p><text:a xlink:href="http://shinglyu.github.io/moztrap-new-ui/diff.html?lhs=140786&amp;rhs=140790" xlink:type="simple">http://shinglyu.github.io/moztrap-new-ui/diff.html?lhs=140786&amp;rhs=14079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pelete different module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969200008" calcext:value-type="float">
            <text:p>0.7999692</text:p>
          </table:table-cell>
          <table:table-cell table:style-name="ce3" office:value-type="string" calcext:value-type="string">
            <text:p><text:a xlink:href="http://shinglyu.github.io/moztrap-new-ui/diff.html?lhs=140788&amp;rhs=140830" xlink:type="simple">http://shinglyu.github.io/moztrap-new-ui/diff.html?lhs=140788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805882657" calcext:value-type="float">
            <text:p>0.7998058827</text:p>
          </table:table-cell>
          <table:table-cell table:style-name="ce3" office:value-type="string" calcext:value-type="string">
            <text:p><text:a xlink:href="http://shinglyu.github.io/moztrap-new-ui/diff.html?lhs=140778&amp;rhs=140799" xlink:type="simple">http://shinglyu.github.io/moztrap-new-ui/diff.html?lhs=140778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667206909" calcext:value-type="float">
            <text:p>0.7996672069</text:p>
          </table:table-cell>
          <table:table-cell table:style-name="ce3" office:value-type="string" calcext:value-type="string">
            <text:p><text:a xlink:href="http://shinglyu.github.io/moztrap-new-ui/diff.html?lhs=140786&amp;rhs=140803" xlink:type="simple">http://shinglyu.github.io/moztrap-new-ui/diff.html?lhs=140786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pelete different module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570875254" calcext:value-type="float">
            <text:p>0.7995708753</text:p>
          </table:table-cell>
          <table:table-cell table:style-name="ce3" office:value-type="string" calcext:value-type="string">
            <text:p><text:a xlink:href="http://shinglyu.github.io/moztrap-new-ui/diff.html?lhs=140788&amp;rhs=140829" xlink:type="simple">http://shinglyu.github.io/moztrap-new-ui/diff.html?lhs=140788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5" calcext:value-type="float">
            <text:p>14079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470587969" calcext:value-type="float">
            <text:p>0.799470588</text:p>
          </table:table-cell>
          <table:table-cell table:style-name="ce3" office:value-type="string" calcext:value-type="string">
            <text:p><text:a xlink:href="http://shinglyu.github.io/moztrap-new-ui/diff.html?lhs=140795&amp;rhs=140796" xlink:type="simple">http://shinglyu.github.io/moztrap-new-ui/diff.html?lhs=140795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415225282" calcext:value-type="float">
            <text:p>0.7994152253</text:p>
          </table:table-cell>
          <table:table-cell table:style-name="ce3" office:value-type="string" calcext:value-type="string">
            <text:p><text:a xlink:href="http://shinglyu.github.io/moztrap-new-ui/diff.html?lhs=140786&amp;rhs=140823" xlink:type="simple">http://shinglyu.github.io/moztrap-new-ui/diff.html?lhs=140786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220287319" calcext:value-type="float">
            <text:p>0.7992202873</text:p>
          </table:table-cell>
          <table:table-cell table:style-name="ce3" office:value-type="string" calcext:value-type="string">
            <text:p><text:a xlink:href="http://shinglyu.github.io/moztrap-new-ui/diff.html?lhs=140739&amp;rhs=140771" xlink:type="simple">http://shinglyu.github.io/moztrap-new-ui/diff.html?lhs=140739&amp;rhs=14077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205491309" calcext:value-type="float">
            <text:p>0.7992054913</text:p>
          </table:table-cell>
          <table:table-cell table:style-name="ce3" office:value-type="string" calcext:value-type="string">
            <text:p><text:a xlink:href="http://shinglyu.github.io/moztrap-new-ui/diff.html?lhs=140790&amp;rhs=140801" xlink:type="simple">http://shinglyu.github.io/moztrap-new-ui/diff.html?lhs=140790&amp;rhs=14080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3" calcext:value-type="float">
            <text:p>14077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147382882" calcext:value-type="float">
            <text:p>0.7991473829</text:p>
          </table:table-cell>
          <table:table-cell table:style-name="ce3" office:value-type="string" calcext:value-type="string">
            <text:p><text:a xlink:href="http://shinglyu.github.io/moztrap-new-ui/diff.html?lhs=140738&amp;rhs=140773" xlink:type="simple">http://shinglyu.github.io/moztrap-new-ui/diff.html?lhs=140738&amp;rhs=14077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9064889994" calcext:value-type="float">
            <text:p>0.79906489</text:p>
          </table:table-cell>
          <table:table-cell table:style-name="ce3" office:value-type="string" calcext:value-type="string">
            <text:p><text:a xlink:href="http://shinglyu.github.io/moztrap-new-ui/diff.html?lhs=140778&amp;rhs=140800" xlink:type="simple">http://shinglyu.github.io/moztrap-new-ui/diff.html?lhs=140778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8655037338" calcext:value-type="float">
            <text:p>0.7986550373</text:p>
          </table:table-cell>
          <table:table-cell table:style-name="ce3" office:value-type="string" calcext:value-type="string">
            <text:p><text:a xlink:href="http://shinglyu.github.io/moztrap-new-ui/diff.html?lhs=140778&amp;rhs=140831" xlink:type="simple">http://shinglyu.github.io/moztrap-new-ui/diff.html?lhs=140778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8495574815" calcext:value-type="float">
            <text:p>0.7984955748</text:p>
          </table:table-cell>
          <table:table-cell table:style-name="ce3" office:value-type="string" calcext:value-type="string">
            <text:p><text:a xlink:href="http://shinglyu.github.io/moztrap-new-ui/diff.html?lhs=140780&amp;rhs=140786" xlink:type="simple">http://shinglyu.github.io/moztrap-new-ui/diff.html?lhs=140780&amp;rhs=14078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8103994436" calcext:value-type="float">
            <text:p>0.7981039944</text:p>
          </table:table-cell>
          <table:table-cell table:style-name="ce3" office:value-type="string" calcext:value-type="string">
            <text:p><text:a xlink:href="http://shinglyu.github.io/moztrap-new-ui/diff.html?lhs=140739&amp;rhs=140742" xlink:type="simple">http://shinglyu.github.io/moztrap-new-ui/diff.html?lhs=140739&amp;rhs=14074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pelete different module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890696279" calcext:value-type="float">
            <text:p>0.7978906963</text:p>
          </table:table-cell>
          <table:table-cell table:style-name="ce3" office:value-type="string" calcext:value-type="string">
            <text:p><text:a xlink:href="http://shinglyu.github.io/moztrap-new-ui/diff.html?lhs=140788&amp;rhs=140823" xlink:type="simple">http://shinglyu.github.io/moztrap-new-ui/diff.html?lhs=140788&amp;rhs=140823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36" calcext:value-type="float">
            <text:p>140836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36" calcext:value-type="float">
            <text:p>14083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825377351" calcext:value-type="float">
            <text:p>0.7978253774</text:p>
          </table:table-cell>
          <table:table-cell table:style-name="ce3" office:value-type="string" calcext:value-type="string">
            <text:p><text:a xlink:href="http://shinglyu.github.io/moztrap-new-ui/diff.html?lhs=140836&amp;rhs=140838" xlink:type="simple">http://shinglyu.github.io/moztrap-new-ui/diff.html?lhs=140836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524616952" calcext:value-type="float">
            <text:p>0.797524617</text:p>
          </table:table-cell>
          <table:table-cell table:style-name="ce3" office:value-type="string" calcext:value-type="string">
            <text:p><text:a xlink:href="http://shinglyu.github.io/moztrap-new-ui/diff.html?lhs=140738&amp;rhs=140821" xlink:type="simple">http://shinglyu.github.io/moztrap-new-ui/diff.html?lhs=140738&amp;rhs=14082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22543491" calcext:value-type="float">
            <text:p>0.7972254349</text:p>
          </table:table-cell>
          <table:table-cell table:style-name="ce3" office:value-type="string" calcext:value-type="string">
            <text:p><text:a xlink:href="http://shinglyu.github.io/moztrap-new-ui/diff.html?lhs=140778&amp;rhs=140835" xlink:type="simple">http://shinglyu.github.io/moztrap-new-ui/diff.html?lhs=140778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224854517" calcext:value-type="float">
            <text:p>0.7972248545</text:p>
          </table:table-cell>
          <table:table-cell table:style-name="ce3" office:value-type="string" calcext:value-type="string">
            <text:p><text:a xlink:href="http://shinglyu.github.io/moztrap-new-ui/diff.html?lhs=140738&amp;rhs=140799" xlink:type="simple">http://shinglyu.github.io/moztrap-new-ui/diff.html?lhs=140738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201197003" calcext:value-type="float">
            <text:p>0.797201197</text:p>
          </table:table-cell>
          <table:table-cell table:style-name="ce3" office:value-type="string" calcext:value-type="string">
            <text:p><text:a xlink:href="http://shinglyu.github.io/moztrap-new-ui/diff.html?lhs=140796&amp;rhs=140823" xlink:type="simple">http://shinglyu.github.io/moztrap-new-ui/diff.html?lhs=140796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174816593" calcext:value-type="float">
            <text:p>0.7971748166</text:p>
          </table:table-cell>
          <table:table-cell table:style-name="ce3" office:value-type="string" calcext:value-type="string">
            <text:p><text:a xlink:href="http://shinglyu.github.io/moztrap-new-ui/diff.html?lhs=140738&amp;rhs=140742" xlink:type="simple">http://shinglyu.github.io/moztrap-new-ui/diff.html?lhs=140738&amp;rhs=14074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098541442" calcext:value-type="float">
            <text:p>0.7970985414</text:p>
          </table:table-cell>
          <table:table-cell table:style-name="ce3" office:value-type="string" calcext:value-type="string">
            <text:p><text:a xlink:href="http://shinglyu.github.io/moztrap-new-ui/diff.html?lhs=140790&amp;rhs=140805" xlink:type="simple">http://shinglyu.github.io/moztrap-new-ui/diff.html?lhs=140790&amp;rhs=14080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003668647" calcext:value-type="float">
            <text:p>0.7970036686</text:p>
          </table:table-cell>
          <table:table-cell table:style-name="ce3" office:value-type="string" calcext:value-type="string">
            <text:p><text:a xlink:href="http://shinglyu.github.io/moztrap-new-ui/diff.html?lhs=140781&amp;rhs=140796" xlink:type="simple">http://shinglyu.github.io/moztrap-new-ui/diff.html?lhs=140781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7001094461" calcext:value-type="float">
            <text:p>0.7970010945</text:p>
          </table:table-cell>
          <table:table-cell table:style-name="ce3" office:value-type="string" calcext:value-type="string">
            <text:p><text:a xlink:href="http://shinglyu.github.io/moztrap-new-ui/diff.html?lhs=140739&amp;rhs=140821" xlink:type="simple">http://shinglyu.github.io/moztrap-new-ui/diff.html?lhs=140739&amp;rhs=14082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6964290627" calcext:value-type="float">
            <text:p>0.7969642906</text:p>
          </table:table-cell>
          <table:table-cell table:style-name="ce3" office:value-type="string" calcext:value-type="string">
            <text:p><text:a xlink:href="http://shinglyu.github.io/moztrap-new-ui/diff.html?lhs=140788&amp;rhs=140798" xlink:type="simple">http://shinglyu.github.io/moztrap-new-ui/diff.html?lhs=140788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6755889421" calcext:value-type="float">
            <text:p>0.7967558894</text:p>
          </table:table-cell>
          <table:table-cell table:style-name="ce3" office:value-type="string" calcext:value-type="string">
            <text:p><text:a xlink:href="http://shinglyu.github.io/moztrap-new-ui/diff.html?lhs=140779&amp;rhs=140822" xlink:type="simple">http://shinglyu.github.io/moztrap-new-ui/diff.html?lhs=140779&amp;rhs=14082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6701528801" calcext:value-type="float">
            <text:p>0.7967015288</text:p>
          </table:table-cell>
          <table:table-cell table:style-name="ce3" office:value-type="string" calcext:value-type="string">
            <text:p><text:a xlink:href="http://shinglyu.github.io/moztrap-new-ui/diff.html?lhs=140739&amp;rhs=140799" xlink:type="simple">http://shinglyu.github.io/moztrap-new-ui/diff.html?lhs=140739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6605818799" calcext:value-type="float">
            <text:p>0.7966058188</text:p>
          </table:table-cell>
          <table:table-cell table:style-name="ce3" office:value-type="string" calcext:value-type="string">
            <text:p><text:a xlink:href="http://shinglyu.github.io/moztrap-new-ui/diff.html?lhs=140788&amp;rhs=140822" xlink:type="simple">http://shinglyu.github.io/moztrap-new-ui/diff.html?lhs=140788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6267540476" calcext:value-type="float">
            <text:p>0.7962675405</text:p>
          </table:table-cell>
          <table:table-cell table:style-name="ce3" office:value-type="string" calcext:value-type="string">
            <text:p><text:a xlink:href="http://shinglyu.github.io/moztrap-new-ui/diff.html?lhs=140738&amp;rhs=140790" xlink:type="simple">http://shinglyu.github.io/moztrap-new-ui/diff.html?lhs=140738&amp;rhs=14079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83051079" calcext:value-type="float">
            <text:p>0.7958305108</text:p>
          </table:table-cell>
          <table:table-cell table:style-name="ce3" office:value-type="string" calcext:value-type="string">
            <text:p><text:a xlink:href="http://shinglyu.github.io/moztrap-new-ui/diff.html?lhs=140774&amp;rhs=140788" xlink:type="simple">http://shinglyu.github.io/moztrap-new-ui/diff.html?lhs=140774&amp;rhs=14078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744843173" calcext:value-type="float">
            <text:p>0.7957448432</text:p>
          </table:table-cell>
          <table:table-cell table:style-name="ce3" office:value-type="string" calcext:value-type="string">
            <text:p><text:a xlink:href="http://shinglyu.github.io/moztrap-new-ui/diff.html?lhs=140739&amp;rhs=140790" xlink:type="simple">http://shinglyu.github.io/moztrap-new-ui/diff.html?lhs=140739&amp;rhs=14079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246791247" calcext:value-type="float">
            <text:p>0.7952467912</text:p>
          </table:table-cell>
          <table:table-cell table:style-name="ce3" office:value-type="string" calcext:value-type="string">
            <text:p><text:a xlink:href="http://shinglyu.github.io/moztrap-new-ui/diff.html?lhs=140738&amp;rhs=140838" xlink:type="simple">http://shinglyu.github.io/moztrap-new-ui/diff.html?lhs=140738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245051825" calcext:value-type="float">
            <text:p>0.7952450518</text:p>
          </table:table-cell>
          <table:table-cell table:style-name="ce3" office:value-type="string" calcext:value-type="string">
            <text:p><text:a xlink:href="http://shinglyu.github.io/moztrap-new-ui/diff.html?lhs=140790&amp;rhs=140807" xlink:type="simple">http://shinglyu.github.io/moztrap-new-ui/diff.html?lhs=140790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203357665" calcext:value-type="float">
            <text:p>0.7952033577</text:p>
          </table:table-cell>
          <table:table-cell table:style-name="ce3" office:value-type="string" calcext:value-type="string">
            <text:p><text:a xlink:href="http://shinglyu.github.io/moztrap-new-ui/diff.html?lhs=140788&amp;rhs=140794" xlink:type="simple">http://shinglyu.github.io/moztrap-new-ui/diff.html?lhs=140788&amp;rhs=140794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80" calcext:value-type="float">
            <text:p>140780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185105719" calcext:value-type="float">
            <text:p>0.7951851057</text:p>
          </table:table-cell>
          <table:table-cell table:style-name="ce3" office:value-type="string" calcext:value-type="string">
            <text:p><text:a xlink:href="http://shinglyu.github.io/moztrap-new-ui/diff.html?lhs=140780&amp;rhs=140787" xlink:type="simple">http://shinglyu.github.io/moztrap-new-ui/diff.html?lhs=140780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5089340682" calcext:value-type="float">
            <text:p>0.7950893407</text:p>
          </table:table-cell>
          <table:table-cell table:style-name="ce3" office:value-type="string" calcext:value-type="string">
            <text:p><text:a xlink:href="http://shinglyu.github.io/moztrap-new-ui/diff.html?lhs=140778&amp;rhs=140798" xlink:type="simple">http://shinglyu.github.io/moztrap-new-ui/diff.html?lhs=140778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891584405" calcext:value-type="float">
            <text:p>0.7948915844</text:p>
          </table:table-cell>
          <table:table-cell table:style-name="ce3" office:value-type="string" calcext:value-type="string">
            <text:p><text:a xlink:href="http://shinglyu.github.io/moztrap-new-ui/diff.html?lhs=140788&amp;rhs=140802" xlink:type="simple">http://shinglyu.github.io/moztrap-new-ui/diff.html?lhs=140788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828160996" calcext:value-type="float">
            <text:p>0.794828161</text:p>
          </table:table-cell>
          <table:table-cell table:style-name="ce3" office:value-type="string" calcext:value-type="string">
            <text:p><text:a xlink:href="http://shinglyu.github.io/moztrap-new-ui/diff.html?lhs=140796&amp;rhs=140822" xlink:type="simple">http://shinglyu.github.io/moztrap-new-ui/diff.html?lhs=140796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760537445" calcext:value-type="float">
            <text:p>0.7947605374</text:p>
          </table:table-cell>
          <table:table-cell table:style-name="ce3" office:value-type="string" calcext:value-type="string">
            <text:p><text:a xlink:href="http://shinglyu.github.io/moztrap-new-ui/diff.html?lhs=140780&amp;rhs=140788" xlink:type="simple">http://shinglyu.github.io/moztrap-new-ui/diff.html?lhs=140780&amp;rhs=14078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724763999" calcext:value-type="float">
            <text:p>0.794724764</text:p>
          </table:table-cell>
          <table:table-cell table:style-name="ce3" office:value-type="string" calcext:value-type="string">
            <text:p><text:a xlink:href="http://shinglyu.github.io/moztrap-new-ui/diff.html?lhs=140739&amp;rhs=140838" xlink:type="simple">http://shinglyu.github.io/moztrap-new-ui/diff.html?lhs=140739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67366671" calcext:value-type="float">
            <text:p>0.7946736667</text:p>
          </table:table-cell>
          <table:table-cell table:style-name="ce3" office:value-type="string" calcext:value-type="string">
            <text:p><text:a xlink:href="http://shinglyu.github.io/moztrap-new-ui/diff.html?lhs=140786&amp;rhs=140794" xlink:type="simple">http://shinglyu.github.io/moztrap-new-ui/diff.html?lhs=140786&amp;rhs=14079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491142383" calcext:value-type="float">
            <text:p>0.7944911424</text:p>
          </table:table-cell>
          <table:table-cell table:style-name="ce3" office:value-type="string" calcext:value-type="string">
            <text:p><text:a xlink:href="http://shinglyu.github.io/moztrap-new-ui/diff.html?lhs=140792&amp;rhs=140804" xlink:type="simple">http://shinglyu.github.io/moztrap-new-ui/diff.html?lhs=140792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392739935" calcext:value-type="float">
            <text:p>0.7943927399</text:p>
          </table:table-cell>
          <table:table-cell table:style-name="ce3" office:value-type="string" calcext:value-type="string">
            <text:p><text:a xlink:href="http://shinglyu.github.io/moztrap-new-ui/diff.html?lhs=140738&amp;rhs=140763" xlink:type="simple">http://shinglyu.github.io/moztrap-new-ui/diff.html?lhs=140738&amp;rhs=14076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plete different module</text:p>
          </table:table-cell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120890449" calcext:value-type="float">
            <text:p>0.7941208904</text:p>
          </table:table-cell>
          <table:table-cell table:style-name="ce3" office:value-type="string" calcext:value-type="string">
            <text:p><text:a xlink:href="http://shinglyu.github.io/moztrap-new-ui/diff.html?lhs=140794&amp;rhs=140830" xlink:type="simple">http://shinglyu.github.io/moztrap-new-ui/diff.html?lhs=140794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100815388" calcext:value-type="float">
            <text:p>0.7941008154</text:p>
          </table:table-cell>
          <table:table-cell table:style-name="ce3" office:value-type="string" calcext:value-type="string">
            <text:p><text:a xlink:href="http://shinglyu.github.io/moztrap-new-ui/diff.html?lhs=140823&amp;rhs=140828" xlink:type="simple">http://shinglyu.github.io/moztrap-new-ui/diff.html?lhs=140823&amp;rhs=14082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4088156538" calcext:value-type="float">
            <text:p>0.7940881565</text:p>
          </table:table-cell>
          <table:table-cell table:style-name="ce3" office:value-type="string" calcext:value-type="string">
            <text:p><text:a xlink:href="http://shinglyu.github.io/moztrap-new-ui/diff.html?lhs=140774&amp;rhs=140829" xlink:type="simple">http://shinglyu.github.io/moztrap-new-ui/diff.html?lhs=140774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93133058" calcext:value-type="float">
            <text:p>0.7939313306</text:p>
          </table:table-cell>
          <table:table-cell table:style-name="ce3" office:value-type="string" calcext:value-type="string">
            <text:p><text:a xlink:href="http://shinglyu.github.io/moztrap-new-ui/diff.html?lhs=140792&amp;rhs=140799" xlink:type="simple">http://shinglyu.github.io/moztrap-new-ui/diff.html?lhs=140792&amp;rhs=14079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864945209" calcext:value-type="float">
            <text:p>0.7938649452</text:p>
          </table:table-cell>
          <table:table-cell table:style-name="ce3" office:value-type="string" calcext:value-type="string">
            <text:p><text:a xlink:href="http://shinglyu.github.io/moztrap-new-ui/diff.html?lhs=140774&amp;rhs=140786" xlink:type="simple">http://shinglyu.github.io/moztrap-new-ui/diff.html?lhs=140774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79268594" calcext:value-type="float">
            <text:p>0.7937926859</text:p>
          </table:table-cell>
          <table:table-cell table:style-name="ce3" office:value-type="string" calcext:value-type="string">
            <text:p><text:a xlink:href="http://shinglyu.github.io/moztrap-new-ui/diff.html?lhs=140787&amp;rhs=140822" xlink:type="simple">http://shinglyu.github.io/moztrap-new-ui/diff.html?lhs=140787&amp;rhs=14082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omplete different module</text:p>
          </table:table-cell>
          <table:table-cell table:style-name="ce2" office:value-type="float" office:value="140740" calcext:value-type="float">
            <text:p>14074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3" calcext:value-type="float">
            <text:p>14077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770885417" calcext:value-type="float">
            <text:p>0.7937708854</text:p>
          </table:table-cell>
          <table:table-cell table:style-name="ce3" office:value-type="string" calcext:value-type="string">
            <text:p><text:a xlink:href="http://shinglyu.github.io/moztrap-new-ui/diff.html?lhs=140740&amp;rhs=140773" xlink:type="simple">http://shinglyu.github.io/moztrap-new-ui/diff.html?lhs=140740&amp;rhs=140773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75" calcext:value-type="float">
            <text:p>140775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775" calcext:value-type="float">
            <text:p>14077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6" calcext:value-type="float">
            <text:p>14077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570506209" calcext:value-type="float">
            <text:p>0.7935705062</text:p>
          </table:table-cell>
          <table:table-cell table:style-name="ce3" office:value-type="string" calcext:value-type="string">
            <text:p><text:a xlink:href="http://shinglyu.github.io/moztrap-new-ui/diff.html?lhs=140775&amp;rhs=140776" xlink:type="simple">http://shinglyu.github.io/moztrap-new-ui/diff.html?lhs=140775&amp;rhs=14077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450818822" calcext:value-type="float">
            <text:p>0.7934508188</text:p>
          </table:table-cell>
          <table:table-cell table:style-name="ce3" office:value-type="string" calcext:value-type="string">
            <text:p><text:a xlink:href="http://shinglyu.github.io/moztrap-new-ui/diff.html?lhs=140778&amp;rhs=140794" xlink:type="simple">http://shinglyu.github.io/moztrap-new-ui/diff.html?lhs=140778&amp;rhs=14079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399224493" calcext:value-type="float">
            <text:p>0.7933992245</text:p>
          </table:table-cell>
          <table:table-cell table:style-name="ce3" office:value-type="string" calcext:value-type="string">
            <text:p><text:a xlink:href="http://shinglyu.github.io/moztrap-new-ui/diff.html?lhs=140788&amp;rhs=140797" xlink:type="simple">http://shinglyu.github.io/moztrap-new-ui/diff.html?lhs=140788&amp;rhs=14079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trong dup</text:p>
          </table:table-cell>
          <table:table-cell table:style-name="ce2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2" calcext:value-type="float">
            <text:p>14083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316867109" calcext:value-type="float">
            <text:p>0.7933168671</text:p>
          </table:table-cell>
          <table:table-cell table:style-name="ce3" office:value-type="string" calcext:value-type="string">
            <text:p><text:a xlink:href="http://shinglyu.github.io/moztrap-new-ui/diff.html?lhs=140831&amp;rhs=140832" xlink:type="simple">http://shinglyu.github.io/moztrap-new-ui/diff.html?lhs=140831&amp;rhs=14083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236648299" calcext:value-type="float">
            <text:p>0.7932366483</text:p>
          </table:table-cell>
          <table:table-cell table:style-name="ce3" office:value-type="string" calcext:value-type="string">
            <text:p><text:a xlink:href="http://shinglyu.github.io/moztrap-new-ui/diff.html?lhs=140790&amp;rhs=140806" xlink:type="simple">http://shinglyu.github.io/moztrap-new-ui/diff.html?lhs=140790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3019041508" calcext:value-type="float">
            <text:p>0.7930190415</text:p>
          </table:table-cell>
          <table:table-cell table:style-name="ce3" office:value-type="string" calcext:value-type="string">
            <text:p><text:a xlink:href="http://shinglyu.github.io/moztrap-new-ui/diff.html?lhs=140778&amp;rhs=140821" xlink:type="simple">http://shinglyu.github.io/moztrap-new-ui/diff.html?lhs=140778&amp;rhs=14082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962200608" calcext:value-type="float">
            <text:p>0.7929622006</text:p>
          </table:table-cell>
          <table:table-cell table:style-name="ce3" office:value-type="string" calcext:value-type="string">
            <text:p><text:a xlink:href="http://shinglyu.github.io/moztrap-new-ui/diff.html?lhs=140778&amp;rhs=140803" xlink:type="simple">http://shinglyu.github.io/moztrap-new-ui/diff.html?lhs=140778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892392773" calcext:value-type="float">
            <text:p>0.7928923928</text:p>
          </table:table-cell>
          <table:table-cell table:style-name="ce3" office:value-type="string" calcext:value-type="string">
            <text:p><text:a xlink:href="http://shinglyu.github.io/moztrap-new-ui/diff.html?lhs=140788&amp;rhs=140803" xlink:type="simple">http://shinglyu.github.io/moztrap-new-ui/diff.html?lhs=140788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760491401" calcext:value-type="float">
            <text:p>0.7927604914</text:p>
          </table:table-cell>
          <table:table-cell table:style-name="ce3" office:value-type="string" calcext:value-type="string">
            <text:p><text:a xlink:href="http://shinglyu.github.io/moztrap-new-ui/diff.html?lhs=140774&amp;rhs=140787" xlink:type="simple">http://shinglyu.github.io/moztrap-new-ui/diff.html?lhs=140774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642400966" calcext:value-type="float">
            <text:p>0.792642401</text:p>
          </table:table-cell>
          <table:table-cell table:style-name="ce3" office:value-type="string" calcext:value-type="string">
            <text:p><text:a xlink:href="http://shinglyu.github.io/moztrap-new-ui/diff.html?lhs=140778&amp;rhs=140802" xlink:type="simple">http://shinglyu.github.io/moztrap-new-ui/diff.html?lhs=140778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528820708" calcext:value-type="float">
            <text:p>0.7925288207</text:p>
          </table:table-cell>
          <table:table-cell table:style-name="ce3" office:value-type="string" calcext:value-type="string">
            <text:p><text:a xlink:href="http://shinglyu.github.io/moztrap-new-ui/diff.html?lhs=140781&amp;rhs=140830" xlink:type="simple">http://shinglyu.github.io/moztrap-new-ui/diff.html?lhs=140781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module</text:p>
          </table:table-cell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449518229" calcext:value-type="float">
            <text:p>0.7924495182</text:p>
          </table:table-cell>
          <table:table-cell table:style-name="ce3" office:value-type="string" calcext:value-type="string">
            <text:p><text:a xlink:href="http://shinglyu.github.io/moztrap-new-ui/diff.html?lhs=140823&amp;rhs=140838" xlink:type="simple">http://shinglyu.github.io/moztrap-new-ui/diff.html?lhs=140823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30224549" calcext:value-type="float">
            <text:p>0.7923022455</text:p>
          </table:table-cell>
          <table:table-cell table:style-name="ce3" office:value-type="string" calcext:value-type="string">
            <text:p><text:a xlink:href="http://shinglyu.github.io/moztrap-new-ui/diff.html?lhs=140787&amp;rhs=140807" xlink:type="simple">http://shinglyu.github.io/moztrap-new-ui/diff.html?lhs=140787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266993277" calcext:value-type="float">
            <text:p>0.7922669933</text:p>
          </table:table-cell>
          <table:table-cell table:style-name="ce3" office:value-type="string" calcext:value-type="string">
            <text:p><text:a xlink:href="http://shinglyu.github.io/moztrap-new-ui/diff.html?lhs=140792&amp;rhs=140802" xlink:type="simple">http://shinglyu.github.io/moztrap-new-ui/diff.html?lhs=140792&amp;rhs=14080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210867039" calcext:value-type="float">
            <text:p>0.792210867</text:p>
          </table:table-cell>
          <table:table-cell table:style-name="ce3" office:value-type="string" calcext:value-type="string">
            <text:p><text:a xlink:href="http://shinglyu.github.io/moztrap-new-ui/diff.html?lhs=140738&amp;rhs=140831" xlink:type="simple">http://shinglyu.github.io/moztrap-new-ui/diff.html?lhs=140738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2122085295" calcext:value-type="float">
            <text:p>0.7921220853</text:p>
          </table:table-cell>
          <table:table-cell table:style-name="ce3" office:value-type="string" calcext:value-type="string">
            <text:p><text:a xlink:href="http://shinglyu.github.io/moztrap-new-ui/diff.html?lhs=140781&amp;rhs=140829" xlink:type="simple">http://shinglyu.github.io/moztrap-new-ui/diff.html?lhs=140781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977554043" calcext:value-type="float">
            <text:p>0.791977554</text:p>
          </table:table-cell>
          <table:table-cell table:style-name="ce3" office:value-type="string" calcext:value-type="string">
            <text:p><text:a xlink:href="http://shinglyu.github.io/moztrap-new-ui/diff.html?lhs=140738&amp;rhs=140798" xlink:type="simple">http://shinglyu.github.io/moztrap-new-ui/diff.html?lhs=140738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853335624" calcext:value-type="float">
            <text:p>0.7918533356</text:p>
          </table:table-cell>
          <table:table-cell table:style-name="ce3" office:value-type="string" calcext:value-type="string">
            <text:p><text:a xlink:href="http://shinglyu.github.io/moztrap-new-ui/diff.html?lhs=140792&amp;rhs=140798" xlink:type="simple">http://shinglyu.github.io/moztrap-new-ui/diff.html?lhs=140792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783412481" calcext:value-type="float">
            <text:p>0.7917834125</text:p>
          </table:table-cell>
          <table:table-cell table:style-name="ce3" office:value-type="string" calcext:value-type="string">
            <text:p><text:a xlink:href="http://shinglyu.github.io/moztrap-new-ui/diff.html?lhs=140779&amp;rhs=140792" xlink:type="simple">http://shinglyu.github.io/moztrap-new-ui/diff.html?lhs=140779&amp;rhs=14079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690832675" calcext:value-type="float">
            <text:p>0.7916908327</text:p>
          </table:table-cell>
          <table:table-cell table:style-name="ce3" office:value-type="string" calcext:value-type="string">
            <text:p><text:a xlink:href="http://shinglyu.github.io/moztrap-new-ui/diff.html?lhs=140739&amp;rhs=140831" xlink:type="simple">http://shinglyu.github.io/moztrap-new-ui/diff.html?lhs=140739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457672835" calcext:value-type="float">
            <text:p>0.7914576728</text:p>
          </table:table-cell>
          <table:table-cell table:style-name="ce3" office:value-type="string" calcext:value-type="string">
            <text:p><text:a xlink:href="http://shinglyu.github.io/moztrap-new-ui/diff.html?lhs=140739&amp;rhs=140798" xlink:type="simple">http://shinglyu.github.io/moztrap-new-ui/diff.html?lhs=140739&amp;rhs=14079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392342056" calcext:value-type="float">
            <text:p>0.7913923421</text:p>
          </table:table-cell>
          <table:table-cell table:style-name="ce3" office:value-type="string" calcext:value-type="string">
            <text:p><text:a xlink:href="http://shinglyu.github.io/moztrap-new-ui/diff.html?lhs=140738&amp;rhs=140800" xlink:type="simple">http://shinglyu.github.io/moztrap-new-ui/diff.html?lhs=140738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1216597403" calcext:value-type="float">
            <text:p>0.7912165974</text:p>
          </table:table-cell>
          <table:table-cell table:style-name="ce3" office:value-type="string" calcext:value-type="string">
            <text:p><text:a xlink:href="http://shinglyu.github.io/moztrap-new-ui/diff.html?lhs=140780&amp;rhs=140823" xlink:type="simple">http://shinglyu.github.io/moztrap-new-ui/diff.html?lhs=140780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754869659" calcext:value-type="float">
            <text:p>0.7907548697</text:p>
          </table:table-cell>
          <table:table-cell table:style-name="ce3" office:value-type="string" calcext:value-type="string">
            <text:p><text:a xlink:href="http://shinglyu.github.io/moztrap-new-ui/diff.html?lhs=140774&amp;rhs=140830" xlink:type="simple">http://shinglyu.github.io/moztrap-new-ui/diff.html?lhs=140774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668167317" calcext:value-type="float">
            <text:p>0.7906681673</text:p>
          </table:table-cell>
          <table:table-cell table:style-name="ce3" office:value-type="string" calcext:value-type="string">
            <text:p><text:a xlink:href="http://shinglyu.github.io/moztrap-new-ui/diff.html?lhs=140792&amp;rhs=140803" xlink:type="simple">http://shinglyu.github.io/moztrap-new-ui/diff.html?lhs=140792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630022032" calcext:value-type="float">
            <text:p>0.790630022</text:p>
          </table:table-cell>
          <table:table-cell table:style-name="ce3" office:value-type="string" calcext:value-type="string">
            <text:p><text:a xlink:href="http://shinglyu.github.io/moztrap-new-ui/diff.html?lhs=140781&amp;rhs=140823" xlink:type="simple">http://shinglyu.github.io/moztrap-new-ui/diff.html?lhs=140781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531406338" calcext:value-type="float">
            <text:p>0.7905314063</text:p>
          </table:table-cell>
          <table:table-cell table:style-name="ce3" office:value-type="string" calcext:value-type="string">
            <text:p><text:a xlink:href="http://shinglyu.github.io/moztrap-new-ui/diff.html?lhs=140786&amp;rhs=140822" xlink:type="simple">http://shinglyu.github.io/moztrap-new-ui/diff.html?lhs=140786&amp;rhs=14082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337792257" calcext:value-type="float">
            <text:p>0.7903377923</text:p>
          </table:table-cell>
          <table:table-cell table:style-name="ce3" office:value-type="string" calcext:value-type="string">
            <text:p><text:a xlink:href="http://shinglyu.github.io/moztrap-new-ui/diff.html?lhs=140838&amp;rhs=140840" xlink:type="simple">http://shinglyu.github.io/moztrap-new-ui/diff.html?lhs=140838&amp;rhs=14084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324325222" calcext:value-type="float">
            <text:p>0.7903243252</text:p>
          </table:table-cell>
          <table:table-cell table:style-name="ce3" office:value-type="string" calcext:value-type="string">
            <text:p><text:a xlink:href="http://shinglyu.github.io/moztrap-new-ui/diff.html?lhs=140792&amp;rhs=140807" xlink:type="simple">http://shinglyu.github.io/moztrap-new-ui/diff.html?lhs=140792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4" calcext:value-type="float">
            <text:p>14083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223510522" calcext:value-type="float">
            <text:p>0.7902235105</text:p>
          </table:table-cell>
          <table:table-cell table:style-name="ce3" office:value-type="string" calcext:value-type="string">
            <text:p><text:a xlink:href="http://shinglyu.github.io/moztrap-new-ui/diff.html?lhs=140823&amp;rhs=140834" xlink:type="simple">http://shinglyu.github.io/moztrap-new-ui/diff.html?lhs=140823&amp;rhs=14083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5" calcext:value-type="float">
            <text:p>14077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7" calcext:value-type="float">
            <text:p>14077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214449271" calcext:value-type="float">
            <text:p>0.7902144493</text:p>
          </table:table-cell>
          <table:table-cell table:style-name="ce3" office:value-type="string" calcext:value-type="string">
            <text:p><text:a xlink:href="http://shinglyu.github.io/moztrap-new-ui/diff.html?lhs=140775&amp;rhs=140777" xlink:type="simple">http://shinglyu.github.io/moztrap-new-ui/diff.html?lhs=140775&amp;rhs=14077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90098850535" calcext:value-type="float">
            <text:p>0.7900988505</text:p>
          </table:table-cell>
          <table:table-cell table:style-name="ce3" office:value-type="string" calcext:value-type="string">
            <text:p><text:a xlink:href="http://shinglyu.github.io/moztrap-new-ui/diff.html?lhs=140823&amp;rhs=140835" xlink:type="simple">http://shinglyu.github.io/moztrap-new-ui/diff.html?lhs=140823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9539131018" calcext:value-type="float">
            <text:p>0.789539131</text:p>
          </table:table-cell>
          <table:table-cell table:style-name="ce3" office:value-type="string" calcext:value-type="string">
            <text:p><text:a xlink:href="http://shinglyu.github.io/moztrap-new-ui/diff.html?lhs=140779&amp;rhs=140831" xlink:type="simple">http://shinglyu.github.io/moztrap-new-ui/diff.html?lhs=140779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9460000785" calcext:value-type="float">
            <text:p>0.7894600008</text:p>
          </table:table-cell>
          <table:table-cell table:style-name="ce3" office:value-type="string" calcext:value-type="string">
            <text:p><text:a xlink:href="http://shinglyu.github.io/moztrap-new-ui/diff.html?lhs=140742&amp;rhs=140781" xlink:type="simple">http://shinglyu.github.io/moztrap-new-ui/diff.html?lhs=140742&amp;rhs=14078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9399675606" calcext:value-type="float">
            <text:p>0.7893996756</text:p>
          </table:table-cell>
          <table:table-cell table:style-name="ce3" office:value-type="string" calcext:value-type="string">
            <text:p><text:a xlink:href="http://shinglyu.github.io/moztrap-new-ui/diff.html?lhs=140780&amp;rhs=140796" xlink:type="simple">http://shinglyu.github.io/moztrap-new-ui/diff.html?lhs=140780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929335478" calcext:value-type="float">
            <text:p>0.7892933548</text:p>
          </table:table-cell>
          <table:table-cell table:style-name="ce3" office:value-type="string" calcext:value-type="string">
            <text:p><text:a xlink:href="http://shinglyu.github.io/moztrap-new-ui/diff.html?lhs=140739&amp;rhs=140800" xlink:type="simple">http://shinglyu.github.io/moztrap-new-ui/diff.html?lhs=140739&amp;rhs=140800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ncel</text:p>
          </table:table-cell>
          <table:table-cell table:style-name="ce2" office:value-type="float" office:value="140839" calcext:value-type="float">
            <text:p>1408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9158776522" calcext:value-type="float">
            <text:p>0.7891587765</text:p>
          </table:table-cell>
          <table:table-cell table:style-name="ce3" office:value-type="string" calcext:value-type="string">
            <text:p><text:a xlink:href="http://shinglyu.github.io/moztrap-new-ui/diff.html?lhs=140839&amp;rhs=140840" xlink:type="simple">http://shinglyu.github.io/moztrap-new-ui/diff.html?lhs=140839&amp;rhs=14084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883175488" calcext:value-type="float">
            <text:p>0.7888831755</text:p>
          </table:table-cell>
          <table:table-cell table:style-name="ce3" office:value-type="string" calcext:value-type="string">
            <text:p><text:a xlink:href="http://shinglyu.github.io/moztrap-new-ui/diff.html?lhs=140738&amp;rhs=140803" xlink:type="simple">http://shinglyu.github.io/moztrap-new-ui/diff.html?lhs=140738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839843145" calcext:value-type="float">
            <text:p>0.7888398431</text:p>
          </table:table-cell>
          <table:table-cell table:style-name="ce3" office:value-type="string" calcext:value-type="string">
            <text:p><text:a xlink:href="http://shinglyu.github.io/moztrap-new-ui/diff.html?lhs=140738&amp;rhs=140802" xlink:type="simple">http://shinglyu.github.io/moztrap-new-ui/diff.html?lhs=140738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789929888" calcext:value-type="float">
            <text:p>0.7887899299</text:p>
          </table:table-cell>
          <table:table-cell table:style-name="ce3" office:value-type="string" calcext:value-type="string">
            <text:p><text:a xlink:href="http://shinglyu.github.io/moztrap-new-ui/diff.html?lhs=140790&amp;rhs=140799" xlink:type="simple">http://shinglyu.github.io/moztrap-new-ui/diff.html?lhs=140790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520248381" calcext:value-type="float">
            <text:p>0.7885202484</text:p>
          </table:table-cell>
          <table:table-cell table:style-name="ce3" office:value-type="string" calcext:value-type="string">
            <text:p><text:a xlink:href="http://shinglyu.github.io/moztrap-new-ui/diff.html?lhs=140792&amp;rhs=140797" xlink:type="simple">http://shinglyu.github.io/moztrap-new-ui/diff.html?lhs=140792&amp;rhs=14079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27" calcext:value-type="float">
            <text:p>14082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511876848" calcext:value-type="float">
            <text:p>0.7885118768</text:p>
          </table:table-cell>
          <table:table-cell table:style-name="ce3" office:value-type="string" calcext:value-type="string">
            <text:p><text:a xlink:href="http://shinglyu.github.io/moztrap-new-ui/diff.html?lhs=140827&amp;rhs=140828" xlink:type="simple">http://shinglyu.github.io/moztrap-new-ui/diff.html?lhs=140827&amp;rhs=14082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384066288" calcext:value-type="float">
            <text:p>0.7883840663</text:p>
          </table:table-cell>
          <table:table-cell table:style-name="ce3" office:value-type="string" calcext:value-type="string">
            <text:p><text:a xlink:href="http://shinglyu.github.io/moztrap-new-ui/diff.html?lhs=140780&amp;rhs=140829" xlink:type="simple">http://shinglyu.github.io/moztrap-new-ui/diff.html?lhs=140780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365325536" calcext:value-type="float">
            <text:p>0.7883653255</text:p>
          </table:table-cell>
          <table:table-cell table:style-name="ce3" office:value-type="string" calcext:value-type="string">
            <text:p><text:a xlink:href="http://shinglyu.github.io/moztrap-new-ui/diff.html?lhs=140739&amp;rhs=140803" xlink:type="simple">http://shinglyu.github.io/moztrap-new-ui/diff.html?lhs=140739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344447197" calcext:value-type="float">
            <text:p>0.7883444472</text:p>
          </table:table-cell>
          <table:table-cell table:style-name="ce3" office:value-type="string" calcext:value-type="string">
            <text:p><text:a xlink:href="http://shinglyu.github.io/moztrap-new-ui/diff.html?lhs=140829&amp;rhs=140838" xlink:type="simple">http://shinglyu.github.io/moztrap-new-ui/diff.html?lhs=140829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322021637" calcext:value-type="float">
            <text:p>0.7883220216</text:p>
          </table:table-cell>
          <table:table-cell table:style-name="ce3" office:value-type="string" calcext:value-type="string">
            <text:p><text:a xlink:href="http://shinglyu.github.io/moztrap-new-ui/diff.html?lhs=140739&amp;rhs=140802" xlink:type="simple">http://shinglyu.github.io/moztrap-new-ui/diff.html?lhs=140739&amp;rhs=14080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184807665" calcext:value-type="float">
            <text:p>0.7881848077</text:p>
          </table:table-cell>
          <table:table-cell table:style-name="ce3" office:value-type="string" calcext:value-type="string">
            <text:p><text:a xlink:href="http://shinglyu.github.io/moztrap-new-ui/diff.html?lhs=140787&amp;rhs=140831" xlink:type="simple">http://shinglyu.github.io/moztrap-new-ui/diff.html?lhs=140787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8082774182" calcext:value-type="float">
            <text:p>0.7880827742</text:p>
          </table:table-cell>
          <table:table-cell table:style-name="ce3" office:value-type="string" calcext:value-type="string">
            <text:p><text:a xlink:href="http://shinglyu.github.io/moztrap-new-ui/diff.html?lhs=140738&amp;rhs=140794" xlink:type="simple">http://shinglyu.github.io/moztrap-new-ui/diff.html?lhs=140738&amp;rhs=14079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7909087359" calcext:value-type="float">
            <text:p>0.7879090874</text:p>
          </table:table-cell>
          <table:table-cell table:style-name="ce3" office:value-type="string" calcext:value-type="string">
            <text:p><text:a xlink:href="http://shinglyu.github.io/moztrap-new-ui/diff.html?lhs=140779&amp;rhs=140821" xlink:type="simple">http://shinglyu.github.io/moztrap-new-ui/diff.html?lhs=140779&amp;rhs=140821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33" calcext:value-type="float">
            <text:p>140833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33" calcext:value-type="float">
            <text:p>14083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4" calcext:value-type="float">
            <text:p>14083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7566859012" calcext:value-type="float">
            <text:p>0.787566859</text:p>
          </table:table-cell>
          <table:table-cell table:style-name="ce3" office:value-type="string" calcext:value-type="string">
            <text:p><text:a xlink:href="http://shinglyu.github.io/moztrap-new-ui/diff.html?lhs=140833&amp;rhs=140834" xlink:type="simple">http://shinglyu.github.io/moztrap-new-ui/diff.html?lhs=140833&amp;rhs=14083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7565449641" calcext:value-type="float">
            <text:p>0.7875654496</text:p>
          </table:table-cell>
          <table:table-cell table:style-name="ce3" office:value-type="string" calcext:value-type="string">
            <text:p><text:a xlink:href="http://shinglyu.github.io/moztrap-new-ui/diff.html?lhs=140739&amp;rhs=140794" xlink:type="simple">http://shinglyu.github.io/moztrap-new-ui/diff.html?lhs=140739&amp;rhs=14079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7231801775" calcext:value-type="float">
            <text:p>0.7872318018</text:p>
          </table:table-cell>
          <table:table-cell table:style-name="ce3" office:value-type="string" calcext:value-type="string">
            <text:p><text:a xlink:href="http://shinglyu.github.io/moztrap-new-ui/diff.html?lhs=140794&amp;rhs=140801" xlink:type="simple">http://shinglyu.github.io/moztrap-new-ui/diff.html?lhs=140794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7179391346" calcext:value-type="float">
            <text:p>0.7871793913</text:p>
          </table:table-cell>
          <table:table-cell table:style-name="ce3" office:value-type="string" calcext:value-type="string">
            <text:p><text:a xlink:href="http://shinglyu.github.io/moztrap-new-ui/diff.html?lhs=140779&amp;rhs=140801" xlink:type="simple">http://shinglyu.github.io/moztrap-new-ui/diff.html?lhs=140779&amp;rhs=14080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7016409682" calcext:value-type="float">
            <text:p>0.7870164097</text:p>
          </table:table-cell>
          <table:table-cell table:style-name="ce3" office:value-type="string" calcext:value-type="string">
            <text:p><text:a xlink:href="http://shinglyu.github.io/moztrap-new-ui/diff.html?lhs=140798&amp;rhs=140805" xlink:type="simple">http://shinglyu.github.io/moztrap-new-ui/diff.html?lhs=140798&amp;rhs=14080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trong dup</text:p>
          </table:table-cell>
          <table:table-cell table:style-name="ce2" office:value-type="float" office:value="140826" calcext:value-type="float">
            <text:p>14082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84854428" calcext:value-type="float">
            <text:p>0.7868485443</text:p>
          </table:table-cell>
          <table:table-cell table:style-name="ce3" office:value-type="string" calcext:value-type="string">
            <text:p><text:a xlink:href="http://shinglyu.github.io/moztrap-new-ui/diff.html?lhs=140826&amp;rhs=140828" xlink:type="simple">http://shinglyu.github.io/moztrap-new-ui/diff.html?lhs=140826&amp;rhs=14082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734610896" calcext:value-type="float">
            <text:p>0.7867346109</text:p>
          </table:table-cell>
          <table:table-cell table:style-name="ce3" office:value-type="string" calcext:value-type="string">
            <text:p><text:a xlink:href="http://shinglyu.github.io/moztrap-new-ui/diff.html?lhs=140800&amp;rhs=140830" xlink:type="simple">http://shinglyu.github.io/moztrap-new-ui/diff.html?lhs=140800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680164205" calcext:value-type="float">
            <text:p>0.7866801642</text:p>
          </table:table-cell>
          <table:table-cell table:style-name="ce3" office:value-type="string" calcext:value-type="string">
            <text:p><text:a xlink:href="http://shinglyu.github.io/moztrap-new-ui/diff.html?lhs=140742&amp;rhs=140786" xlink:type="simple">http://shinglyu.github.io/moztrap-new-ui/diff.html?lhs=140742&amp;rhs=14078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487061191" calcext:value-type="float">
            <text:p>0.7864870612</text:p>
          </table:table-cell>
          <table:table-cell table:style-name="ce3" office:value-type="string" calcext:value-type="string">
            <text:p><text:a xlink:href="http://shinglyu.github.io/moztrap-new-ui/diff.html?lhs=140780&amp;rhs=140830" xlink:type="simple">http://shinglyu.github.io/moztrap-new-ui/diff.html?lhs=140780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445344189" calcext:value-type="float">
            <text:p>0.7864453442</text:p>
          </table:table-cell>
          <table:table-cell table:style-name="ce3" office:value-type="string" calcext:value-type="string">
            <text:p><text:a xlink:href="http://shinglyu.github.io/moztrap-new-ui/diff.html?lhs=140771&amp;rhs=140774" xlink:type="simple">http://shinglyu.github.io/moztrap-new-ui/diff.html?lhs=140771&amp;rhs=14077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9" calcext:value-type="float">
            <text:p>14078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381659793" calcext:value-type="float">
            <text:p>0.7863816598</text:p>
          </table:table-cell>
          <table:table-cell table:style-name="ce3" office:value-type="string" calcext:value-type="string">
            <text:p><text:a xlink:href="http://shinglyu.github.io/moztrap-new-ui/diff.html?lhs=140789&amp;rhs=140790" xlink:type="simple">http://shinglyu.github.io/moztrap-new-ui/diff.html?lhs=140789&amp;rhs=14079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2" calcext:value-type="float">
            <text:p>14078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3" calcext:value-type="float">
            <text:p>14078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6292046458" calcext:value-type="float">
            <text:p>0.7862920465</text:p>
          </table:table-cell>
          <table:table-cell table:style-name="ce3" office:value-type="string" calcext:value-type="string">
            <text:p><text:a xlink:href="http://shinglyu.github.io/moztrap-new-ui/diff.html?lhs=140782&amp;rhs=140783" xlink:type="simple">http://shinglyu.github.io/moztrap-new-ui/diff.html?lhs=140782&amp;rhs=14078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5896591023" calcext:value-type="float">
            <text:p>0.785896591</text:p>
          </table:table-cell>
          <table:table-cell table:style-name="ce3" office:value-type="string" calcext:value-type="string">
            <text:p><text:a xlink:href="http://shinglyu.github.io/moztrap-new-ui/diff.html?lhs=140774&amp;rhs=140823" xlink:type="simple">http://shinglyu.github.io/moztrap-new-ui/diff.html?lhs=140774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rom/to</text:p>
          </table:table-cell>
          <table:table-cell table:style-name="ce2" office:value-type="float" office:value="140751" calcext:value-type="float">
            <text:p>14075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53" calcext:value-type="float">
            <text:p>14075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5817560567" calcext:value-type="float">
            <text:p>0.7858175606</text:p>
          </table:table-cell>
          <table:table-cell table:style-name="ce3" office:value-type="string" calcext:value-type="string">
            <text:p><text:a xlink:href="http://shinglyu.github.io/moztrap-new-ui/diff.html?lhs=140751&amp;rhs=140753" xlink:type="simple">http://shinglyu.github.io/moztrap-new-ui/diff.html?lhs=140751&amp;rhs=14075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5611260849" calcext:value-type="float">
            <text:p>0.7856112608</text:p>
          </table:table-cell>
          <table:table-cell table:style-name="ce3" office:value-type="string" calcext:value-type="string">
            <text:p><text:a xlink:href="http://shinglyu.github.io/moztrap-new-ui/diff.html?lhs=140788&amp;rhs=140791" xlink:type="simple">http://shinglyu.github.io/moztrap-new-ui/diff.html?lhs=140788&amp;rhs=14079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5552569951" calcext:value-type="float">
            <text:p>0.78555257</text:p>
          </table:table-cell>
          <table:table-cell table:style-name="ce3" office:value-type="string" calcext:value-type="string">
            <text:p><text:a xlink:href="http://shinglyu.github.io/moztrap-new-ui/diff.html?lhs=140830&amp;rhs=140838" xlink:type="simple">http://shinglyu.github.io/moztrap-new-ui/diff.html?lhs=140830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5384363903" calcext:value-type="float">
            <text:p>0.7853843639</text:p>
          </table:table-cell>
          <table:table-cell table:style-name="ce3" office:value-type="string" calcext:value-type="string">
            <text:p><text:a xlink:href="http://shinglyu.github.io/moztrap-new-ui/diff.html?lhs=140829&amp;rhs=140835" xlink:type="simple">http://shinglyu.github.io/moztrap-new-ui/diff.html?lhs=140829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5312734192" calcext:value-type="float">
            <text:p>0.7853127342</text:p>
          </table:table-cell>
          <table:table-cell table:style-name="ce3" office:value-type="string" calcext:value-type="string">
            <text:p><text:a xlink:href="http://shinglyu.github.io/moztrap-new-ui/diff.html?lhs=140774&amp;rhs=140796" xlink:type="simple">http://shinglyu.github.io/moztrap-new-ui/diff.html?lhs=140774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863085268" calcext:value-type="float">
            <text:p>0.7848630853</text:p>
          </table:table-cell>
          <table:table-cell table:style-name="ce3" office:value-type="string" calcext:value-type="string">
            <text:p><text:a xlink:href="http://shinglyu.github.io/moztrap-new-ui/diff.html?lhs=140790&amp;rhs=140798" xlink:type="simple">http://shinglyu.github.io/moztrap-new-ui/diff.html?lhs=140790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765693251" calcext:value-type="float">
            <text:p>0.7847656933</text:p>
          </table:table-cell>
          <table:table-cell table:style-name="ce3" office:value-type="string" calcext:value-type="string">
            <text:p><text:a xlink:href="http://shinglyu.github.io/moztrap-new-ui/diff.html?lhs=140786&amp;rhs=140831" xlink:type="simple">http://shinglyu.github.io/moztrap-new-ui/diff.html?lhs=140786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6" calcext:value-type="float">
            <text:p>14077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732744791" calcext:value-type="float">
            <text:p>0.7847327448</text:p>
          </table:table-cell>
          <table:table-cell table:style-name="ce3" office:value-type="string" calcext:value-type="string">
            <text:p><text:a xlink:href="http://shinglyu.github.io/moztrap-new-ui/diff.html?lhs=140774&amp;rhs=140776" xlink:type="simple">http://shinglyu.github.io/moztrap-new-ui/diff.html?lhs=140774&amp;rhs=14077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606374093" calcext:value-type="float">
            <text:p>0.7846063741</text:p>
          </table:table-cell>
          <table:table-cell table:style-name="ce3" office:value-type="string" calcext:value-type="string">
            <text:p><text:a xlink:href="http://shinglyu.github.io/moztrap-new-ui/diff.html?lhs=140780&amp;rhs=140822" xlink:type="simple">http://shinglyu.github.io/moztrap-new-ui/diff.html?lhs=140780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577918936" calcext:value-type="float">
            <text:p>0.7845779189</text:p>
          </table:table-cell>
          <table:table-cell table:style-name="ce3" office:value-type="string" calcext:value-type="string">
            <text:p><text:a xlink:href="http://shinglyu.github.io/moztrap-new-ui/diff.html?lhs=140792&amp;rhs=140800" xlink:type="simple">http://shinglyu.github.io/moztrap-new-ui/diff.html?lhs=140792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387549874" calcext:value-type="float">
            <text:p>0.7843875499</text:p>
          </table:table-cell>
          <table:table-cell table:style-name="ce3" office:value-type="string" calcext:value-type="string">
            <text:p><text:a xlink:href="http://shinglyu.github.io/moztrap-new-ui/diff.html?lhs=140763&amp;rhs=140778" xlink:type="simple">http://shinglyu.github.io/moztrap-new-ui/diff.html?lhs=140763&amp;rhs=140778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742" calcext:value-type="float">
            <text:p>14074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/middle step</text:p>
          </table:table-cell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182904514" calcext:value-type="float">
            <text:p>0.7841829045</text:p>
          </table:table-cell>
          <table:table-cell table:style-name="ce3" office:value-type="string" calcext:value-type="string">
            <text:p><text:a xlink:href="http://shinglyu.github.io/moztrap-new-ui/diff.html?lhs=140742&amp;rhs=140788" xlink:type="simple">http://shinglyu.github.io/moztrap-new-ui/diff.html?lhs=140742&amp;rhs=14078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156390333" calcext:value-type="float">
            <text:p>0.7841563903</text:p>
          </table:table-cell>
          <table:table-cell table:style-name="ce3" office:value-type="string" calcext:value-type="string">
            <text:p><text:a xlink:href="http://shinglyu.github.io/moztrap-new-ui/diff.html?lhs=140794&amp;rhs=140807" xlink:type="simple">http://shinglyu.github.io/moztrap-new-ui/diff.html?lhs=140794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050152738" calcext:value-type="float">
            <text:p>0.7840501527</text:p>
          </table:table-cell>
          <table:table-cell table:style-name="ce3" office:value-type="string" calcext:value-type="string">
            <text:p><text:a xlink:href="http://shinglyu.github.io/moztrap-new-ui/diff.html?lhs=140763&amp;rhs=140774" xlink:type="simple">http://shinglyu.github.io/moztrap-new-ui/diff.html?lhs=140763&amp;rhs=14077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044844014" calcext:value-type="float">
            <text:p>0.784044844</text:p>
          </table:table-cell>
          <table:table-cell table:style-name="ce3" office:value-type="string" calcext:value-type="string">
            <text:p><text:a xlink:href="http://shinglyu.github.io/moztrap-new-ui/diff.html?lhs=140793&amp;rhs=140807" xlink:type="simple">http://shinglyu.github.io/moztrap-new-ui/diff.html?lhs=140793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024311157" calcext:value-type="float">
            <text:p>0.7840243112</text:p>
          </table:table-cell>
          <table:table-cell table:style-name="ce3" office:value-type="string" calcext:value-type="string">
            <text:p><text:a xlink:href="http://shinglyu.github.io/moztrap-new-ui/diff.html?lhs=140742&amp;rhs=140823" xlink:type="simple">http://shinglyu.github.io/moztrap-new-ui/diff.html?lhs=140742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4004054685" calcext:value-type="float">
            <text:p>0.7840040547</text:p>
          </table:table-cell>
          <table:table-cell table:style-name="ce3" office:value-type="string" calcext:value-type="string">
            <text:p><text:a xlink:href="http://shinglyu.github.io/moztrap-new-ui/diff.html?lhs=140830&amp;rhs=140835" xlink:type="simple">http://shinglyu.github.io/moztrap-new-ui/diff.html?lhs=140830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3932923209" calcext:value-type="float">
            <text:p>0.7839329232</text:p>
          </table:table-cell>
          <table:table-cell table:style-name="ce3" office:value-type="string" calcext:value-type="string">
            <text:p><text:a xlink:href="http://shinglyu.github.io/moztrap-new-ui/diff.html?lhs=140778&amp;rhs=140797" xlink:type="simple">http://shinglyu.github.io/moztrap-new-ui/diff.html?lhs=140778&amp;rhs=14079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3867515113" calcext:value-type="float">
            <text:p>0.7838675151</text:p>
          </table:table-cell>
          <table:table-cell table:style-name="ce3" office:value-type="string" calcext:value-type="string">
            <text:p><text:a xlink:href="http://shinglyu.github.io/moztrap-new-ui/diff.html?lhs=140792&amp;rhs=140830" xlink:type="simple">http://shinglyu.github.io/moztrap-new-ui/diff.html?lhs=140792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3761719621" calcext:value-type="float">
            <text:p>0.7837617196</text:p>
          </table:table-cell>
          <table:table-cell table:style-name="ce3" office:value-type="string" calcext:value-type="string">
            <text:p><text:a xlink:href="http://shinglyu.github.io/moztrap-new-ui/diff.html?lhs=140790&amp;rhs=140802" xlink:type="simple">http://shinglyu.github.io/moztrap-new-ui/diff.html?lhs=140790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3026679616" calcext:value-type="float">
            <text:p>0.7830266796</text:p>
          </table:table-cell>
          <table:table-cell table:style-name="ce3" office:value-type="string" calcext:value-type="string">
            <text:p><text:a xlink:href="http://shinglyu.github.io/moztrap-new-ui/diff.html?lhs=140781&amp;rhs=140792" xlink:type="simple">http://shinglyu.github.io/moztrap-new-ui/diff.html?lhs=140781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970223436" calcext:value-type="float">
            <text:p>0.7829702234</text:p>
          </table:table-cell>
          <table:table-cell table:style-name="ce3" office:value-type="string" calcext:value-type="string">
            <text:p><text:a xlink:href="http://shinglyu.github.io/moztrap-new-ui/diff.html?lhs=140779&amp;rhs=140799" xlink:type="simple">http://shinglyu.github.io/moztrap-new-ui/diff.html?lhs=140779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924225163" calcext:value-type="float">
            <text:p>0.7829242252</text:p>
          </table:table-cell>
          <table:table-cell table:style-name="ce3" office:value-type="string" calcext:value-type="string">
            <text:p><text:a xlink:href="http://shinglyu.github.io/moztrap-new-ui/diff.html?lhs=140742&amp;rhs=140787" xlink:type="simple">http://shinglyu.github.io/moztrap-new-ui/diff.html?lhs=140742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84404747" calcext:value-type="float">
            <text:p>0.7828440475</text:p>
          </table:table-cell>
          <table:table-cell table:style-name="ce3" office:value-type="string" calcext:value-type="string">
            <text:p><text:a xlink:href="http://shinglyu.github.io/moztrap-new-ui/diff.html?lhs=140779&amp;rhs=140790" xlink:type="simple">http://shinglyu.github.io/moztrap-new-ui/diff.html?lhs=140779&amp;rhs=14079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83545779" calcext:value-type="float">
            <text:p>0.7828354578</text:p>
          </table:table-cell>
          <table:table-cell table:style-name="ce3" office:value-type="string" calcext:value-type="string">
            <text:p><text:a xlink:href="http://shinglyu.github.io/moztrap-new-ui/diff.html?lhs=140798&amp;rhs=140804" xlink:type="simple">http://shinglyu.github.io/moztrap-new-ui/diff.html?lhs=140798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753167691" calcext:value-type="float">
            <text:p>0.7827531677</text:p>
          </table:table-cell>
          <table:table-cell table:style-name="ce3" office:value-type="string" calcext:value-type="string">
            <text:p><text:a xlink:href="http://shinglyu.github.io/moztrap-new-ui/diff.html?lhs=140781&amp;rhs=140822" xlink:type="simple">http://shinglyu.github.io/moztrap-new-ui/diff.html?lhs=140781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718829895" calcext:value-type="float">
            <text:p>0.7827188299</text:p>
          </table:table-cell>
          <table:table-cell table:style-name="ce3" office:value-type="string" calcext:value-type="string">
            <text:p><text:a xlink:href="http://shinglyu.github.io/moztrap-new-ui/diff.html?lhs=140790&amp;rhs=140803" xlink:type="simple">http://shinglyu.github.io/moztrap-new-ui/diff.html?lhs=140790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6" calcext:value-type="float">
            <text:p>14083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563367853" calcext:value-type="float">
            <text:p>0.7825633679</text:p>
          </table:table-cell>
          <table:table-cell table:style-name="ce3" office:value-type="string" calcext:value-type="string">
            <text:p><text:a xlink:href="http://shinglyu.github.io/moztrap-new-ui/diff.html?lhs=140835&amp;rhs=140836" xlink:type="simple">http://shinglyu.github.io/moztrap-new-ui/diff.html?lhs=140835&amp;rhs=14083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529477573" calcext:value-type="float">
            <text:p>0.7825294776</text:p>
          </table:table-cell>
          <table:table-cell table:style-name="ce3" office:value-type="string" calcext:value-type="string">
            <text:p><text:a xlink:href="http://shinglyu.github.io/moztrap-new-ui/diff.html?lhs=140786&amp;rhs=140821" xlink:type="simple">http://shinglyu.github.io/moztrap-new-ui/diff.html?lhs=140786&amp;rhs=14082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443858113" calcext:value-type="float">
            <text:p>0.7824438581</text:p>
          </table:table-cell>
          <table:table-cell table:style-name="ce3" office:value-type="string" calcext:value-type="string">
            <text:p><text:a xlink:href="http://shinglyu.github.io/moztrap-new-ui/diff.html?lhs=140791&amp;rhs=140801" xlink:type="simple">http://shinglyu.github.io/moztrap-new-ui/diff.html?lhs=140791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389023012" calcext:value-type="float">
            <text:p>0.782389023</text:p>
          </table:table-cell>
          <table:table-cell table:style-name="ce3" office:value-type="string" calcext:value-type="string">
            <text:p><text:a xlink:href="http://shinglyu.github.io/moztrap-new-ui/diff.html?lhs=140835&amp;rhs=140840" xlink:type="simple">http://shinglyu.github.io/moztrap-new-ui/diff.html?lhs=140835&amp;rhs=14084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385906835" calcext:value-type="float">
            <text:p>0.7823859068</text:p>
          </table:table-cell>
          <table:table-cell table:style-name="ce3" office:value-type="string" calcext:value-type="string">
            <text:p><text:a xlink:href="http://shinglyu.github.io/moztrap-new-ui/diff.html?lhs=140801&amp;rhs=140830" xlink:type="simple">http://shinglyu.github.io/moztrap-new-ui/diff.html?lhs=140801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4" calcext:value-type="float">
            <text:p>14083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258073907" calcext:value-type="float">
            <text:p>0.7822580739</text:p>
          </table:table-cell>
          <table:table-cell table:style-name="ce3" office:value-type="string" calcext:value-type="string">
            <text:p><text:a xlink:href="http://shinglyu.github.io/moztrap-new-ui/diff.html?lhs=140831&amp;rhs=140834" xlink:type="simple">http://shinglyu.github.io/moztrap-new-ui/diff.html?lhs=140831&amp;rhs=14083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084916977" calcext:value-type="float">
            <text:p>0.782084917</text:p>
          </table:table-cell>
          <table:table-cell table:style-name="ce3" office:value-type="string" calcext:value-type="string">
            <text:p><text:a xlink:href="http://shinglyu.github.io/moztrap-new-ui/diff.html?lhs=140792&amp;rhs=140829" xlink:type="simple">http://shinglyu.github.io/moztrap-new-ui/diff.html?lhs=140792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2078488088" calcext:value-type="float">
            <text:p>0.7820784881</text:p>
          </table:table-cell>
          <table:table-cell table:style-name="ce3" office:value-type="string" calcext:value-type="string">
            <text:p><text:a xlink:href="http://shinglyu.github.io/moztrap-new-ui/diff.html?lhs=140786&amp;rhs=140791" xlink:type="simple">http://shinglyu.github.io/moztrap-new-ui/diff.html?lhs=140786&amp;rhs=14079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module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992576482" calcext:value-type="float">
            <text:p>0.7819925765</text:p>
          </table:table-cell>
          <table:table-cell table:style-name="ce3" office:value-type="string" calcext:value-type="string">
            <text:p><text:a xlink:href="http://shinglyu.github.io/moztrap-new-ui/diff.html?lhs=140788&amp;rhs=140831" xlink:type="simple">http://shinglyu.github.io/moztrap-new-ui/diff.html?lhs=140788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module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956663692" calcext:value-type="float">
            <text:p>0.7819566637</text:p>
          </table:table-cell>
          <table:table-cell table:style-name="ce3" office:value-type="string" calcext:value-type="string">
            <text:p><text:a xlink:href="http://shinglyu.github.io/moztrap-new-ui/diff.html?lhs=140788&amp;rhs=140838" xlink:type="simple">http://shinglyu.github.io/moztrap-new-ui/diff.html?lhs=140788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module</text:p>
          </table:table-cell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859944102" calcext:value-type="float">
            <text:p>0.7818599441</text:p>
          </table:table-cell>
          <table:table-cell table:style-name="ce3" office:value-type="string" calcext:value-type="string">
            <text:p><text:a xlink:href="http://shinglyu.github.io/moztrap-new-ui/diff.html?lhs=140800&amp;rhs=140829" xlink:type="simple">http://shinglyu.github.io/moztrap-new-ui/diff.html?lhs=140800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778781336" calcext:value-type="float">
            <text:p>0.7817787813</text:p>
          </table:table-cell>
          <table:table-cell table:style-name="ce3" office:value-type="string" calcext:value-type="string">
            <text:p><text:a xlink:href="http://shinglyu.github.io/moztrap-new-ui/diff.html?lhs=140774&amp;rhs=140822" xlink:type="simple">http://shinglyu.github.io/moztrap-new-ui/diff.html?lhs=140774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530088767" calcext:value-type="float">
            <text:p>0.7815300888</text:p>
          </table:table-cell>
          <table:table-cell table:style-name="ce3" office:value-type="string" calcext:value-type="string">
            <text:p><text:a xlink:href="http://shinglyu.github.io/moztrap-new-ui/diff.html?lhs=140780&amp;rhs=140792" xlink:type="simple">http://shinglyu.github.io/moztrap-new-ui/diff.html?lhs=140780&amp;rhs=14079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437310999" calcext:value-type="float">
            <text:p>0.781437311</text:p>
          </table:table-cell>
          <table:table-cell table:style-name="ce3" office:value-type="string" calcext:value-type="string">
            <text:p><text:a xlink:href="http://shinglyu.github.io/moztrap-new-ui/diff.html?lhs=140828&amp;rhs=140831" xlink:type="simple">http://shinglyu.github.io/moztrap-new-ui/diff.html?lhs=140828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306492026" calcext:value-type="float">
            <text:p>0.781306492</text:p>
          </table:table-cell>
          <table:table-cell table:style-name="ce3" office:value-type="string" calcext:value-type="string">
            <text:p><text:a xlink:href="http://shinglyu.github.io/moztrap-new-ui/diff.html?lhs=140786&amp;rhs=140835" xlink:type="simple">http://shinglyu.github.io/moztrap-new-ui/diff.html?lhs=140786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148514012" calcext:value-type="float">
            <text:p>0.781148514</text:p>
          </table:table-cell>
          <table:table-cell table:style-name="ce3" office:value-type="string" calcext:value-type="string">
            <text:p><text:a xlink:href="http://shinglyu.github.io/moztrap-new-ui/diff.html?lhs=140788&amp;rhs=140793" xlink:type="simple">http://shinglyu.github.io/moztrap-new-ui/diff.html?lhs=140788&amp;rhs=14079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/>
          <table:table-cell table:style-name="ce2" office:value-type="float" office:value="140789" calcext:value-type="float">
            <text:p>14078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5" calcext:value-type="float">
            <text:p>14079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145221407" calcext:value-type="float">
            <text:p>0.7811452214</text:p>
          </table:table-cell>
          <table:table-cell table:style-name="ce3" office:value-type="string" calcext:value-type="string">
            <text:p><text:a xlink:href="http://shinglyu.github.io/moztrap-new-ui/diff.html?lhs=140789&amp;rhs=140795" xlink:type="simple">http://shinglyu.github.io/moztrap-new-ui/diff.html?lhs=140789&amp;rhs=14079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1012528303" calcext:value-type="float">
            <text:p>0.7810125283</text:p>
          </table:table-cell>
          <table:table-cell table:style-name="ce3" office:value-type="string" calcext:value-type="string">
            <text:p><text:a xlink:href="http://shinglyu.github.io/moztrap-new-ui/diff.html?lhs=140788&amp;rhs=140821" xlink:type="simple">http://shinglyu.github.io/moztrap-new-ui/diff.html?lhs=140788&amp;rhs=14082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850213639" calcext:value-type="float">
            <text:p>0.7808502136</text:p>
          </table:table-cell>
          <table:table-cell table:style-name="ce3" office:value-type="string" calcext:value-type="string">
            <text:p><text:a xlink:href="http://shinglyu.github.io/moztrap-new-ui/diff.html?lhs=140786&amp;rhs=140838" xlink:type="simple">http://shinglyu.github.io/moztrap-new-ui/diff.html?lhs=140786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848574071" calcext:value-type="float">
            <text:p>0.7808485741</text:p>
          </table:table-cell>
          <table:table-cell table:style-name="ce3" office:value-type="string" calcext:value-type="string">
            <text:p><text:a xlink:href="http://shinglyu.github.io/moztrap-new-ui/diff.html?lhs=140786&amp;rhs=140807" xlink:type="simple">http://shinglyu.github.io/moztrap-new-ui/diff.html?lhs=140786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715947788" calcext:value-type="float">
            <text:p>0.7807159478</text:p>
          </table:table-cell>
          <table:table-cell table:style-name="ce3" office:value-type="string" calcext:value-type="string">
            <text:p><text:a xlink:href="http://shinglyu.github.io/moztrap-new-ui/diff.html?lhs=140742&amp;rhs=140829" xlink:type="simple">http://shinglyu.github.io/moztrap-new-ui/diff.html?lhs=140742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521540765" calcext:value-type="float">
            <text:p>0.7805215408</text:p>
          </table:table-cell>
          <table:table-cell table:style-name="ce3" office:value-type="string" calcext:value-type="string">
            <text:p><text:a xlink:href="http://shinglyu.github.io/moztrap-new-ui/diff.html?lhs=140792&amp;rhs=140805" xlink:type="simple">http://shinglyu.github.io/moztrap-new-ui/diff.html?lhs=140792&amp;rhs=14080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408124576" calcext:value-type="float">
            <text:p>0.7804081246</text:p>
          </table:table-cell>
          <table:table-cell table:style-name="ce3" office:value-type="string" calcext:value-type="string">
            <text:p><text:a xlink:href="http://shinglyu.github.io/moztrap-new-ui/diff.html?lhs=140742&amp;rhs=140830" xlink:type="simple">http://shinglyu.github.io/moztrap-new-ui/diff.html?lhs=140742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407182735" calcext:value-type="float">
            <text:p>0.7804071827</text:p>
          </table:table-cell>
          <table:table-cell table:style-name="ce3" office:value-type="string" calcext:value-type="string">
            <text:p><text:a xlink:href="http://shinglyu.github.io/moztrap-new-ui/diff.html?lhs=140788&amp;rhs=140835" xlink:type="simple">http://shinglyu.github.io/moztrap-new-ui/diff.html?lhs=140788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321070959" calcext:value-type="float">
            <text:p>0.780321071</text:p>
          </table:table-cell>
          <table:table-cell table:style-name="ce3" office:value-type="string" calcext:value-type="string">
            <text:p><text:a xlink:href="http://shinglyu.github.io/moztrap-new-ui/diff.html?lhs=140798&amp;rhs=140806" xlink:type="simple">http://shinglyu.github.io/moztrap-new-ui/diff.html?lhs=140798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128208343" calcext:value-type="float">
            <text:p>0.7801282083</text:p>
          </table:table-cell>
          <table:table-cell table:style-name="ce3" office:value-type="string" calcext:value-type="string">
            <text:p><text:a xlink:href="http://shinglyu.github.io/moztrap-new-ui/diff.html?lhs=140792&amp;rhs=140823" xlink:type="simple">http://shinglyu.github.io/moztrap-new-ui/diff.html?lhs=140792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4" calcext:value-type="float">
            <text:p>14083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091464958" calcext:value-type="float">
            <text:p>0.780091465</text:p>
          </table:table-cell>
          <table:table-cell table:style-name="ce3" office:value-type="string" calcext:value-type="string">
            <text:p><text:a xlink:href="http://shinglyu.github.io/moztrap-new-ui/diff.html?lhs=140829&amp;rhs=140834" xlink:type="simple">http://shinglyu.github.io/moztrap-new-ui/diff.html?lhs=140829&amp;rhs=14083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80018481938" calcext:value-type="float">
            <text:p>0.7800184819</text:p>
          </table:table-cell>
          <table:table-cell table:style-name="ce3" office:value-type="string" calcext:value-type="string">
            <text:p><text:a xlink:href="http://shinglyu.github.io/moztrap-new-ui/diff.html?lhs=140771&amp;rhs=140778" xlink:type="simple">http://shinglyu.github.io/moztrap-new-ui/diff.html?lhs=140771&amp;rhs=14077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987438064" calcext:value-type="float">
            <text:p>0.7799874381</text:p>
          </table:table-cell>
          <table:table-cell table:style-name="ce3" office:value-type="string" calcext:value-type="string">
            <text:p><text:a xlink:href="http://shinglyu.github.io/moztrap-new-ui/diff.html?lhs=140780&amp;rhs=140838" xlink:type="simple">http://shinglyu.github.io/moztrap-new-ui/diff.html?lhs=140780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module</text:p>
          </table:table-cell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947702563" calcext:value-type="float">
            <text:p>0.7799477026</text:p>
          </table:table-cell>
          <table:table-cell table:style-name="ce3" office:value-type="string" calcext:value-type="string">
            <text:p><text:a xlink:href="http://shinglyu.github.io/moztrap-new-ui/diff.html?lhs=140787&amp;rhs=140838" xlink:type="simple">http://shinglyu.github.io/moztrap-new-ui/diff.html?lhs=140787&amp;rhs=14083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844276692" calcext:value-type="float">
            <text:p>0.7798442767</text:p>
          </table:table-cell>
          <table:table-cell table:style-name="ce3" office:value-type="string" calcext:value-type="string">
            <text:p><text:a xlink:href="http://shinglyu.github.io/moztrap-new-ui/diff.html?lhs=140738&amp;rhs=140797" xlink:type="simple">http://shinglyu.github.io/moztrap-new-ui/diff.html?lhs=140738&amp;rhs=14079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834955102" calcext:value-type="float">
            <text:p>0.7798349551</text:p>
          </table:table-cell>
          <table:table-cell table:style-name="ce3" office:value-type="string" calcext:value-type="string">
            <text:p><text:a xlink:href="http://shinglyu.github.io/moztrap-new-ui/diff.html?lhs=140794&amp;rhs=140802" xlink:type="simple">http://shinglyu.github.io/moztrap-new-ui/diff.html?lhs=140794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615045807" calcext:value-type="float">
            <text:p>0.7796150458</text:p>
          </table:table-cell>
          <table:table-cell table:style-name="ce3" office:value-type="string" calcext:value-type="string">
            <text:p><text:a xlink:href="http://shinglyu.github.io/moztrap-new-ui/diff.html?lhs=140781&amp;rhs=140801" xlink:type="simple">http://shinglyu.github.io/moztrap-new-ui/diff.html?lhs=140781&amp;rhs=14080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585138948" calcext:value-type="float">
            <text:p>0.7795851389</text:p>
          </table:table-cell>
          <table:table-cell table:style-name="ce3" office:value-type="string" calcext:value-type="string">
            <text:p><text:a xlink:href="http://shinglyu.github.io/moztrap-new-ui/diff.html?lhs=140794&amp;rhs=140798" xlink:type="simple">http://shinglyu.github.io/moztrap-new-ui/diff.html?lhs=140794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510094617" calcext:value-type="float">
            <text:p>0.7795100946</text:p>
          </table:table-cell>
          <table:table-cell table:style-name="ce3" office:value-type="string" calcext:value-type="string">
            <text:p><text:a xlink:href="http://shinglyu.github.io/moztrap-new-ui/diff.html?lhs=140790&amp;rhs=140800" xlink:type="simple">http://shinglyu.github.io/moztrap-new-ui/diff.html?lhs=140790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40584274" calcext:value-type="float">
            <text:p>0.7794058427</text:p>
          </table:table-cell>
          <table:table-cell table:style-name="ce3" office:value-type="string" calcext:value-type="string">
            <text:p><text:a xlink:href="http://shinglyu.github.io/moztrap-new-ui/diff.html?lhs=140763&amp;rhs=140788" xlink:type="simple">http://shinglyu.github.io/moztrap-new-ui/diff.html?lhs=140763&amp;rhs=14078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332360182" calcext:value-type="float">
            <text:p>0.7793323602</text:p>
          </table:table-cell>
          <table:table-cell table:style-name="ce3" office:value-type="string" calcext:value-type="string">
            <text:p><text:a xlink:href="http://shinglyu.github.io/moztrap-new-ui/diff.html?lhs=140739&amp;rhs=140797" xlink:type="simple">http://shinglyu.github.io/moztrap-new-ui/diff.html?lhs=140739&amp;rhs=14079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an be merged</text:p>
          </table:table-cell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9285942959" calcext:value-type="float">
            <text:p>0.779285943</text:p>
          </table:table-cell>
          <table:table-cell table:style-name="ce3" office:value-type="string" calcext:value-type="string">
            <text:p><text:a xlink:href="http://shinglyu.github.io/moztrap-new-ui/diff.html?lhs=140771&amp;rhs=140787" xlink:type="simple">http://shinglyu.github.io/moztrap-new-ui/diff.html?lhs=140771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4" calcext:value-type="float">
            <text:p>14083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952152537" calcext:value-type="float">
            <text:p>0.7789521525</text:p>
          </table:table-cell>
          <table:table-cell table:style-name="ce3" office:value-type="string" calcext:value-type="string">
            <text:p><text:a xlink:href="http://shinglyu.github.io/moztrap-new-ui/diff.html?lhs=140822&amp;rhs=140834" xlink:type="simple">http://shinglyu.github.io/moztrap-new-ui/diff.html?lhs=140822&amp;rhs=14083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917367754" calcext:value-type="float">
            <text:p>0.7789173678</text:p>
          </table:table-cell>
          <table:table-cell table:style-name="ce3" office:value-type="string" calcext:value-type="string">
            <text:p><text:a xlink:href="http://shinglyu.github.io/moztrap-new-ui/diff.html?lhs=140794&amp;rhs=140805" xlink:type="simple">http://shinglyu.github.io/moztrap-new-ui/diff.html?lhs=140794&amp;rhs=140805</text:a></text:p>
          </table:table-cell>
          <table:table-cell table:number-columns-repeated="1015"/>
        </table:table-row>
        <table:table-row table:style-name="ro1"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iddle step</text:p>
          </table:table-cell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6" calcext:value-type="float">
            <text:p>14082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905016659" calcext:value-type="float">
            <text:p>0.7789050167</text:p>
          </table:table-cell>
          <table:table-cell table:style-name="ce3" office:value-type="string" calcext:value-type="string">
            <text:p><text:a xlink:href="http://shinglyu.github.io/moztrap-new-ui/diff.html?lhs=140823&amp;rhs=140826" xlink:type="simple">http://shinglyu.github.io/moztrap-new-ui/diff.html?lhs=140823&amp;rhs=14082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813711164" calcext:value-type="float">
            <text:p>0.7788137112</text:p>
          </table:table-cell>
          <table:table-cell table:style-name="ce3" office:value-type="string" calcext:value-type="string">
            <text:p><text:a xlink:href="http://shinglyu.github.io/moztrap-new-ui/diff.html?lhs=140791&amp;rhs=140802" xlink:type="simple">http://shinglyu.github.io/moztrap-new-ui/diff.html?lhs=140791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687855709" calcext:value-type="float">
            <text:p>0.7786878557</text:p>
          </table:table-cell>
          <table:table-cell table:style-name="ce3" office:value-type="string" calcext:value-type="string">
            <text:p><text:a xlink:href="http://shinglyu.github.io/moztrap-new-ui/diff.html?lhs=140781&amp;rhs=140821" xlink:type="simple">http://shinglyu.github.io/moztrap-new-ui/diff.html?lhs=140781&amp;rhs=14082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63934302" calcext:value-type="float">
            <text:p>0.778639343</text:p>
          </table:table-cell>
          <table:table-cell table:style-name="ce3" office:value-type="string" calcext:value-type="string">
            <text:p><text:a xlink:href="http://shinglyu.github.io/moztrap-new-ui/diff.html?lhs=140801&amp;rhs=140829" xlink:type="simple">http://shinglyu.github.io/moztrap-new-ui/diff.html?lhs=140801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608481088" calcext:value-type="float">
            <text:p>0.7786084811</text:p>
          </table:table-cell>
          <table:table-cell table:style-name="ce3" office:value-type="string" calcext:value-type="string">
            <text:p><text:a xlink:href="http://shinglyu.github.io/moztrap-new-ui/diff.html?lhs=140793&amp;rhs=140805" xlink:type="simple">http://shinglyu.github.io/moztrap-new-ui/diff.html?lhs=140793&amp;rhs=14080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355813139" calcext:value-type="float">
            <text:p>0.7783558131</text:p>
          </table:table-cell>
          <table:table-cell table:style-name="ce3" office:value-type="string" calcext:value-type="string">
            <text:p><text:a xlink:href="http://shinglyu.github.io/moztrap-new-ui/diff.html?lhs=140794&amp;rhs=140803" xlink:type="simple">http://shinglyu.github.io/moztrap-new-ui/diff.html?lhs=140794&amp;rhs=14080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9" calcext:value-type="float">
            <text:p>14078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325183664" calcext:value-type="float">
            <text:p>0.7783251837</text:p>
          </table:table-cell>
          <table:table-cell table:style-name="ce3" office:value-type="string" calcext:value-type="string">
            <text:p><text:a xlink:href="http://shinglyu.github.io/moztrap-new-ui/diff.html?lhs=140786&amp;rhs=140789" xlink:type="simple">http://shinglyu.github.io/moztrap-new-ui/diff.html?lhs=140786&amp;rhs=14078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29904933" calcext:value-type="float">
            <text:p>0.7782990493</text:p>
          </table:table-cell>
          <table:table-cell table:style-name="ce3" office:value-type="string" calcext:value-type="string">
            <text:p><text:a xlink:href="http://shinglyu.github.io/moztrap-new-ui/diff.html?lhs=140786&amp;rhs=140793" xlink:type="simple">http://shinglyu.github.io/moztrap-new-ui/diff.html?lhs=140786&amp;rhs=14079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25378403" calcext:value-type="float">
            <text:p>0.778253784</text:p>
          </table:table-cell>
          <table:table-cell table:style-name="ce3" office:value-type="string" calcext:value-type="string">
            <text:p><text:a xlink:href="http://shinglyu.github.io/moztrap-new-ui/diff.html?lhs=140796&amp;rhs=140831" xlink:type="simple">http://shinglyu.github.io/moztrap-new-ui/diff.html?lhs=140796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236234901" calcext:value-type="float">
            <text:p>0.7782362349</text:p>
          </table:table-cell>
          <table:table-cell table:style-name="ce3" office:value-type="string" calcext:value-type="string">
            <text:p><text:a xlink:href="http://shinglyu.github.io/moztrap-new-ui/diff.html?lhs=140792&amp;rhs=140822" xlink:type="simple">http://shinglyu.github.io/moztrap-new-ui/diff.html?lhs=140792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183404684" calcext:value-type="float">
            <text:p>0.7781834047</text:p>
          </table:table-cell>
          <table:table-cell table:style-name="ce3" office:value-type="string" calcext:value-type="string">
            <text:p><text:a xlink:href="http://shinglyu.github.io/moztrap-new-ui/diff.html?lhs=140781&amp;rhs=140831" xlink:type="simple">http://shinglyu.github.io/moztrap-new-ui/diff.html?lhs=140781&amp;rhs=14083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146422156" calcext:value-type="float">
            <text:p>0.7781464222</text:p>
          </table:table-cell>
          <table:table-cell table:style-name="ce3" office:value-type="string" calcext:value-type="string">
            <text:p><text:a xlink:href="http://shinglyu.github.io/moztrap-new-ui/diff.html?lhs=140799&amp;rhs=140830" xlink:type="simple">http://shinglyu.github.io/moztrap-new-ui/diff.html?lhs=140799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813309065" calcext:value-type="float">
            <text:p>0.7781330907</text:p>
          </table:table-cell>
          <table:table-cell table:style-name="ce3" office:value-type="string" calcext:value-type="string">
            <text:p><text:a xlink:href="http://shinglyu.github.io/moztrap-new-ui/diff.html?lhs=140780&amp;rhs=140835" xlink:type="simple">http://shinglyu.github.io/moztrap-new-ui/diff.html?lhs=140780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846358381" calcext:value-type="float">
            <text:p>0.7778463584</text:p>
          </table:table-cell>
          <table:table-cell table:style-name="ce3" office:value-type="string" calcext:value-type="string">
            <text:p><text:a xlink:href="http://shinglyu.github.io/moztrap-new-ui/diff.html?lhs=140763&amp;rhs=140787" xlink:type="simple">http://shinglyu.github.io/moztrap-new-ui/diff.html?lhs=140763&amp;rhs=14078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816746344" calcext:value-type="float">
            <text:p>0.7778167463</text:p>
          </table:table-cell>
          <table:table-cell table:style-name="ce3" office:value-type="string" calcext:value-type="string">
            <text:p><text:a xlink:href="http://shinglyu.github.io/moztrap-new-ui/diff.html?lhs=140779&amp;rhs=140798" xlink:type="simple">http://shinglyu.github.io/moztrap-new-ui/diff.html?lhs=140779&amp;rhs=14079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81053495" calcext:value-type="float">
            <text:p>0.777810535</text:p>
          </table:table-cell>
          <table:table-cell table:style-name="ce3" office:value-type="string" calcext:value-type="string">
            <text:p><text:a xlink:href="http://shinglyu.github.io/moztrap-new-ui/diff.html?lhs=140774&amp;rhs=140779" xlink:type="simple">http://shinglyu.github.io/moztrap-new-ui/diff.html?lhs=140774&amp;rhs=14077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796773295" calcext:value-type="float">
            <text:p>0.7777967733</text:p>
          </table:table-cell>
          <table:table-cell table:style-name="ce3" office:value-type="string" calcext:value-type="string">
            <text:p><text:a xlink:href="http://shinglyu.github.io/moztrap-new-ui/diff.html?lhs=140778&amp;rhs=140840" xlink:type="simple">http://shinglyu.github.io/moztrap-new-ui/diff.html?lhs=140778&amp;rhs=14084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763042859" calcext:value-type="float">
            <text:p>0.7777630429</text:p>
          </table:table-cell>
          <table:table-cell table:style-name="ce3" office:value-type="string" calcext:value-type="string">
            <text:p><text:a xlink:href="http://shinglyu.github.io/moztrap-new-ui/diff.html?lhs=140742&amp;rhs=140796" xlink:type="simple">http://shinglyu.github.io/moztrap-new-ui/diff.html?lhs=140742&amp;rhs=14079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714849352" calcext:value-type="float">
            <text:p>0.7777148494</text:p>
          </table:table-cell>
          <table:table-cell table:style-name="ce3" office:value-type="string" calcext:value-type="string">
            <text:p><text:a xlink:href="http://shinglyu.github.io/moztrap-new-ui/diff.html?lhs=140794&amp;rhs=140799" xlink:type="simple">http://shinglyu.github.io/moztrap-new-ui/diff.html?lhs=140794&amp;rhs=14079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67961187" calcext:value-type="float">
            <text:p>0.7776796119</text:p>
          </table:table-cell>
          <table:table-cell table:style-name="ce3" office:value-type="string" calcext:value-type="string">
            <text:p><text:a xlink:href="http://shinglyu.github.io/moztrap-new-ui/diff.html?lhs=140738&amp;rhs=140840" xlink:type="simple">http://shinglyu.github.io/moztrap-new-ui/diff.html?lhs=140738&amp;rhs=14084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641130687" calcext:value-type="float">
            <text:p>0.7776411307</text:p>
          </table:table-cell>
          <table:table-cell table:style-name="ce3" office:value-type="string" calcext:value-type="string">
            <text:p><text:a xlink:href="http://shinglyu.github.io/moztrap-new-ui/diff.html?lhs=140793&amp;rhs=140801" xlink:type="simple">http://shinglyu.github.io/moztrap-new-ui/diff.html?lhs=140793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488307719" calcext:value-type="float">
            <text:p>0.7774883077</text:p>
          </table:table-cell>
          <table:table-cell table:style-name="ce3" office:value-type="string" calcext:value-type="string">
            <text:p><text:a xlink:href="http://shinglyu.github.io/moztrap-new-ui/diff.html?lhs=140779&amp;rhs=140800" xlink:type="simple">http://shinglyu.github.io/moztrap-new-ui/diff.html?lhs=140779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2442018" calcext:value-type="float">
            <text:p>0.7772442018</text:p>
          </table:table-cell>
          <table:table-cell table:style-name="ce3" office:value-type="string" calcext:value-type="string">
            <text:p><text:a xlink:href="http://shinglyu.github.io/moztrap-new-ui/diff.html?lhs=140822&amp;rhs=140835" xlink:type="simple">http://shinglyu.github.io/moztrap-new-ui/diff.html?lhs=140822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238855929" calcext:value-type="float">
            <text:p>0.7772388559</text:p>
          </table:table-cell>
          <table:table-cell table:style-name="ce3" office:value-type="string" calcext:value-type="string">
            <text:p><text:a xlink:href="http://shinglyu.github.io/moztrap-new-ui/diff.html?lhs=140822&amp;rhs=140838" xlink:type="simple">http://shinglyu.github.io/moztrap-new-ui/diff.html?lhs=140822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module</text:p>
          </table:table-cell>
          <table:table-cell table:style-name="ce2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218415613" calcext:value-type="float">
            <text:p>0.7772184156</text:p>
          </table:table-cell>
          <table:table-cell table:style-name="ce3" office:value-type="string" calcext:value-type="string">
            <text:p><text:a xlink:href="http://shinglyu.github.io/moztrap-new-ui/diff.html?lhs=140831&amp;rhs=140838" xlink:type="simple">http://shinglyu.github.io/moztrap-new-ui/diff.html?lhs=140831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16911632" calcext:value-type="float">
            <text:p>0.7771691163</text:p>
          </table:table-cell>
          <table:table-cell table:style-name="ce3" office:value-type="string" calcext:value-type="string">
            <text:p><text:a xlink:href="http://shinglyu.github.io/moztrap-new-ui/diff.html?lhs=140739&amp;rhs=140840" xlink:type="simple">http://shinglyu.github.io/moztrap-new-ui/diff.html?lhs=140739&amp;rhs=14084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079897749" calcext:value-type="float">
            <text:p>0.7770798977</text:p>
          </table:table-cell>
          <table:table-cell table:style-name="ce3" office:value-type="string" calcext:value-type="string">
            <text:p><text:a xlink:href="http://shinglyu.github.io/moztrap-new-ui/diff.html?lhs=140791&amp;rhs=140799" xlink:type="simple">http://shinglyu.github.io/moztrap-new-ui/diff.html?lhs=140791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7069102477" calcext:value-type="float">
            <text:p>0.7770691025</text:p>
          </table:table-cell>
          <table:table-cell table:style-name="ce3" office:value-type="string" calcext:value-type="string">
            <text:p><text:a xlink:href="http://shinglyu.github.io/moztrap-new-ui/diff.html?lhs=140791&amp;rhs=140807" xlink:type="simple">http://shinglyu.github.io/moztrap-new-ui/diff.html?lhs=140791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805004843" calcext:value-type="float">
            <text:p>0.7768050048</text:p>
          </table:table-cell>
          <table:table-cell table:style-name="ce3" office:value-type="string" calcext:value-type="string">
            <text:p><text:a xlink:href="http://shinglyu.github.io/moztrap-new-ui/diff.html?lhs=140778&amp;rhs=140791" xlink:type="simple">http://shinglyu.github.io/moztrap-new-ui/diff.html?lhs=140778&amp;rhs=14079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445619924" calcext:value-type="float">
            <text:p>0.7764456199</text:p>
          </table:table-cell>
          <table:table-cell table:style-name="ce3" office:value-type="string" calcext:value-type="string">
            <text:p><text:a xlink:href="http://shinglyu.github.io/moztrap-new-ui/diff.html?lhs=140787&amp;rhs=140821" xlink:type="simple">http://shinglyu.github.io/moztrap-new-ui/diff.html?lhs=140787&amp;rhs=14082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262833274" calcext:value-type="float">
            <text:p>0.7762628333</text:p>
          </table:table-cell>
          <table:table-cell table:style-name="ce3" office:value-type="string" calcext:value-type="string">
            <text:p><text:a xlink:href="http://shinglyu.github.io/moztrap-new-ui/diff.html?lhs=140771&amp;rhs=140788" xlink:type="simple">http://shinglyu.github.io/moztrap-new-ui/diff.html?lhs=140771&amp;rhs=14078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7" calcext:value-type="float">
            <text:p>14078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205467249" calcext:value-type="float">
            <text:p>0.7762054672</text:p>
          </table:table-cell>
          <table:table-cell table:style-name="ce3" office:value-type="string" calcext:value-type="string">
            <text:p><text:a xlink:href="http://shinglyu.github.io/moztrap-new-ui/diff.html?lhs=140787&amp;rhs=140835" xlink:type="simple">http://shinglyu.github.io/moztrap-new-ui/diff.html?lhs=140787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9" calcext:value-type="float">
            <text:p>14078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17228867" calcext:value-type="float">
            <text:p>0.7761722887</text:p>
          </table:table-cell>
          <table:table-cell table:style-name="ce3" office:value-type="string" calcext:value-type="string">
            <text:p><text:a xlink:href="http://shinglyu.github.io/moztrap-new-ui/diff.html?lhs=140788&amp;rhs=140789" xlink:type="simple">http://shinglyu.github.io/moztrap-new-ui/diff.html?lhs=140788&amp;rhs=14078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40" calcext:value-type="float">
            <text:p>14084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054175578" calcext:value-type="float">
            <text:p>0.7760541756</text:p>
          </table:table-cell>
          <table:table-cell table:style-name="ce3" office:value-type="string" calcext:value-type="string">
            <text:p><text:a xlink:href="http://shinglyu.github.io/moztrap-new-ui/diff.html?lhs=140823&amp;rhs=140840" xlink:type="simple">http://shinglyu.github.io/moztrap-new-ui/diff.html?lhs=140823&amp;rhs=14084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051292308" calcext:value-type="float">
            <text:p>0.7760512923</text:p>
          </table:table-cell>
          <table:table-cell table:style-name="ce3" office:value-type="string" calcext:value-type="string">
            <text:p><text:a xlink:href="http://shinglyu.github.io/moztrap-new-ui/diff.html?lhs=140774&amp;rhs=140821" xlink:type="simple">http://shinglyu.github.io/moztrap-new-ui/diff.html?lhs=140774&amp;rhs=14082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6017736827" calcext:value-type="float">
            <text:p>0.7760177368</text:p>
          </table:table-cell>
          <table:table-cell table:style-name="ce3" office:value-type="string" calcext:value-type="string">
            <text:p><text:a xlink:href="http://shinglyu.github.io/moztrap-new-ui/diff.html?lhs=140796&amp;rhs=140838" xlink:type="simple">http://shinglyu.github.io/moztrap-new-ui/diff.html?lhs=140796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905046665" calcext:value-type="float">
            <text:p>0.7759050467</text:p>
          </table:table-cell>
          <table:table-cell table:style-name="ce3" office:value-type="string" calcext:value-type="string">
            <text:p><text:a xlink:href="http://shinglyu.github.io/moztrap-new-ui/diff.html?lhs=140791&amp;rhs=140803" xlink:type="simple">http://shinglyu.github.io/moztrap-new-ui/diff.html?lhs=140791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669957881" calcext:value-type="float">
            <text:p>0.7756699579</text:p>
          </table:table-cell>
          <table:table-cell table:style-name="ce3" office:value-type="string" calcext:value-type="string">
            <text:p><text:a xlink:href="http://shinglyu.github.io/moztrap-new-ui/diff.html?lhs=140774&amp;rhs=140792" xlink:type="simple">http://shinglyu.github.io/moztrap-new-ui/diff.html?lhs=140774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2" calcext:value-type="float">
            <text:p>14083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383197877" calcext:value-type="float">
            <text:p>0.7753831979</text:p>
          </table:table-cell>
          <table:table-cell table:style-name="ce3" office:value-type="string" calcext:value-type="string">
            <text:p><text:a xlink:href="http://shinglyu.github.io/moztrap-new-ui/diff.html?lhs=140823&amp;rhs=140832" xlink:type="simple">http://shinglyu.github.io/moztrap-new-ui/diff.html?lhs=140823&amp;rhs=14083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35173483" calcext:value-type="float">
            <text:p>0.7753517348</text:p>
          </table:table-cell>
          <table:table-cell table:style-name="ce3" office:value-type="string" calcext:value-type="string">
            <text:p><text:a xlink:href="http://shinglyu.github.io/moztrap-new-ui/diff.html?lhs=140801&amp;rhs=140823" xlink:type="simple">http://shinglyu.github.io/moztrap-new-ui/diff.html?lhs=140801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167802297" calcext:value-type="float">
            <text:p>0.7751678023</text:p>
          </table:table-cell>
          <table:table-cell table:style-name="ce3" office:value-type="string" calcext:value-type="string">
            <text:p><text:a xlink:href="http://shinglyu.github.io/moztrap-new-ui/diff.html?lhs=140796&amp;rhs=140804" xlink:type="simple">http://shinglyu.github.io/moztrap-new-ui/diff.html?lhs=140796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142996116" calcext:value-type="float">
            <text:p>0.7751429961</text:p>
          </table:table-cell>
          <table:table-cell table:style-name="ce3" office:value-type="string" calcext:value-type="string">
            <text:p><text:a xlink:href="http://shinglyu.github.io/moztrap-new-ui/diff.html?lhs=140780&amp;rhs=140801" xlink:type="simple">http://shinglyu.github.io/moztrap-new-ui/diff.html?lhs=140780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073210891" calcext:value-type="float">
            <text:p>0.7750732109</text:p>
          </table:table-cell>
          <table:table-cell table:style-name="ce3" office:value-type="string" calcext:value-type="string">
            <text:p><text:a xlink:href="http://shinglyu.github.io/moztrap-new-ui/diff.html?lhs=140796&amp;rhs=140821" xlink:type="simple">http://shinglyu.github.io/moztrap-new-ui/diff.html?lhs=140796&amp;rhs=14082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024683448" calcext:value-type="float">
            <text:p>0.7750246834</text:p>
          </table:table-cell>
          <table:table-cell table:style-name="ce3" office:value-type="string" calcext:value-type="string">
            <text:p><text:a xlink:href="http://shinglyu.github.io/moztrap-new-ui/diff.html?lhs=140774&amp;rhs=140781" xlink:type="simple">http://shinglyu.github.io/moztrap-new-ui/diff.html?lhs=140774&amp;rhs=14078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5022980093" calcext:value-type="float">
            <text:p>0.7750229801</text:p>
          </table:table-cell>
          <table:table-cell table:style-name="ce3" office:value-type="string" calcext:value-type="string">
            <text:p><text:a xlink:href="http://shinglyu.github.io/moztrap-new-ui/diff.html?lhs=140780&amp;rhs=140831" xlink:type="simple">http://shinglyu.github.io/moztrap-new-ui/diff.html?lhs=140780&amp;rhs=14083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9481103" calcext:value-type="float">
            <text:p>0.7749481103</text:p>
          </table:table-cell>
          <table:table-cell table:style-name="ce3" office:value-type="string" calcext:value-type="string">
            <text:p><text:a xlink:href="http://shinglyu.github.io/moztrap-new-ui/diff.html?lhs=140793&amp;rhs=140799" xlink:type="simple">http://shinglyu.github.io/moztrap-new-ui/diff.html?lhs=140793&amp;rhs=14079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8188254" calcext:value-type="float">
            <text:p>0.7748188254</text:p>
          </table:table-cell>
          <table:table-cell table:style-name="ce3" office:value-type="string" calcext:value-type="string">
            <text:p><text:a xlink:href="http://shinglyu.github.io/moztrap-new-ui/diff.html?lhs=140797&amp;rhs=140804" xlink:type="simple">http://shinglyu.github.io/moztrap-new-ui/diff.html?lhs=140797&amp;rhs=14080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764361279" calcext:value-type="float">
            <text:p>0.7747643613</text:p>
          </table:table-cell>
          <table:table-cell table:style-name="ce3" office:value-type="string" calcext:value-type="string">
            <text:p><text:a xlink:href="http://shinglyu.github.io/moztrap-new-ui/diff.html?lhs=140792&amp;rhs=140806" xlink:type="simple">http://shinglyu.github.io/moztrap-new-ui/diff.html?lhs=140792&amp;rhs=14080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n be merged</text:p>
          </table:table-cell>
          <table:table-cell table:style-name="ce2" office:value-type="float" office:value="140776" calcext:value-type="float">
            <text:p>14077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7" calcext:value-type="float">
            <text:p>14077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542386919" calcext:value-type="float">
            <text:p>0.7745423869</text:p>
          </table:table-cell>
          <table:table-cell table:style-name="ce3" office:value-type="string" calcext:value-type="string">
            <text:p><text:a xlink:href="http://shinglyu.github.io/moztrap-new-ui/diff.html?lhs=140776&amp;rhs=140777" xlink:type="simple">http://shinglyu.github.io/moztrap-new-ui/diff.html?lhs=140776&amp;rhs=14077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539163125" calcext:value-type="float">
            <text:p>0.7745391631</text:p>
          </table:table-cell>
          <table:table-cell table:style-name="ce3" office:value-type="string" calcext:value-type="string">
            <text:p><text:a xlink:href="http://shinglyu.github.io/moztrap-new-ui/diff.html?lhs=140790&amp;rhs=140830" xlink:type="simple">http://shinglyu.github.io/moztrap-new-ui/diff.html?lhs=140790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493240434" calcext:value-type="float">
            <text:p>0.7744932404</text:p>
          </table:table-cell>
          <table:table-cell table:style-name="ce3" office:value-type="string" calcext:value-type="string">
            <text:p><text:a xlink:href="http://shinglyu.github.io/moztrap-new-ui/diff.html?lhs=140794&amp;rhs=140800" xlink:type="simple">http://shinglyu.github.io/moztrap-new-ui/diff.html?lhs=140794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476238705" calcext:value-type="float">
            <text:p>0.7744762387</text:p>
          </table:table-cell>
          <table:table-cell table:style-name="ce3" office:value-type="string" calcext:value-type="string">
            <text:p><text:a xlink:href="http://shinglyu.github.io/moztrap-new-ui/diff.html?lhs=140796&amp;rhs=140805" xlink:type="simple">http://shinglyu.github.io/moztrap-new-ui/diff.html?lhs=140796&amp;rhs=14080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432935156" calcext:value-type="float">
            <text:p>0.7744329352</text:p>
          </table:table-cell>
          <table:table-cell table:style-name="ce3" office:value-type="string" calcext:value-type="string">
            <text:p><text:a xlink:href="http://shinglyu.github.io/moztrap-new-ui/diff.html?lhs=140779&amp;rhs=140838" xlink:type="simple">http://shinglyu.github.io/moztrap-new-ui/diff.html?lhs=140779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364371613" calcext:value-type="float">
            <text:p>0.7743643716</text:p>
          </table:table-cell>
          <table:table-cell table:style-name="ce3" office:value-type="string" calcext:value-type="string">
            <text:p><text:a xlink:href="http://shinglyu.github.io/moztrap-new-ui/diff.html?lhs=140799&amp;rhs=140805" xlink:type="simple">http://shinglyu.github.io/moztrap-new-ui/diff.html?lhs=140799&amp;rhs=14080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229157711" calcext:value-type="float">
            <text:p>0.7742291577</text:p>
          </table:table-cell>
          <table:table-cell table:style-name="ce3" office:value-type="string" calcext:value-type="string">
            <text:p><text:a xlink:href="http://shinglyu.github.io/moztrap-new-ui/diff.html?lhs=140793&amp;rhs=140806" xlink:type="simple">http://shinglyu.github.io/moztrap-new-ui/diff.html?lhs=140793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157380777" calcext:value-type="float">
            <text:p>0.7741573808</text:p>
          </table:table-cell>
          <table:table-cell table:style-name="ce3" office:value-type="string" calcext:value-type="string">
            <text:p><text:a xlink:href="http://shinglyu.github.io/moztrap-new-ui/diff.html?lhs=140778&amp;rhs=140807" xlink:type="simple">http://shinglyu.github.io/moztrap-new-ui/diff.html?lhs=140778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8" calcext:value-type="float">
            <text:p>14078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4085301241" calcext:value-type="float">
            <text:p>0.7740853012</text:p>
          </table:table-cell>
          <table:table-cell table:style-name="ce3" office:value-type="string" calcext:value-type="string">
            <text:p><text:a xlink:href="http://shinglyu.github.io/moztrap-new-ui/diff.html?lhs=140788&amp;rhs=140807" xlink:type="simple">http://shinglyu.github.io/moztrap-new-ui/diff.html?lhs=140788&amp;rhs=14080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952225067" calcext:value-type="float">
            <text:p>0.7739522251</text:p>
          </table:table-cell>
          <table:table-cell table:style-name="ce3" office:value-type="string" calcext:value-type="string">
            <text:p><text:a xlink:href="http://shinglyu.github.io/moztrap-new-ui/diff.html?lhs=140791&amp;rhs=140798" xlink:type="simple">http://shinglyu.github.io/moztrap-new-ui/diff.html?lhs=140791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855272126" calcext:value-type="float">
            <text:p>0.7738552721</text:p>
          </table:table-cell>
          <table:table-cell table:style-name="ce3" office:value-type="string" calcext:value-type="string">
            <text:p><text:a xlink:href="http://shinglyu.github.io/moztrap-new-ui/diff.html?lhs=140793&amp;rhs=140802" xlink:type="simple">http://shinglyu.github.io/moztrap-new-ui/diff.html?lhs=140793&amp;rhs=14080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78019571" calcext:value-type="float">
            <text:p>0.7737801957</text:p>
          </table:table-cell>
          <table:table-cell table:style-name="ce3" office:value-type="string" calcext:value-type="string">
            <text:p><text:a xlink:href="http://shinglyu.github.io/moztrap-new-ui/diff.html?lhs=140742&amp;rhs=140835" xlink:type="simple">http://shinglyu.github.io/moztrap-new-ui/diff.html?lhs=140742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3" calcext:value-type="float">
            <text:p>14083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507158245" calcext:value-type="float">
            <text:p>0.7735071582</text:p>
          </table:table-cell>
          <table:table-cell table:style-name="ce3" office:value-type="string" calcext:value-type="string">
            <text:p><text:a xlink:href="http://shinglyu.github.io/moztrap-new-ui/diff.html?lhs=140831&amp;rhs=140833" xlink:type="simple">http://shinglyu.github.io/moztrap-new-ui/diff.html?lhs=140831&amp;rhs=14083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447280447" calcext:value-type="float">
            <text:p>0.7734472804</text:p>
          </table:table-cell>
          <table:table-cell table:style-name="ce3" office:value-type="string" calcext:value-type="string">
            <text:p><text:a xlink:href="http://shinglyu.github.io/moztrap-new-ui/diff.html?lhs=140779&amp;rhs=140794" xlink:type="simple">http://shinglyu.github.io/moztrap-new-ui/diff.html?lhs=140779&amp;rhs=14079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249704209" calcext:value-type="float">
            <text:p>0.7732497042</text:p>
          </table:table-cell>
          <table:table-cell table:style-name="ce3" office:value-type="string" calcext:value-type="string">
            <text:p><text:a xlink:href="http://shinglyu.github.io/moztrap-new-ui/diff.html?lhs=140778&amp;rhs=140793" xlink:type="simple">http://shinglyu.github.io/moztrap-new-ui/diff.html?lhs=140778&amp;rhs=14079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3187434221" calcext:value-type="float">
            <text:p>0.7731874342</text:p>
          </table:table-cell>
          <table:table-cell table:style-name="ce3" office:value-type="string" calcext:value-type="string">
            <text:p><text:a xlink:href="http://shinglyu.github.io/moztrap-new-ui/diff.html?lhs=140774&amp;rhs=140835" xlink:type="simple">http://shinglyu.github.io/moztrap-new-ui/diff.html?lhs=140774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799605953" calcext:value-type="float">
            <text:p>0.772799606</text:p>
          </table:table-cell>
          <table:table-cell table:style-name="ce3" office:value-type="string" calcext:value-type="string">
            <text:p><text:a xlink:href="http://shinglyu.github.io/moztrap-new-ui/diff.html?lhs=140799&amp;rhs=140829" xlink:type="simple">http://shinglyu.github.io/moztrap-new-ui/diff.html?lhs=140799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799339266" calcext:value-type="float">
            <text:p>0.7727993393</text:p>
          </table:table-cell>
          <table:table-cell table:style-name="ce3" office:value-type="string" calcext:value-type="string">
            <text:p><text:a xlink:href="http://shinglyu.github.io/moztrap-new-ui/diff.html?lhs=140800&amp;rhs=140805" xlink:type="simple">http://shinglyu.github.io/moztrap-new-ui/diff.html?lhs=140800&amp;rhs=14080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78650285" calcext:value-type="float">
            <text:p>0.7727865029</text:p>
          </table:table-cell>
          <table:table-cell table:style-name="ce3" office:value-type="string" calcext:value-type="string">
            <text:p><text:a xlink:href="http://shinglyu.github.io/moztrap-new-ui/diff.html?lhs=140793&amp;rhs=140804" xlink:type="simple">http://shinglyu.github.io/moztrap-new-ui/diff.html?lhs=140793&amp;rhs=14080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dd/Remove</text:p>
          </table:table-cell>
          <table:table-cell table:style-name="ce2" office:value-type="float" office:value="140759" calcext:value-type="float">
            <text:p>14075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60" calcext:value-type="float">
            <text:p>14076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679397111" calcext:value-type="float">
            <text:p>0.7726793971</text:p>
          </table:table-cell>
          <table:table-cell table:style-name="ce3" office:value-type="string" calcext:value-type="string">
            <text:p><text:a xlink:href="http://shinglyu.github.io/moztrap-new-ui/diff.html?lhs=140759&amp;rhs=140760" xlink:type="simple">http://shinglyu.github.io/moztrap-new-ui/diff.html?lhs=140759&amp;rhs=14076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3" calcext:value-type="float">
            <text:p>14083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679166188" calcext:value-type="float">
            <text:p>0.7726791662</text:p>
          </table:table-cell>
          <table:table-cell table:style-name="ce3" office:value-type="string" calcext:value-type="string">
            <text:p><text:a xlink:href="http://shinglyu.github.io/moztrap-new-ui/diff.html?lhs=140823&amp;rhs=140833" xlink:type="simple">http://shinglyu.github.io/moztrap-new-ui/diff.html?lhs=140823&amp;rhs=14083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671673306" calcext:value-type="float">
            <text:p>0.7726716733</text:p>
          </table:table-cell>
          <table:table-cell table:style-name="ce3" office:value-type="string" calcext:value-type="string">
            <text:p><text:a xlink:href="http://shinglyu.github.io/moztrap-new-ui/diff.html?lhs=140771&amp;rhs=140796" xlink:type="simple">http://shinglyu.github.io/moztrap-new-ui/diff.html?lhs=140771&amp;rhs=14079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63147479" calcext:value-type="float">
            <text:p>0.7726314748</text:p>
          </table:table-cell>
          <table:table-cell table:style-name="ce3" office:value-type="string" calcext:value-type="string">
            <text:p><text:a xlink:href="http://shinglyu.github.io/moztrap-new-ui/diff.html?lhs=140822&amp;rhs=140828" xlink:type="simple">http://shinglyu.github.io/moztrap-new-ui/diff.html?lhs=140822&amp;rhs=14082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593282118" calcext:value-type="float">
            <text:p>0.7725932821</text:p>
          </table:table-cell>
          <table:table-cell table:style-name="ce3" office:value-type="string" calcext:value-type="string">
            <text:p><text:a xlink:href="http://shinglyu.github.io/moztrap-new-ui/diff.html?lhs=140821&amp;rhs=140828" xlink:type="simple">http://shinglyu.github.io/moztrap-new-ui/diff.html?lhs=140821&amp;rhs=14082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9" calcext:value-type="float">
            <text:p>14083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484563254" calcext:value-type="float">
            <text:p>0.7724845633</text:p>
          </table:table-cell>
          <table:table-cell table:style-name="ce3" office:value-type="string" calcext:value-type="string">
            <text:p><text:a xlink:href="http://shinglyu.github.io/moztrap-new-ui/diff.html?lhs=140838&amp;rhs=140839" xlink:type="simple">http://shinglyu.github.io/moztrap-new-ui/diff.html?lhs=140838&amp;rhs=14083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478376206" calcext:value-type="float">
            <text:p>0.7724783762</text:p>
          </table:table-cell>
          <table:table-cell table:style-name="ce3" office:value-type="string" calcext:value-type="string">
            <text:p><text:a xlink:href="http://shinglyu.github.io/moztrap-new-ui/diff.html?lhs=140779&amp;rhs=140802" xlink:type="simple">http://shinglyu.github.io/moztrap-new-ui/diff.html?lhs=140779&amp;rhs=140802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6" calcext:value-type="float">
            <text:p>14080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477528" calcext:value-type="float">
            <text:p>0.772477528</text:p>
          </table:table-cell>
          <table:table-cell table:style-name="ce3" office:value-type="string" calcext:value-type="string">
            <text:p><text:a xlink:href="http://shinglyu.github.io/moztrap-new-ui/diff.html?lhs=140794&amp;rhs=140806" xlink:type="simple">http://shinglyu.github.io/moztrap-new-ui/diff.html?lhs=140794&amp;rhs=14080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265744378" calcext:value-type="float">
            <text:p>0.7722657444</text:p>
          </table:table-cell>
          <table:table-cell table:style-name="ce3" office:value-type="string" calcext:value-type="string">
            <text:p><text:a xlink:href="http://shinglyu.github.io/moztrap-new-ui/diff.html?lhs=140779&amp;rhs=140803" xlink:type="simple">http://shinglyu.github.io/moztrap-new-ui/diff.html?lhs=140779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26352993" calcext:value-type="float">
            <text:p>0.7722635299</text:p>
          </table:table-cell>
          <table:table-cell table:style-name="ce3" office:value-type="string" calcext:value-type="string">
            <text:p><text:a xlink:href="http://shinglyu.github.io/moztrap-new-ui/diff.html?lhs=140738&amp;rhs=140828" xlink:type="simple">http://shinglyu.github.io/moztrap-new-ui/diff.html?lhs=140738&amp;rhs=14082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25684519" calcext:value-type="float">
            <text:p>0.7722568452</text:p>
          </table:table-cell>
          <table:table-cell table:style-name="ce3" office:value-type="string" calcext:value-type="string">
            <text:p><text:a xlink:href="http://shinglyu.github.io/moztrap-new-ui/diff.html?lhs=140790&amp;rhs=140829" xlink:type="simple">http://shinglyu.github.io/moztrap-new-ui/diff.html?lhs=140790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256217015" calcext:value-type="float">
            <text:p>0.772256217</text:p>
          </table:table-cell>
          <table:table-cell table:style-name="ce3" office:value-type="string" calcext:value-type="string">
            <text:p><text:a xlink:href="http://shinglyu.github.io/moztrap-new-ui/diff.html?lhs=140771&amp;rhs=140829" xlink:type="simple">http://shinglyu.github.io/moztrap-new-ui/diff.html?lhs=140771&amp;rhs=14082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4" calcext:value-type="float">
            <text:p>14083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2107929079" calcext:value-type="float">
            <text:p>0.7721079291</text:p>
          </table:table-cell>
          <table:table-cell table:style-name="ce3" office:value-type="string" calcext:value-type="string">
            <text:p><text:a xlink:href="http://shinglyu.github.io/moztrap-new-ui/diff.html?lhs=140830&amp;rhs=140834" xlink:type="simple">http://shinglyu.github.io/moztrap-new-ui/diff.html?lhs=140830&amp;rhs=14083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3" calcext:value-type="float">
            <text:p>14077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842691154" calcext:value-type="float">
            <text:p>0.7718426912</text:p>
          </table:table-cell>
          <table:table-cell table:style-name="ce3" office:value-type="string" calcext:value-type="string">
            <text:p><text:a xlink:href="http://shinglyu.github.io/moztrap-new-ui/diff.html?lhs=140771&amp;rhs=140773" xlink:type="simple">http://shinglyu.github.io/moztrap-new-ui/diff.html?lhs=140771&amp;rhs=14077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756589683" calcext:value-type="float">
            <text:p>0.7717565897</text:p>
          </table:table-cell>
          <table:table-cell table:style-name="ce3" office:value-type="string" calcext:value-type="string">
            <text:p><text:a xlink:href="http://shinglyu.github.io/moztrap-new-ui/diff.html?lhs=140739&amp;rhs=140828" xlink:type="simple">http://shinglyu.github.io/moztrap-new-ui/diff.html?lhs=140739&amp;rhs=14082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4" calcext:value-type="float">
            <text:p>14078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593724416" calcext:value-type="float">
            <text:p>0.7715937244</text:p>
          </table:table-cell>
          <table:table-cell table:style-name="ce3" office:value-type="string" calcext:value-type="string">
            <text:p><text:a xlink:href="http://shinglyu.github.io/moztrap-new-ui/diff.html?lhs=140738&amp;rhs=140784" xlink:type="simple">http://shinglyu.github.io/moztrap-new-ui/diff.html?lhs=140738&amp;rhs=14078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31" calcext:value-type="float">
            <text:p>14083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59303248" calcext:value-type="float">
            <text:p>0.7715930325</text:p>
          </table:table-cell>
          <table:table-cell table:style-name="ce3" office:value-type="string" calcext:value-type="string">
            <text:p><text:a xlink:href="http://shinglyu.github.io/moztrap-new-ui/diff.html?lhs=140831&amp;rhs=140835" xlink:type="simple">http://shinglyu.github.io/moztrap-new-ui/diff.html?lhs=140831&amp;rhs=140835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5" calcext:value-type="float">
            <text:p>14080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489068066" calcext:value-type="float">
            <text:p>0.7714890681</text:p>
          </table:table-cell>
          <table:table-cell table:style-name="ce3" office:value-type="string" calcext:value-type="string">
            <text:p><text:a xlink:href="http://shinglyu.github.io/moztrap-new-ui/diff.html?lhs=140797&amp;rhs=140805" xlink:type="simple">http://shinglyu.github.io/moztrap-new-ui/diff.html?lhs=140797&amp;rhs=14080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40457986" calcext:value-type="float">
            <text:p>0.7714045799</text:p>
          </table:table-cell>
          <table:table-cell table:style-name="ce3" office:value-type="string" calcext:value-type="string">
            <text:p><text:a xlink:href="http://shinglyu.github.io/moztrap-new-ui/diff.html?lhs=140798&amp;rhs=140830" xlink:type="simple">http://shinglyu.github.io/moztrap-new-ui/diff.html?lhs=140798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369289977" calcext:value-type="float">
            <text:p>0.77136929</text:p>
          </table:table-cell>
          <table:table-cell table:style-name="ce3" office:value-type="string" calcext:value-type="string">
            <text:p><text:a xlink:href="http://shinglyu.github.io/moztrap-new-ui/diff.html?lhs=140781&amp;rhs=140799" xlink:type="simple">http://shinglyu.github.io/moztrap-new-ui/diff.html?lhs=140781&amp;rhs=140799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on/off</text:p>
          </table:table-cell>
          <table:table-cell table:style-name="ce2" office:value-type="float" office:value="140826" calcext:value-type="float">
            <text:p>14082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7" calcext:value-type="float">
            <text:p>14082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20302448" calcext:value-type="float">
            <text:p>0.7712030245</text:p>
          </table:table-cell>
          <table:table-cell table:style-name="ce3" office:value-type="string" calcext:value-type="string">
            <text:p><text:a xlink:href="http://shinglyu.github.io/moztrap-new-ui/diff.html?lhs=140826&amp;rhs=140827" xlink:type="simple">http://shinglyu.github.io/moztrap-new-ui/diff.html?lhs=140826&amp;rhs=140827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4" calcext:value-type="float">
            <text:p>14078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087223851" calcext:value-type="float">
            <text:p>0.7710872239</text:p>
          </table:table-cell>
          <table:table-cell table:style-name="ce3" office:value-type="string" calcext:value-type="string">
            <text:p><text:a xlink:href="http://shinglyu.github.io/moztrap-new-ui/diff.html?lhs=140739&amp;rhs=140784" xlink:type="simple">http://shinglyu.github.io/moztrap-new-ui/diff.html?lhs=140739&amp;rhs=14078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1011206787" calcext:value-type="float">
            <text:p>0.7710112068</text:p>
          </table:table-cell>
          <table:table-cell table:style-name="ce3" office:value-type="string" calcext:value-type="string">
            <text:p><text:a xlink:href="http://shinglyu.github.io/moztrap-new-ui/diff.html?lhs=140793&amp;rhs=140803" xlink:type="simple">http://shinglyu.github.io/moztrap-new-ui/diff.html?lhs=140793&amp;rhs=14080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959762214" calcext:value-type="float">
            <text:p>0.7709597622</text:p>
          </table:table-cell>
          <table:table-cell table:style-name="ce3" office:value-type="string" calcext:value-type="string">
            <text:p><text:a xlink:href="http://shinglyu.github.io/moztrap-new-ui/diff.html?lhs=140742&amp;rhs=140774" xlink:type="simple">http://shinglyu.github.io/moztrap-new-ui/diff.html?lhs=140742&amp;rhs=140774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884930681" calcext:value-type="float">
            <text:p>0.7708849307</text:p>
          </table:table-cell>
          <table:table-cell table:style-name="ce3" office:value-type="string" calcext:value-type="string">
            <text:p><text:a xlink:href="http://shinglyu.github.io/moztrap-new-ui/diff.html?lhs=140742&amp;rhs=140822" xlink:type="simple">http://shinglyu.github.io/moztrap-new-ui/diff.html?lhs=140742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747997752" calcext:value-type="float">
            <text:p>0.7707479978</text:p>
          </table:table-cell>
          <table:table-cell table:style-name="ce3" office:value-type="string" calcext:value-type="string">
            <text:p><text:a xlink:href="http://shinglyu.github.io/moztrap-new-ui/diff.html?lhs=140781&amp;rhs=140790" xlink:type="simple">http://shinglyu.github.io/moztrap-new-ui/diff.html?lhs=140781&amp;rhs=14079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8" calcext:value-type="float">
            <text:p>14083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661604557" calcext:value-type="float">
            <text:p>0.7706616046</text:p>
          </table:table-cell>
          <table:table-cell table:style-name="ce3" office:value-type="string" calcext:value-type="string">
            <text:p><text:a xlink:href="http://shinglyu.github.io/moztrap-new-ui/diff.html?lhs=140742&amp;rhs=140838" xlink:type="simple">http://shinglyu.github.io/moztrap-new-ui/diff.html?lhs=140742&amp;rhs=140838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9" calcext:value-type="float">
            <text:p>140829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262383991" calcext:value-type="float">
            <text:p>0.770262384</text:p>
          </table:table-cell>
          <table:table-cell table:style-name="ce3" office:value-type="string" calcext:value-type="string">
            <text:p><text:a xlink:href="http://shinglyu.github.io/moztrap-new-ui/diff.html?lhs=140794&amp;rhs=140829" xlink:type="simple">http://shinglyu.github.io/moztrap-new-ui/diff.html?lhs=140794&amp;rhs=140829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9" calcext:value-type="float">
            <text:p>14077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192692503" calcext:value-type="float">
            <text:p>0.7701926925</text:p>
          </table:table-cell>
          <table:table-cell table:style-name="ce3" office:value-type="string" calcext:value-type="string">
            <text:p><text:a xlink:href="http://shinglyu.github.io/moztrap-new-ui/diff.html?lhs=140779&amp;rhs=140835" xlink:type="simple">http://shinglyu.github.io/moztrap-new-ui/diff.html?lhs=140779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70188507182" calcext:value-type="float">
            <text:p>0.7701885072</text:p>
          </table:table-cell>
          <table:table-cell table:style-name="ce3" office:value-type="string" calcext:value-type="string">
            <text:p><text:a xlink:href="http://shinglyu.github.io/moztrap-new-ui/diff.html?lhs=140738&amp;rhs=140791" xlink:type="simple">http://shinglyu.github.io/moztrap-new-ui/diff.html?lhs=140738&amp;rhs=14079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771" calcext:value-type="float">
            <text:p>14077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813545645" calcext:value-type="float">
            <text:p>0.7698135456</text:p>
          </table:table-cell>
          <table:table-cell table:style-name="ce3" office:value-type="string" calcext:value-type="string">
            <text:p><text:a xlink:href="http://shinglyu.github.io/moztrap-new-ui/diff.html?lhs=140771&amp;rhs=140830" xlink:type="simple">http://shinglyu.github.io/moztrap-new-ui/diff.html?lhs=140771&amp;rhs=14083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4" calcext:value-type="float">
            <text:p>14082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706643592" calcext:value-type="float">
            <text:p>0.7697066436</text:p>
          </table:table-cell>
          <table:table-cell table:style-name="ce3" office:value-type="string" calcext:value-type="string">
            <text:p><text:a xlink:href="http://shinglyu.github.io/moztrap-new-ui/diff.html?lhs=140823&amp;rhs=140824" xlink:type="simple">http://shinglyu.github.io/moztrap-new-ui/diff.html?lhs=140823&amp;rhs=14082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682929051" calcext:value-type="float">
            <text:p>0.7696829291</text:p>
          </table:table-cell>
          <table:table-cell table:style-name="ce3" office:value-type="string" calcext:value-type="string">
            <text:p><text:a xlink:href="http://shinglyu.github.io/moztrap-new-ui/diff.html?lhs=140739&amp;rhs=140791" xlink:type="simple">http://shinglyu.github.io/moztrap-new-ui/diff.html?lhs=140739&amp;rhs=14079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9" calcext:value-type="float">
            <text:p>14079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501733457" calcext:value-type="float">
            <text:p>0.7695017335</text:p>
          </table:table-cell>
          <table:table-cell table:style-name="ce3" office:value-type="string" calcext:value-type="string">
            <text:p><text:a xlink:href="http://shinglyu.github.io/moztrap-new-ui/diff.html?lhs=140799&amp;rhs=140823" xlink:type="simple">http://shinglyu.github.io/moztrap-new-ui/diff.html?lhs=140799&amp;rhs=140823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1" calcext:value-type="float">
            <text:p>14079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45741293" calcext:value-type="float">
            <text:p>0.7694574129</text:p>
          </table:table-cell>
          <table:table-cell table:style-name="ce3" office:value-type="string" calcext:value-type="string">
            <text:p><text:a xlink:href="http://shinglyu.github.io/moztrap-new-ui/diff.html?lhs=140791&amp;rhs=140800" xlink:type="simple">http://shinglyu.github.io/moztrap-new-ui/diff.html?lhs=140791&amp;rhs=140800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1" calcext:value-type="float">
            <text:p>14078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376433811" calcext:value-type="float">
            <text:p>0.7693764338</text:p>
          </table:table-cell>
          <table:table-cell table:style-name="ce3" office:value-type="string" calcext:value-type="string">
            <text:p><text:a xlink:href="http://shinglyu.github.io/moztrap-new-ui/diff.html?lhs=140781&amp;rhs=140798" xlink:type="simple">http://shinglyu.github.io/moztrap-new-ui/diff.html?lhs=140781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0" calcext:value-type="float">
            <text:p>14079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7" calcext:value-type="float">
            <text:p>14079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312431963" calcext:value-type="float">
            <text:p>0.769312432</text:p>
          </table:table-cell>
          <table:table-cell table:style-name="ce3" office:value-type="string" calcext:value-type="string">
            <text:p><text:a xlink:href="http://shinglyu.github.io/moztrap-new-ui/diff.html?lhs=140790&amp;rhs=140797" xlink:type="simple">http://shinglyu.github.io/moztrap-new-ui/diff.html?lhs=140790&amp;rhs=14079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19155162" calcext:value-type="float">
            <text:p>0.7691915516</text:p>
          </table:table-cell>
          <table:table-cell table:style-name="ce3" office:value-type="string" calcext:value-type="string">
            <text:p><text:a xlink:href="http://shinglyu.github.io/moztrap-new-ui/diff.html?lhs=140738&amp;rhs=140807" xlink:type="simple">http://shinglyu.github.io/moztrap-new-ui/diff.html?lhs=140738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6" calcext:value-type="float">
            <text:p>140796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5" calcext:value-type="float">
            <text:p>140835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167974543" calcext:value-type="float">
            <text:p>0.7691679745</text:p>
          </table:table-cell>
          <table:table-cell table:style-name="ce3" office:value-type="string" calcext:value-type="string">
            <text:p><text:a xlink:href="http://shinglyu.github.io/moztrap-new-ui/diff.html?lhs=140796&amp;rhs=140835" xlink:type="simple">http://shinglyu.github.io/moztrap-new-ui/diff.html?lhs=140796&amp;rhs=140835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/>
          <table:table-cell table:style-name="ce2" office:value-type="float" office:value="140793" calcext:value-type="float">
            <text:p>14079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8" calcext:value-type="float">
            <text:p>14079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149005619" calcext:value-type="float">
            <text:p>0.7691490056</text:p>
          </table:table-cell>
          <table:table-cell table:style-name="ce3" office:value-type="string" calcext:value-type="string">
            <text:p><text:a xlink:href="http://shinglyu.github.io/moztrap-new-ui/diff.html?lhs=140793&amp;rhs=140798" xlink:type="simple">http://shinglyu.github.io/moztrap-new-ui/diff.html?lhs=140793&amp;rhs=14079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2" calcext:value-type="float">
            <text:p>14080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9093721233" calcext:value-type="float">
            <text:p>0.7690937212</text:p>
          </table:table-cell>
          <table:table-cell table:style-name="ce3" office:value-type="string" calcext:value-type="string">
            <text:p><text:a xlink:href="http://shinglyu.github.io/moztrap-new-ui/diff.html?lhs=140802&amp;rhs=140830" xlink:type="simple">http://shinglyu.github.io/moztrap-new-ui/diff.html?lhs=140802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8" calcext:value-type="float">
            <text:p>14073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6" calcext:value-type="float">
            <text:p>14083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978111515" calcext:value-type="float">
            <text:p>0.7689781115</text:p>
          </table:table-cell>
          <table:table-cell table:style-name="ce3" office:value-type="string" calcext:value-type="string">
            <text:p><text:a xlink:href="http://shinglyu.github.io/moztrap-new-ui/diff.html?lhs=140738&amp;rhs=140836" xlink:type="simple">http://shinglyu.github.io/moztrap-new-ui/diff.html?lhs=140738&amp;rhs=140836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78" calcext:value-type="float">
            <text:p>140778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8" calcext:value-type="float">
            <text:p>140828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974978604" calcext:value-type="float">
            <text:p>0.7689749786</text:p>
          </table:table-cell>
          <table:table-cell table:style-name="ce3" office:value-type="string" calcext:value-type="string">
            <text:p><text:a xlink:href="http://shinglyu.github.io/moztrap-new-ui/diff.html?lhs=140778&amp;rhs=140828" xlink:type="simple">http://shinglyu.github.io/moztrap-new-ui/diff.html?lhs=140778&amp;rhs=140828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2" calcext:value-type="float">
            <text:p>14082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772725345" calcext:value-type="float">
            <text:p>0.7687727253</text:p>
          </table:table-cell>
          <table:table-cell table:style-name="ce3" office:value-type="string" calcext:value-type="string">
            <text:p><text:a xlink:href="http://shinglyu.github.io/moztrap-new-ui/diff.html?lhs=140801&amp;rhs=140822" xlink:type="simple">http://shinglyu.github.io/moztrap-new-ui/diff.html?lhs=140801&amp;rhs=14082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94" calcext:value-type="float">
            <text:p>14079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4" calcext:value-type="float">
            <text:p>140804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748049808" calcext:value-type="float">
            <text:p>0.7687480498</text:p>
          </table:table-cell>
          <table:table-cell table:style-name="ce3" office:value-type="string" calcext:value-type="string">
            <text:p><text:a xlink:href="http://shinglyu.github.io/moztrap-new-ui/diff.html?lhs=140794&amp;rhs=140804" xlink:type="simple">http://shinglyu.github.io/moztrap-new-ui/diff.html?lhs=140794&amp;rhs=140804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ifferent component</text:p>
          </table:table-cell>
          <table:table-cell table:style-name="ce2" office:value-type="float" office:value="140803" calcext:value-type="float">
            <text:p>14080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0" calcext:value-type="float">
            <text:p>140830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697223042" calcext:value-type="float">
            <text:p>0.768697223</text:p>
          </table:table-cell>
          <table:table-cell table:style-name="ce3" office:value-type="string" calcext:value-type="string">
            <text:p><text:a xlink:href="http://shinglyu.github.io/moztrap-new-ui/diff.html?lhs=140803&amp;rhs=140830" xlink:type="simple">http://shinglyu.github.io/moztrap-new-ui/diff.html?lhs=140803&amp;rhs=140830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7" calcext:value-type="float">
            <text:p>140807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686627924" calcext:value-type="float">
            <text:p>0.7686866279</text:p>
          </table:table-cell>
          <table:table-cell table:style-name="ce3" office:value-type="string" calcext:value-type="string">
            <text:p><text:a xlink:href="http://shinglyu.github.io/moztrap-new-ui/diff.html?lhs=140739&amp;rhs=140807" xlink:type="simple">http://shinglyu.github.io/moztrap-new-ui/diff.html?lhs=140739&amp;rhs=140807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42" calcext:value-type="float">
            <text:p>140742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92" calcext:value-type="float">
            <text:p>140792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507853025" calcext:value-type="float">
            <text:p>0.768507853</text:p>
          </table:table-cell>
          <table:table-cell table:style-name="ce3" office:value-type="string" calcext:value-type="string">
            <text:p><text:a xlink:href="http://shinglyu.github.io/moztrap-new-ui/diff.html?lhs=140742&amp;rhs=140792" xlink:type="simple">http://shinglyu.github.io/moztrap-new-ui/diff.html?lhs=140742&amp;rhs=140792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80" calcext:value-type="float">
            <text:p>14078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1" calcext:value-type="float">
            <text:p>14082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496678362" calcext:value-type="float">
            <text:p>0.7684966784</text:p>
          </table:table-cell>
          <table:table-cell table:style-name="ce3" office:value-type="string" calcext:value-type="string">
            <text:p><text:a xlink:href="http://shinglyu.github.io/moztrap-new-ui/diff.html?lhs=140780&amp;rhs=140821" xlink:type="simple">http://shinglyu.github.io/moztrap-new-ui/diff.html?lhs=140780&amp;rhs=140821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mall case</text:p>
          </table:table-cell>
          <table:table-cell table:style-name="ce2" office:value-type="float" office:value="140739" calcext:value-type="float">
            <text:p>140739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36" calcext:value-type="float">
            <text:p>14083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473327928" calcext:value-type="float">
            <text:p>0.7684733279</text:p>
          </table:table-cell>
          <table:table-cell table:style-name="ce3" office:value-type="string" calcext:value-type="string">
            <text:p><text:a xlink:href="http://shinglyu.github.io/moztrap-new-ui/diff.html?lhs=140739&amp;rhs=140836" xlink:type="simple">http://shinglyu.github.io/moztrap-new-ui/diff.html?lhs=140739&amp;rhs=140836</text:a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140774 no content</text:p>
          </table:table-cell>
          <table:table-cell table:style-name="ce2" office:value-type="float" office:value="140774" calcext:value-type="float">
            <text:p>140774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01" calcext:value-type="float">
            <text:p>140801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39889469" calcext:value-type="float">
            <text:p>0.7683988947</text:p>
          </table:table-cell>
          <table:table-cell table:style-name="ce3" office:value-type="string" calcext:value-type="string">
            <text:p><text:a xlink:href="http://shinglyu.github.io/moztrap-new-ui/diff.html?lhs=140774&amp;rhs=140801" xlink:type="simple">http://shinglyu.github.io/moztrap-new-ui/diff.html?lhs=140774&amp;rhs=140801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800" calcext:value-type="float">
            <text:p>140800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823" calcext:value-type="float">
            <text:p>140823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222042492" calcext:value-type="float">
            <text:p>0.7682220425</text:p>
          </table:table-cell>
          <table:table-cell table:style-name="ce3" office:value-type="string" calcext:value-type="string">
            <text:p><text:a xlink:href="http://shinglyu.github.io/moztrap-new-ui/diff.html?lhs=140800&amp;rhs=140823" xlink:type="simple">http://shinglyu.github.io/moztrap-new-ui/diff.html?lhs=140800&amp;rhs=140823</text:a>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2" office:value-type="float" office:value="140763" calcext:value-type="float">
            <text:p>140763</text:p>
          </table:table-cell>
          <table:table-cell table:style-name="ce1" office:value-type="string" calcext:value-type="string">
            <text:p><text:s/>is similiar to</text:p>
          </table:table-cell>
          <table:table-cell table:style-name="ce1" office:value-type="float" office:value="140786" calcext:value-type="float">
            <text:p>140786</text:p>
          </table:table-cell>
          <table:table-cell table:style-name="ce1" office:value-type="string" calcext:value-type="string">
            <text:p><text:s/>with score</text:p>
          </table:table-cell>
          <table:table-cell table:style-name="ce1" office:value-type="float" office:value="0.768192256482" calcext:value-type="float">
            <text:p>0.7681922565</text:p>
          </table:table-cell>
          <table:table-cell table:style-name="ce3" office:value-type="string" calcext:value-type="string">
            <text:p><text:a xlink:href="http://shinglyu.github.io/moztrap-new-ui/diff.html?lhs=140763&amp;rhs=140786" xlink:type="simple">http://shinglyu.github.io/moztrap-new-ui/diff.html?lhs=140763&amp;rhs=140786</text:a></text:p>
          </table:table-cell>
          <table:table-cell table:number-columns-repeated="1015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">
            <calcext:condition calcext:apply-style-name="ConditionalStyle_1" calcext:value="formula-is(COUNTIF([.A$1:.A$1048576]; [.$D1])&gt;0)" calcext:base-cell-address="full_22_vanilla_tfidf.A1"/>
          </calcext:conditional-format>
          <calcext:conditional-format calcext:target-range-address="">
            <calcext:condition calcext:apply-style-name="ConditionalStyle_1" calcext:value="formula-is(COUNTIF([.A$1:.A$1048576]; [.$F1])&gt;0)" calcext:base-cell-address="full_22_vanilla_tfidf.A1"/>
          </calcext:conditional-format>
          <calcext:conditional-format calcext:target-range-address="">
            <calcext:condition calcext:apply-style-name="ConditionalStyle_2" calcext:value="formula-is(LEN(TRIM([.A1]))&gt;0)" calcext:base-cell-address="full_22_vanilla_tfidf.A1"/>
          </calcext:conditional-format>
          <calcext:conditional-format calcext:target-range-address="">
            <calcext:condition calcext:apply-style-name="ConditionalStyle_3" calcext:value="formula-is((COUNTIF([.A$1:.A$1048576]; [.$D1])+COUNTIF([.A$1:.A$1048576]; [.$F1])) = 0)" calcext:base-cell-address="full_22_vanilla_tfidf.A1"/>
          </calcext:conditional-format>
        </calcext:conditional-formats>
      </table:table>
      <table:table table:name="pivot_full_22_vanilla_tfidf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mall case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/off</text:p>
          </table:table-cell>
          <table:table-cell office:value-type="float" office:value="21" calcext:value-type="float">
            <text:p>21</text:p>
          </table:table-cell>
          <table:table-cell>
            <draw:frame table:end-cell-address="pivot_full_22_vanilla_tfidf.I20" table:end-x="0.352in" table:end-y="0.0732in" draw:z-index="0" draw:name="Chart 1" draw:style-name="gr3" draw:text-style-name="P2" svg:width="6.6161in" svg:height="3.8638in" svg:x="0.415in" svg:y="0.1469in">
              <draw:object draw:notify-on-update-of-ranges="pivot_full_22_vanilla_tfidf.A1:pivot_full_22_vanilla_tfidf.A19 pivot_full_22_vanilla_tfidf.B1:pivot_full_22_vanilla_tfidf.B1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40774 no content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 step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 component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 modu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elete different modul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ng dup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/to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 be merge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te different modul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 c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 component/middle ste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 be merged as matric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/advanc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Remov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0828 is a dup to a previous case I can't rememb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0778 only test laun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總和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c7c3" fo:border="none"/>
    </style:style>
    <style:style style:name="ConditionalStyle_5f_2" style:display-name="ConditionalStyle_2" style:family="table-cell" style:parent-style-name="Default">
      <style:table-cell-properties fo:background-color="transparent" fo:border="none"/>
    </style:style>
    <style:style style:name="ConditionalStyle_5f_3" style:display-name="ConditionalStyle_3" style:family="table-cell" style:parent-style-name="Default">
      <style:table-cell-properties fo:background-color="#d9ead3" fo:borde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5f_22_5f_vanilla_5f_tfidf" style:display-name="PageStyle_full_22_vanilla_tfid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5f_full_5f_22_5f_vanilla_5f_tfidf" style:display-name="PageStyle_pivot_full_22_vanilla_tfid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42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71cm" svg:stroke-color="#ffffff" draw:fill="solid" draw:fill-color="#4684ee"/>
    </style:style>
    <style:style style:name="ch9" style:family="chart">
      <style:chart-properties chart:solid-type="cuboid"/>
      <style:graphic-properties draw:stroke="solid" svg:stroke-width="0.071cm" svg:stroke-color="#ffffff" draw:fill="solid" draw:fill-color="#dc3912"/>
    </style:style>
    <style:style style:name="ch10" style:family="chart">
      <style:chart-properties chart:solid-type="cuboid"/>
      <style:graphic-properties draw:stroke="solid" svg:stroke-width="0.071cm" svg:stroke-color="#ffffff" draw:fill="solid" draw:fill-color="#ff9900"/>
    </style:style>
    <style:style style:name="ch11" style:family="chart">
      <style:chart-properties chart:solid-type="cuboid"/>
      <style:graphic-properties draw:stroke="solid" svg:stroke-width="0.071cm" svg:stroke-color="#ffffff" draw:fill="solid" draw:fill-color="#008000"/>
    </style:style>
    <style:style style:name="ch12" style:family="chart">
      <style:chart-properties chart:solid-type="cuboid"/>
      <style:graphic-properties draw:stroke="solid" svg:stroke-width="0.071cm" svg:stroke-color="#ffffff" draw:fill="solid" draw:fill-color="#666666"/>
    </style:style>
    <style:style style:name="ch13" style:family="chart">
      <style:chart-properties chart:solid-type="cuboid"/>
      <style:graphic-properties draw:stroke="solid" svg:stroke-width="0.071cm" svg:stroke-color="#ffffff" draw:fill="solid" draw:fill-color="#4942cc"/>
    </style:style>
    <style:style style:name="ch14" style:family="chart">
      <style:chart-properties chart:solid-type="cuboid"/>
      <style:graphic-properties draw:stroke="solid" svg:stroke-width="0.071cm" svg:stroke-color="#ffffff" draw:fill="solid" draw:fill-color="#cb4ac5"/>
    </style:style>
    <style:style style:name="ch15" style:family="chart">
      <style:chart-properties chart:solid-type="cuboid"/>
      <style:graphic-properties draw:stroke="solid" svg:stroke-width="0.071cm" svg:stroke-color="#ffffff" draw:fill="solid" draw:fill-color="#d6ae00"/>
    </style:style>
    <style:style style:name="ch16" style:family="chart">
      <style:chart-properties chart:solid-type="cuboid"/>
      <style:graphic-properties draw:stroke="solid" svg:stroke-width="0.071cm" svg:stroke-color="#ffffff" draw:fill="solid" draw:fill-color="#336699"/>
    </style:style>
    <style:style style:name="ch17" style:family="chart">
      <style:chart-properties chart:solid-type="cuboid"/>
      <style:graphic-properties draw:stroke="solid" svg:stroke-width="0.071cm" svg:stroke-color="#ffffff" draw:fill="solid" draw:fill-color="#dd4477"/>
    </style:style>
    <style:style style:name="ch18" style:family="chart">
      <style:chart-properties chart:solid-type="cuboid"/>
      <style:graphic-properties draw:stroke="solid" svg:stroke-width="0.071cm" svg:stroke-color="#ffffff" draw:fill="solid" draw:fill-color="#aaaa11"/>
    </style:style>
    <style:style style:name="ch19" style:family="chart">
      <style:chart-properties chart:solid-type="cuboid"/>
      <style:graphic-properties draw:stroke="solid" svg:stroke-width="0.071cm" svg:stroke-color="#ffffff" draw:fill="solid" draw:fill-color="#66aa00"/>
    </style:style>
    <style:style style:name="ch20" style:family="chart">
      <style:chart-properties chart:solid-type="cuboid"/>
      <style:graphic-properties draw:stroke="solid" svg:stroke-width="0.071cm" svg:stroke-color="#ffffff" draw:fill="solid" draw:fill-color="#888888"/>
    </style:style>
    <style:style style:name="ch21" style:family="chart">
      <style:chart-properties chart:solid-type="cuboid"/>
      <style:graphic-properties draw:stroke="solid" svg:stroke-width="0.071cm" svg:stroke-color="#ffffff" draw:fill="solid" draw:fill-color="#994499"/>
    </style:style>
    <style:style style:name="ch22" style:family="chart">
      <style:chart-properties chart:solid-type="cuboid"/>
      <style:graphic-properties draw:stroke="solid" svg:stroke-width="0.071cm" svg:stroke-color="#ffffff" draw:fill="solid" draw:fill-color="#dd5511"/>
    </style:style>
    <style:style style:name="ch23" style:family="chart">
      <style:chart-properties chart:solid-type="cuboid"/>
      <style:graphic-properties draw:stroke="solid" svg:stroke-width="0.071cm" svg:stroke-color="#ffffff" draw:fill="solid" draw:fill-color="#22aa99"/>
    </style:style>
    <style:style style:name="ch24" style:family="chart">
      <style:chart-properties chart:solid-type="cuboid"/>
      <style:graphic-properties draw:stroke="solid" svg:stroke-width="0.071cm" svg:stroke-color="#ffffff" draw:fill="solid" draw:fill-color="#999999"/>
    </style:style>
    <style:style style:name="ch25" style:family="chart">
      <style:chart-properties chart:solid-type="cuboid"/>
      <style:graphic-properties draw:stroke="solid" svg:stroke-width="0.071cm" svg:stroke-color="#ffffff" draw:fill="solid" draw:fill-color="#705770"/>
    </style:style>
    <style:style style:name="ch26" style:family="chart">
      <style:chart-properties chart:solid-type="cuboid"/>
      <style:graphic-properties draw:stroke="solid" svg:stroke-width="0.071cm" svg:stroke-color="#ffffff" draw:fill="solid" draw:fill-color="#109618"/>
    </style:style>
    <style:style style:name="ch27" style:family="chart">
      <style:graphic-properties draw:fill="none" draw:fill-color="#d9d9d9"/>
    </style:style>
    <style:style style:name="ch28" style:family="chart">
      <style:graphic-properties draw:fill-color="#d9d9d9"/>
    </style:style>
  </office:automatic-styles>
  <office:body>
    <office:chart>
      <chart:chart svg:width="16.806cm" svg:height="9.815cm" xlink:href=".." xlink:type="simple" chart:class="chart:circle" chart:style-name="ch1">
        <chart:title svg:x="7.137cm" svg:y="0.332cm" chart:style-name="ch2">
          <text:p>圖表標題</text:p>
        </chart:title>
        <chart:legend chart:legend-position="end" svg:x="1.414cm" svg:y="2.915cm" style:legend-expansion="high" chart:style-name="ch3"/>
        <chart:plot-area chart:style-name="ch4" table:cell-range-address="pivot_full_22_vanilla_tfidf.A1:pivot_full_22_vanilla_tfidf.B19" chart:data-source-has-labels="column" svg:x="0.336cm" svg:y="1.607cm" svg:width="0.742cm" svg:height="8.012cm">
          <chartooo:coordinate-region svg:x="0.336cm" svg:y="5.366cm" svg:width="0.495cm" svg:height="0.495cm"/>
          <chart:axis chart:dimension="x" chart:name="primary-x" chart:style-name="ch5" chartooo:axis-type="text">
            <chart:categories table:cell-range-address="pivot_full_22_vanilla_tfidf.A1:pivot_full_22_vanilla_tfidf.A19"/>
          </chart:axis>
          <chart:axis chart:dimension="y" chart:name="primary-y" chart:style-name="ch6"/>
          <chart:series chart:style-name="ch7" chart:values-cell-range-address="pivot_full_22_vanilla_tfidf.B1:pivot_full_22_vanilla_tfidf.B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mall case</text:p>
                <draw:g>
                  <svg:desc>pivot_full_22_vanilla_tfidf.A1:pivot_full_22_vanilla_tfidf.A19</svg:desc>
                </draw:g>
              </table:table-cell>
              <table:table-cell office:value-type="float" office:value="43">
                <text:p>43</text:p>
                <draw:g>
                  <svg:desc>pivot_full_22_vanilla_tfidf.B1:pivot_full_22_vanilla_tfidf.B19</svg:desc>
                </draw:g>
              </table:table-cell>
            </table:table-row>
            <table:table-row>
              <table:table-cell office:value-type="string">
                <text:p>on/off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774 no content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iddle ste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ifferent component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ifferent modu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mpelete different modu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rong du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rom/t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n be merg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lete different modu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nce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ddle ca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fferent component/middle ste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n be merged as matric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ic/advanc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d/Remov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828 is a dup to a previous case I can't remembe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778 only test launch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